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style:line-height-at-least="0.2361in"/>
      <style:text-properties style:font-name="Times" fo:font-size="12.0pt" fo:color="#000000" fo:background-color="#e0e0e0"/>
    </style:style>
    <style:style style:name="P13"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14"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LiSong Pro Light" fo:letter-spacing="0.0000in"/>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Lucida Grande"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小魚兒   |  2019.12.21 14:33   |   </text:span><text:a xlink:type="simple" xlink:href="http://palinfo.habago.org/Entry?Command=Information_PrintForum&amp;iPage=1#FORUM38263"><text:span text:style-name="T2">#</text:span></text:a></text:p>
      <text:p text:style-name="P3"><text:span text:style-name="T1">我不知道我是不是代表大部分的不支持民進黨的人</text:span><text:span text:style-name="T3"><text:line-break/></text:span><text:span text:style-name="T1">但我要跟張同學說 你要感激還在這裡寫文章指正你的人</text:span><text:span text:style-name="T3"><text:line-break/></text:span><text:span text:style-name="T1">因為大部分的人對於這些民進黨支持者 或 被洗腦的人都是四個字</text:span><text:span text:style-name="T3"><text:line-break/></text:span><text:span text:style-name="T1">「無奈」「冷漠」</text:span><text:span text:style-name="T3"><text:line-break/></text:span><text:span text:style-name="T1">因為改變不了主流媒體 只能一副就是你們不做死就不會死的態度看著這群台灣人 一步一步邁入深淵</text:span><text:span text:style-name="T3"><text:line-break/></text:span><text:span text:style-name="T1">而且非常有趣的是 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3"><text:line-break/></text:span><text:span text:style-name="T1">就像反對一國兩制？人家是要一國一制了，你還不懂啊</text:span></text:p>
      <text:p text:style-name="P2"><text:span text:style-name="T1">林書楷   |  2019.12.21 12:05   |   </text:span><text:a xlink:type="simple" xlink:href="http://palinfo.habago.org/Entry?Command=Information_PrintForum&amp;#FORUM38262"><text:span text:style-name="T2">#</text:span></text:a></text:p>
      <text:p text:style-name="P3"><text:span text:style-name="T1">這裡其實很多「大學生」，與之相比我不過是剛從幼幼班畢業的國小生。但容我多說兩句：</text:span><text:span text:style-name="T3"><text:line-break/><text:line-break/></text:span><text:span text:style-name="T1">1989柴玲: 我們期待的就是流血 (內附20年後在美國做貴婦的柴玲)</text:span><text:span text:style-name="T3"><text:line-break/></text:span><text:span text:style-name="T1">https://youtu.be/27T63QNLpqg</text:span><text:span text:style-name="T3"><text:line-break/><text:line-break/></text:span><text:span text:style-name="T1">I Am a Ukrainian</text:span><text:span text:style-name="T3"><text:line-break/></text:span><text:span text:style-name="T1">https://youtu.be/Hvds2AIiWLA</text:span><text:span text:style-name="T3"><text:line-break/><text:line-break/></text:span><text:span text:style-name="T1">侯德健與柴玲對質 (天安門廣場大屠殺事件)</text:span><text:span text:style-name="T3"><text:line-break/></text:span><text:span text:style-name="T1">https://youtu.be/VSR9zgY1QgU</text:span><text:span text:style-name="T3"><text:line-break/><text:line-break/></text:span><text:span text:style-name="T1">這個網站的資料來源可檢驗度很高，即使偶爾出錯，都有熱心的網友幫忙補充。台灣的一切，不過是冰山一角。以上六四和烏克蘭的對比，不知道能否喚起一點點疑惑？又或是一絲絲求真實的慾望？</text:span><text:span text:style-name="T3"><text:line-break/><text:line-break/></text:span><text:span text:style-name="T1">講到群眾運動，那是一直被捧為民主自由進步的象徵，但是不管是六四、烏克蘭還是香港，都只不過是操弄的工具。</text:span><text:span text:style-name="T3"><text:line-break/><text:line-break/></text:span><text:span text:style-name="T1">「為何我一貫反對集會遊行與學運？」</text:span><text:span text:style-name="T3"><text:line-break/></text:span><text:span text:style-name="T1">http://yuanyu.idv.tw/2019/06/11/%e7%82%ba%e4%bd%95%e6%88%91%e4%b8%80%e8%b2%ab%e5%8f%8d%e5%b0%8d%e9%9b%86%e6%9c%83%e9%81%8a%e8%a1%8c%e8%88%87%e5%ad%b8%e9%81%8b%ef%bc%9f/</text:span><text:span text:style-name="T3"><text:line-break/><text:line-break/></text:span><text:span text:style-name="T1">https://www.facebook.com/yuanyustatement/posts/2347366565328372</text:span><text:span text:style-name="T3"><text:line-break/><text:line-break/></text:span><text:span text:style-name="T1">元毓說</text:span><text:span text:style-name="T3"><text:line-break/></text:span><text:span text:style-name="T1">http://yuanyu.idv.tw/</text:span><text:span text:style-name="T3"><text:line-break/></text:span><text:span text:style-name="T1">元毓臉書</text:span><text:span text:style-name="T3"><text:line-break/></text:span><text:span text:style-name="T1">https://www.facebook.com/yuanyustatement/</text:span><text:span text:style-name="T3"><text:line-break/></text:span><text:span text:style-name="T1">這位元大撰文從經濟層面看群眾運動的效益，值得一讀。</text:span></text:p>
      <text:p text:style-name="P2"><text:span text:style-name="T1">老羊   |  2019.12.21 11:56   |   </text:span><text:a xlink:type="simple" xlink:href="http://palinfo.habago.org/Entry?Command=Information_PrintForum&amp;#FORUM38261"><text:span text:style-name="T2">#</text:span></text:a></text:p>
      <text:p text:style-name="P3"><text:span text:style-name="T1">對相當一部分人來說，政治和宗教差不多，立場一定就絕對不改，堅信自己的選擇。但是宗教好歹勸人為善，要愛你的鄰居，要慈悲；但是政治不談這些。有宗教的心態卻不講宗教的情懷，加上封閉扭曲的資訊環境，結果可想而知。<text:line-break/><text:line-break/>我還有老同學在臉書上突然就昭告天下說「如果你支持韓國瑜，就自己和我取消朋友關係」。說好的民主就是多元，包容不同的意見呢？全都是「閉嘴！我們在討論言論自由！」</text:span></text:p>
      <text:p text:style-name="P2"><text:span text:style-name="T1">謝穎芝   |  2019.12.21 10:46   |   </text:span><text:a xlink:type="simple" xlink:href="http://palinfo.habago.org/Entry?Command=Information_PrintForum&amp;#FORUM38260"><text:span text:style-name="T2">#</text:span></text:a></text:p>
      <text:p text:style-name="P3"><text:span text:style-name="T1">我有一個大學同學，常會去拿綠媒、網路的黑韓、抹黑、抹紅、抹黃、遭扭曲的報導傳給我看，我請他去看原文、也傳一些正確的新聞、評論請他看，他卻說不必，這就好像在侮辱他自己的智商、侮辱我的智慧！<text:line-break/><text:line-break/>類似這種鬼打牆的抹黑手法相信大家都有碰過，當一個人已經執著、僵化他原本的立場、不想去看澄清或者當事人的原話、原文，基本上就是代表他不想去扭轉他已經被綠媒、1487 網軍洗腦而遭扭曲、僵化的價值觀，如果這位張ＸＸ推說「沒有美國時間」去看，這點是不是跟我的大學同學很像？<text:line-break/><text:line-break/>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2"><text:span text:style-name="T1">林書楷   |  2019.12.21 10:01   |   </text:span><text:a xlink:type="simple" xlink:href="http://palinfo.habago.org/Entry?Command=Information_PrintForum&amp;#FORUM38259"><text:span text:style-name="T2">#</text:span></text:a></text:p>
      <text:p text:style-name="P4"><text:span text:style-name="T1">看到張同學的留言，我想建議你先別急著參與討論。這網站有一卡車從黨外到現在、可供檢驗的資訊你在別處看不到。先一一檢視過之後，再去找韓國瑜各種新聞的「原始資料」，比對後再來發表意見。<text:line-break/><text:line-break/>你可能會說你沒這美國時間，但這就是目前台灣的困境，也是蔡英文可惡之處。</text:span></text:p>
      <text:p text:style-name="P2"><text:span text:style-name="T1">Rik   |  2019.12.21 07:14   |   </text:span><text:a xlink:type="simple" xlink:href="http://palinfo.habago.org/Entry?Command=Information_PrintForum&amp;#FORUM38258"><text:span text:style-name="T2">#</text:span></text:a></text:p>
      <text:p text:style-name="P3"><text:span text:style-name="T1">至於從ptt出來的說法，我勸你多懷疑一份。我在ptt待了15年，是花果山跟糞坑常客(用這兩個名詞，可以證明我的梯數)看盡這幾年來ptt的變化。民進黨長期在ptt用網軍洗綠年輕人，這是眾所皆知的事情，立場不合者用霸菱，肉搜對付。這次楊蕙如事件就是個最好的例子，楊蕙如在ptt幾年? 她梯數跟我差不多。這麼久的時間，你還認為你一直以來接收的說法，是無偏頗且可信的嗎???<text:line-break/><text:line-break/>我不知道你有沒上過研究所，但若你拿ptt的評論當報告的reference肯定不只貽笑大方而已。老國民黨有多貪多惡行惡狀很多學者寫過，把那些極綠的人渣作者作品剔除掉，所看見的也比ptt不知道是不是網軍、特定人士的原po來得全面有公信力。</text:span></text:p>
      <text:p text:style-name="P2"><text:span text:style-name="T1">RiK   |  2019.12.21 07:01   |   </text:span><text:a xlink:type="simple" xlink:href="http://palinfo.habago.org/Entry?Command=Information_PrintForum&amp;#FORUM38257"><text:span text:style-name="T2">#</text:span></text:a></text:p>
      <text:p text:style-name="P4"><text:span text:style-name="T1">@張紹中<text:line-break/><text:line-break/>你對韓的看法是有些偏差的，集會遊行，鳳凰走了雞進來了等事件稍微多看一些別的立場的人是怎麼說的，不要因為網路、媒體全都在對付韓就對韓留下偏差的印象。關心國家大事本身沒錯，不要被那些卑賤的特定勢力耍。<text:line-break/><text:line-break/>蔡不可惡嗎?我跟你說蔡可惡得要死。我剛起床不想浪費生命在談論這個垃圾人跟垃圾黨上，簡單舉三項就好。<text:line-break/>1. 箝制思想: 他當黨主席伊始，網路風氣逐漸轉綠，因為他養網軍攻擊異己影響輿論。這跟民進黨一直在罵的，過往的國民黨有什麼不一樣?<text:line-break/>2. 政策: 韓政策荒謬，蔡不荒謬嗎? 全世界都在講環保，減煤用核。就蔡英文死要廢核做綠能。綠能根本無法cover核能，只好多開火力發電+延役核一二機組幫忙。為了自己黨的神主牌，把國家政策這樣亂搞。你看得下去?? 其他政策多爛多荒謬我也就不一一打了。這跟民進黨一直在罵的，過往的國民黨有什麼不一樣?<text:line-break/>3. 用公權力打擊政敵: 請問哪一條法律，哪一間機關有能力有資格查黨產? 民進黨自己搞個黑機關來修理國民黨，這跟民進黨一直在罵的，過往的國民黨有什麼不一樣?<text:line-break/><text:line-break/>媒體受特定勢力影響在檢討韓，韓要挑戰總統位置被檢驗那是應該的。但蔡呢? 她做了四年總統，媒體每天檢討韓好像韓過去四年是總統，蔡反而像是挑戰者一樣沒什麼受檢討，過去每一次的總統大選都沒這種檢討挑戰者更甚執政者的情況，你不覺得這個情況很奇怪?<text:line-break/><text:line-break/>我就直說了啦，你被耍被操弄了都不知道。</text:span></text:p>
      <text:p text:style-name="P2"><text:span text:style-name="T1">張紹中   |  2019.12.21 04:45   |   </text:span><text:a xlink:type="simple" xlink:href="http://palinfo.habago.org/Entry?Command=Information_PrintForum&amp;#FORUM38256"><text:span text:style-name="T2">#</text:span></text:a></text:p>
      <text:p text:style-name="P3"><text:span text:style-name="T1">PS. 丸康他真的是作家沒錯，還拿過台灣文學獎。</text:span></text:p>
      <text:p text:style-name="P2"><text:span text:style-name="T1">張紹中   |  2019.12.21 04:20   |   </text:span><text:a xlink:type="simple" xlink:href="http://palinfo.habago.org/Entry?Command=Information_PrintForum&amp;#FORUM38255"><text:span text:style-name="T2">#</text:span></text:a></text:p>
      <text:p text:style-name="P4"><text:span text:style-name="T1">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line-break/>而且蔡英文也不是什麼壞人，在我看來他就是個有錢人家的喜歡貓的靜靜的不太會說話的女孩子，很聰明書讀的很好，這樣就是人渣嗎？<text:line-break/>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2"><text:span text:style-name="T1">張紹中   |  2019.12.21 03:29   |   </text:span><text:a xlink:type="simple" xlink:href="http://palinfo.habago.org/Entry?Command=Information_PrintForum&amp;#FORUM38254"><text:span text:style-name="T2">#</text:span></text:a></text:p>
      <text:p text:style-name="P3"><text:span text:style-name="T1">我是韓黑，但看了陳真說的，忽然有點理解為什麼會支持韓國瑜了。<text:line-break/>不過我想問的是：政治人物貪污很多，但這難道不是國民黨比較多嗎？<text:line-break/>這邊有一份網友做的整理：<text:line-break/>https://www.ptt.cc/bbs/Gossiping/M.1543312530.A.765.html<text:line-break/>國民黨的差不多是三倍有餘吧</text:span></text:p>
      <text:p text:style-name="P5">鄭豐遠   |  2019.12.20 06:13   |   <text:a xlink:type="simple" xlink:href="http://palinfo.habago.org/Entry?Command=Information_PrintForum&amp;iPage=1#FORUM38252"><text:span text:style-name="T4">#</text:span></text:a></text:p>
      <text:p text:style-name="P6">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5">陳真   |  2019.12.20 02:14   |   <text:a xlink:type="simple" xlink:href="http://palinfo.habago.org/Entry?Command=Information_PrintForum&amp;iPage=1#FORUM38251"><text:span text:style-name="T4">#</text:span></text:a></text:p>
      <text:p text:style-name="P7">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5">陳真   |  2019.12.19 03:32   |   <text:a xlink:type="simple" xlink:href="http://palinfo.habago.org/Entry?Command=Information_PrintForum&amp;iPage=1#FORUM38250"><text:span text:style-name="T4">#</text:span></text:a></text:p>
      <text:p text:style-name="P6">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5">陳真   |  2019.12.18 19:12   |   <text:a xlink:type="simple" xlink:href="http://palinfo.habago.org/Entry?Command=Information_PrintForum&amp;iPage=1#FORUM38249"><text:span text:style-name="T4">#</text:span></text:a></text:p>
      <text:p text:style-name="P7">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5">孫從輔   |  2019.12.18 01:43   |   <text:a xlink:type="simple" xlink:href="http://palinfo.habago.org/Entry?Command=Information_PrintForum&amp;iPage=1#FORUM38248"><text:span text:style-name="T4">#</text:span></text:a></text:p>
      <text:p text:style-name="P6">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5">陳真   |  2019.12.17 18:01   |   <text:a xlink:type="simple" xlink:href="http://palinfo.habago.org/Entry?Command=Information_PrintForum&amp;iPage=1#FORUM38247"><text:span text:style-name="T4">#</text:span></text:a></text:p>
      <text:p text:style-name="P7">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5">李念淨   |  2019.12.17 15:34   |   <text:a xlink:type="simple" xlink:href="http://palinfo.habago.org/Entry?Command=Information_PrintForum&amp;iPage=1#FORUM38246"><text:span text:style-name="T4">#</text:span></text:a></text:p>
      <text:p text:style-name="P6">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5">陳真   |  2019.12.17 11:10   |   <text:a xlink:type="simple" xlink:href="http://palinfo.habago.org/Entry?Command=Information_PrintForum&amp;iPage=1#FORUM38245"><text:span text:style-name="T4">#</text:span></text:a></text:p>
      <text:p text:style-name="P6">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5">陳真   |  2019.12.17 02:44   |   <text:a xlink:type="simple" xlink:href="http://palinfo.habago.org/Entry?Command=Information_PrintForum&amp;iPage=1#FORUM38244"><text:span text:style-name="T4">#</text:span></text:a></text:p>
      <text:p text:style-name="P6">懷軒， <text:line-break/><text:line-break/>你要不要直接點名？或是直接打電話詢問？因為我知道有些人不太使用EMAIL。</text:p>
      <text:p text:style-name="P5">陳真   |  2019.12.17 02:42   |   <text:a xlink:type="simple" xlink:href="http://palinfo.habago.org/Entry?Command=Information_PrintForum&amp;iPage=1#FORUM38243"><text:span text:style-name="T4">#</text:span></text:a></text:p>
      <text:p text:style-name="P7">「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5">懷軒   |  2019.12.16 23:05   |   <text:a xlink:type="simple" xlink:href="http://palinfo.habago.org/Entry?Command=Information_PrintForum&amp;iPage=1#FORUM38242"><text:span text:style-name="T4">#</text:span></text:a></text:p>
      <text:p text:style-name="P6">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5">Ethan   |  2019.12.16 16:26   |   <text:a xlink:type="simple" xlink:href="http://palinfo.habago.org/Entry?Command=Information_PrintForum&amp;iPage=1#FORUM38241"><text:span text:style-name="T4">#</text:span></text:a></text:p>
      <text:p text:style-name="P7">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8"><text:span text:style-name="T5">陳真</text:span><text:span text:style-name="T1"><text:s/>  |  2019.12.16 10:57   |   </text:span><text:a xlink:type="simple" xlink:href="http://palinfo.habago.org/Entry?Command=Information_PrintForum&amp;iPage=1#FORUM38240"><text:span text:style-name="T2">#</text:span></text:a></text:p>
      <text:p text:style-name="P9"><text:span text:style-name="T1">玻利維亞懷鋰其罪</text:span><text:span text:style-name="T6"><text:line-break/><text:line-break/></text:span><text:span text:style-name="T1">作者：</text:span><text:span text:style-name="T6">Vijay Prashad<text:line-break/><text:line-break/></text:span><text:span text:style-name="T1">譯者：陳真</text:span><text:span text:style-name="T6"><text:line-break/><text:line-break/></text:span><text:span text:style-name="T1">文章出處：</text:span><text:span text:style-name="T6">https://bit.ly/34pZTTs<text:line-break/><text:line-break/></text:span><text:span text:style-name="T1">原文發表日期：</text:span><text:span text:style-name="T6">2019. 11. 13.<text:line-break/><text:line-break/></text:span><text:span text:style-name="T1">玻利維亞總統埃沃</text:span><text:span text:style-name="T6">·</text:span><text:span text:style-name="T1">莫拉萊斯</text:span><text:span text:style-name="T6"><text:s/>(Evo Morales) </text:span><text:span text:style-name="T1">於今年</text:span><text:span text:style-name="T6">11</text:span><text:span text:style-name="T1">月</text:span><text:span text:style-name="T6">10</text:span><text:span text:style-name="T1">日遭受武裝政變，流亡墨西哥</text:span><text:span text:style-name="T6"><text:s/>(</text:span><text:span text:style-name="T1">譯者按：</text:span><text:span text:style-name="T6">12</text:span><text:span text:style-name="T1">月</text:span><text:span text:style-name="T6">12</text:span><text:span text:style-name="T1">日，莫拉萊斯獲得阿根廷政治庇護</text:span><text:span text:style-name="T6">)</text:span><text:span text:style-name="T1">。被迫流亡前，莫拉萊斯致力於改善長年飽受摧殘的玻利維亞經濟與社會之民主實踐。</text:span><text:span text:style-name="T6"><text:line-break/><text:line-break/></text:span><text:span text:style-name="T1">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6"><text:line-break/><text:line-break/></text:span><text:span text:style-name="T1">莫拉萊斯在位</text:span><text:span text:style-name="T6">13</text:span><text:span text:style-name="T1">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6"><text:line-break/><text:line-break/></text:span><text:span text:style-name="T1">過去幾年，莫拉萊斯特別致力於增加公共投資鋰礦開採，國庫獲得巨大收益以改善一般人的生活。副總統</text:span><text:span text:style-name="T6">Álvaro García Linera </text:span><text:span text:style-name="T1">曾經說：「鋰將餵飽全世界」。但是，莫拉萊斯的國有化政策卻一直無法與西方跨國公司達成協議，於是轉而與中國尋求合作，而這也使得玻利維亞走進西方與中國的新冷戰之中，從而導致這場軍事政變。</text:span><text:span text:style-name="T6"><text:line-break/><text:line-break/>2006</text:span><text:span text:style-name="T1">年，當莫拉萊斯及其所屬政黨</text:span><text:span text:style-name="T6">--</text:span><text:span text:style-name="T1">「爭取社會主義運動黨」取得政權後，便立即著手改變過去長期以來跨國公司的掠奪竊取資源行為，其中包括瑞士嘉能可公司</text:span><text:span text:style-name="T6"><text:s/>(Glencore)</text:span><text:span text:style-name="T1">、印度的金達爾鋼鐵電力有限公司</text:span><text:span text:style-name="T6">(Jindal Steel &amp;; Power)</text:span><text:span text:style-name="T1">、泛美能源公司</text:span><text:span text:style-name="T6"><text:s/>(Pan American Energy)</text:span><text:span text:style-name="T1">、加拿大南美銀業公司</text:span><text:span text:style-name="T6">(South American Silver</text:span><text:span text:style-name="T1">，即今之加拿大礦業公司</text:span><text:span text:style-name="T6">--TriMetals Mining) </text:span><text:span text:style-name="T1">等等，莫拉萊斯清楚告訴他們，過去行之已久的商業模式已不可能再繼續下去。然而，這些大財團依舊根據舊契約行事，並且對莫拉萊斯政府提出控告</text:span><text:span text:style-name="T6"><text:s/>(</text:span><text:span text:style-name="T1">譯者按：相關細節略</text:span><text:span text:style-name="T6">) </text:span><text:span text:style-name="T1">，獲得鉅額賠償。</text:span><text:span text:style-name="T6"><text:line-break/><text:line-break/></text:span><text:span text:style-name="T1">但是，就如</text:span><text:span text:style-name="T6">2014</text:span><text:span text:style-name="T1">年金融時報一篇分析報導所指出，莫拉萊斯的國有化政策，成功地增加玻國三倍以上的國家財富，外匯存底亦大幅增加。</text:span><text:span text:style-name="T6"><text:line-break/><text:line-break/></text:span><text:span text:style-name="T1">莫拉萊斯的改革成功關鍵就在於玻國烏尤尼鹽沼</text:span><text:span text:style-name="T6"><text:s/>(Salar de Uyuni salt flats) </text:span><text:span text:style-name="T1">蘊藏量佔世界七成的鋰礦，更是未來世代發展電動車所不可或缺。但是，玻利維亞缺乏開採鋰礦的高度複雜技術與設備，它需要大量資金，更需要專家。</text:span><text:span text:style-name="T6"><text:line-break/><text:line-break/></text:span><text:span text:style-name="T1">但是，莫拉萊斯堅持，外國投資者必須和玻國的國立礦業公司</text:span><text:span text:style-name="T6">Comibol </text:span><text:span text:style-name="T1">及國家鋰礦公司</text:span><text:span text:style-name="T6"><text:s/>Yacimientos de Litio Bolivianos (</text:span><text:span text:style-name="T1">簡稱</text:span><text:span text:style-name="T6"><text:s/>YLB) </text:span><text:span text:style-name="T1">平起平坐。</text:span><text:span text:style-name="T6">2018</text:span><text:span text:style-name="T1">年，德國的機械製造公司</text:span><text:span text:style-name="T6">--ACI Systems</text:span><text:span text:style-name="T1">曾與玻國政府達成協議，後來因故招致烏尤尼鹽沼當地居民抗議，玻國遂於今年</text:span><text:span text:style-name="T6"><text:s/>(2019</text:span><text:span text:style-name="T1">年</text:span><text:span text:style-name="T6">) 11</text:span><text:span text:style-name="T1">月</text:span><text:span text:style-name="T6">4</text:span><text:span text:style-name="T1">日</text:span><text:span text:style-name="T6"><text:s/>(</text:span><text:span text:style-name="T1">亦即軍事政變前七天</text:span><text:span text:style-name="T6">) </text:span><text:span text:style-name="T1">取消雙方合約。</text:span><text:span text:style-name="T6"><text:line-break/><text:line-break/></text:span><text:span text:style-name="T1">另一方面，中國的新疆特變電工集團有限公司、中國機械設備工程公司以及中國的天齊鋰業，則和玻國的</text:span><text:span text:style-name="T6">YLB </text:span><text:span text:style-name="T1">順利達成合作共識，中玻雙方均樂於嚐試一種關於鋰礦開採與獲利分配的新政策，其所造成之巨大影響力，完全不是西方各大跨國企業所能接受。比方說，美國的特斯拉公司以及加拿大的</text:span><text:span text:style-name="T6">Pure Energy Minerals </text:span><text:span text:style-name="T1">公司都曾對於取得玻國鋰礦股份表達高度興趣，但他們卻根本不願考慮莫拉萊斯所提出的獲利配套措施。</text:span><text:span text:style-name="T6"><text:line-break/><text:line-break/></text:span><text:span text:style-name="T1">多年來，莫拉萊斯儼然成為西方跨國企業的眼中釘，非除去不可。政變後，特斯拉股價以天文數字般的幅度飆漲。</text:span></text:p>
      <text:p text:style-name="P8"><text:span text:style-name="T5">陳真</text:span><text:span text:style-name="T1"><text:s/>  |  2019.12.16 10:44   |   </text:span><text:a xlink:type="simple" xlink:href="http://palinfo.habago.org/Entry?Command=Information_PrintForum&amp;iPage=1#FORUM38239"><text:span text:style-name="T2">#</text:span></text:a></text:p>
      <text:p text:style-name="P10"><text:span text:style-name="T1">聲援阿桑吉站樁記實</text:span><text:span text:style-name="T6"><text:s/>(</text:span><text:span text:style-name="T1">五</text:span><text:span text:style-name="T6">)<text:line-break/><text:line-break/></text:span><text:span text:style-name="T1">陳真</text:span><text:span text:style-name="T6"><text:line-break/>2019. 12. 14.<text:line-break/><text:line-break/><text:line-break/></text:span><text:span text:style-name="T1">今天來到</text:span><text:span text:style-name="T6"><text:s/>AIT </text:span><text:span text:style-name="T1">聲援阿桑吉，參與靜站者一共</text:span><text:span text:style-name="T6">7</text:span><text:span text:style-name="T1">人。不過，警察、便衣及特務倒是很多，世主算了一下，大約有</text:span><text:span text:style-name="T6">33</text:span><text:span text:style-name="T1">個，如臨大敵。</text:span><text:span text:style-name="T6">AIT</text:span><text:span text:style-name="T1">裡頭，想必更多埋伏。</text:span><text:span text:style-name="T6"><text:line-break/><text:line-break/></text:span><text:span text:style-name="T1">現場風很大，有點冷。陰冷的天氣，很像英國的尋常日子。我只穿著一件短袖</text:span><text:span text:style-name="T6">T</text:span><text:span text:style-name="T1">恤，藉著寒風不適，想讓自己減少一點憂愁。</text:span><text:span text:style-name="T6"><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1">再過兩個月，阿桑吉就要面臨引渡審判，但願他仍有餘生，再伴我一回，給這世界帶來更多希望和勇氣。</text:span></text:p>
      <text:p text:style-name="P8"><text:span text:style-name="T5">陳真</text:span><text:span text:style-name="T1"><text:s/>  |  2019.12.16 00:07   |   </text:span><text:a xlink:type="simple" xlink:href="http://palinfo.habago.org/Entry?Command=Information_PrintForum&amp;iPage=1#FORUM38238"><text:span text:style-name="T2">#</text:span></text:a></text:p>
      <text:p text:style-name="P9"><text:span text:style-name="T1">謝謝萬康，這題我就略過不表了，畢竟一個人不可能說出比他的</text:span><text:span text:style-name="T6"><text:s/>"</text:span><text:span text:style-name="T1">作品</text:span><text:span text:style-name="T6">" </text:span><text:span text:style-name="T1">所能說出更多的東西。</text:span><text:span text:style-name="T6"><text:line-break/><text:line-break/></text:span><text:span text:style-name="T1">維根斯坦說：</text:span><text:span text:style-name="T6">"</text:span><text:span text:style-name="T1">當人們說這樣那樣時，究竟他心裡意味著什麼？這事最能吸引我的心。</text:span><text:span text:style-name="T6">"<text:line-break/><text:line-break/></text:span><text:span text:style-name="T1">對此我亦頗有同感。人們說了些</text:span><text:span text:style-name="T6"><text:s/>"</text:span><text:span text:style-name="T1">什麼</text:span><text:span text:style-name="T6">"</text:span><text:span text:style-name="T1">，這倒沒什麼；重要的不是他的話語</text:span><text:span text:style-name="T6"><text:s/>"</text:span><text:span text:style-name="T1">本身</text:span><text:span text:style-name="T6">"</text:span><text:span text:style-name="T1">，而是</text:span><text:span text:style-name="T6"><text:s/>"</text:span><text:span text:style-name="T1">意味</text:span><text:span text:style-name="T6">"(what does he mean by...)</text:span><text:span text:style-name="T1">。說起</text:span><text:span text:style-name="T6"><text:s/>"</text:span><text:span text:style-name="T1">意味</text:span><text:span text:style-name="T6">"</text:span><text:span text:style-name="T1">，那就是詩一般、心裏面的事了。</text:span><text:span text:style-name="T6"><text:line-break/><text:line-break/></text:span><text:span text:style-name="T1">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6"><text:line-break/><text:line-break/></text:span><text:span text:style-name="T1">我喜歡藝術，因為哪怕是數千年前的古人，他能讓我相信，他確實能夠理解一個數千年之後如同我一般的人無從告解的心。在理解中，我們得著安慰，從而也獲得勇氣。</text:span><text:span text:style-name="T6"><text:line-break/><text:line-break/></text:span><text:span text:style-name="T1">另外，大會報告：</text:span><text:span text:style-name="T6"><text:line-break/><text:line-break/></text:span><text:span text:style-name="T1">正王每周一在</text:span><text:span text:style-name="T6"><text:s/>AIT </text:span><text:span text:style-name="T1">靜站聲援阿桑吉，他說，希望訴求對象是</text:span><text:span text:style-name="T6">AIT</text:span><text:span text:style-name="T1">上班的老美，因此，明天</text:span><text:span text:style-name="T6">(12</text:span><text:span text:style-name="T1">月</text:span><text:span text:style-name="T6">16</text:span><text:span text:style-name="T1">日</text:span><text:span text:style-name="T6">)</text:span><text:span text:style-name="T1">原本下午一點到三點的靜站，改成早上八點半到十點半。</text:span><text:span text:style-name="T6"><text:line-break/><text:line-break/></text:span><text:span text:style-name="T1">歡迎參加。</text:span><text:span text:style-name="T6"><text:line-break/><text:line-break/></text:span><text:span text:style-name="T1">那天</text:span><text:span text:style-name="T6">(14</text:span><text:span text:style-name="T1">日靜站</text:span><text:span text:style-name="T6">)</text:span><text:span text:style-name="T1">，帶頭的警官問起正王，還幫我們清點抗議人數。我說，</text:span><text:span text:style-name="T6">"</text:span><text:span text:style-name="T1">天啊！你們動員這麼多</text:span><text:span text:style-name="T6">(33</text:span><text:span text:style-name="T1">個</text:span><text:span text:style-name="T6">)</text:span><text:span text:style-name="T1">警察和便衣來做什麼？</text:span><text:span text:style-name="T6">" </text:span><text:span text:style-name="T1">警官回答說：</text:span><text:span text:style-name="T6">"</text:span><text:span text:style-name="T1">聽說你們要來八個人</text:span><text:span text:style-name="T6">"(</text:span><text:span text:style-name="T1">實際到場</text:span><text:span text:style-name="T6">7</text:span><text:span text:style-name="T1">人</text:span><text:span text:style-name="T6">)</text:span><text:span text:style-name="T1">。我心裏想，這是哪門子回答？這是一打四或一打五的概念嗎？以為我們是葉問嗎？要是巴勒網不是來</text:span><text:span text:style-name="T6">7</text:span><text:span text:style-name="T1">人，而是來</text:span><text:span text:style-name="T6">70</text:span><text:span text:style-name="T1">人，難道台北市全部警力都要調派來？</text:span><text:span text:style-name="T6"><text:line-break/><text:line-break/></text:span><text:span text:style-name="T1">我反問警官：</text:span><text:span text:style-name="T6">"</text:span><text:span text:style-name="T1">你是怕我們帶汽油彈來嗎？</text:span><text:span text:style-name="T6">" </text:span><text:span text:style-name="T1">警官笑笑說</text:span><text:span text:style-name="T6"><text:s/>"</text:span><text:span text:style-name="T1">不會啦</text:span><text:span text:style-name="T6">"</text:span><text:span text:style-name="T1">。我說，</text:span><text:span text:style-name="T6">"</text:span><text:span text:style-name="T1">我們只會靜靜站著，不會有其它動作。我們如果真的想要有其它作為，就會事先公開明確表達。你們不用擔心。</text:span><text:span text:style-name="T6">"</text:span></text:p>
      <text:p text:style-name="P8"><text:span text:style-name="T5">張萬康</text:span><text:span text:style-name="T1"><text:s/>  |  2019.12.15 04:28   |   </text:span><text:a xlink:type="simple" xlink:href="http://palinfo.habago.org/Entry?Command=Information_PrintForum&amp;iPage=1#FORUM38237"><text:span text:style-name="T2">#</text:span></text:a></text:p>
      <text:p text:style-name="P9"><text:span text:style-name="T1">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6">……</text:span><text:span text:style-name="T1">這些麻煩在臉書上很多人都遭遇過，因臉書有個功能是，你給誰按讚、留言，你的朋友們都會看見。若雪板雖非臉書，亦有公開的性質，請諒解大家多半只想閱讀而忍住留言給你（們）。</text:span><text:span text:style-name="T6"><text:line-break/><text:line-break/></text:span><text:span text:style-name="T1">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6"><text:line-break/><text:line-break/></text:span><text:span text:style-name="T1">基於怕事兒，恕我不能公開說我將把總統選票投給誰。我追隨你朝他聊天的那位警察。哇哈哈哈哈哈哈哈哈。</text:span><text:span text:style-name="T6"><text:line-break/></text:span></text:p>
      <text:p text:style-name="P8"><text:span text:style-name="T5">陳真</text:span><text:span text:style-name="T1"><text:s/>  |  2019.12.15 02:21   |   </text:span><text:a xlink:type="simple" xlink:href="http://palinfo.habago.org/Entry?Command=Information_PrintForum&amp;iPage=1#FORUM38236"><text:span text:style-name="T2">#</text:span></text:a></text:p>
      <text:p text:style-name="P10"><text:span text:style-name="T1">今天來到</text:span><text:span text:style-name="T6"><text:s/>AIT </text:span><text:span text:style-name="T1">聲援阿桑吉，參與靜站者一共</text:span><text:span text:style-name="T6">7</text:span><text:span text:style-name="T1">人。不過，警察、便衣及特務倒是很多，世主算了一下，大約有</text:span><text:span text:style-name="T6">33</text:span><text:span text:style-name="T1">個，如臨大敵。</text:span><text:span text:style-name="T6">AIT</text:span><text:span text:style-name="T1">裡頭，想必更多埋伏。</text:span><text:span text:style-name="T6"><text:line-break/><text:line-break/></text:span><text:span text:style-name="T1">現場風很大，有點冷。陰冷的天氣，很像英國的尋常日子。我只穿著一件短袖</text:span><text:span text:style-name="T6">T</text:span><text:span text:style-name="T1">恤，藉著寒風不適，想讓自己減少一點憂愁。</text:span><text:span text:style-name="T6"><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1">再過兩個月，阿桑吉就要面臨引渡審判，但願他仍有餘生，再伴我一回，給這世界帶來更多希望和勇氣。</text:span></text:p>
      <text:p text:style-name="P8"><text:span text:style-name="T5">林炤育</text:span><text:span text:style-name="T1"><text:s/>  |  2019.12.14 13:04   |   </text:span><text:a xlink:type="simple" xlink:href="http://palinfo.habago.org/Entry?Command=Information_PrintForum&amp;iPage=1#FORUM38234"><text:span text:style-name="T2">#</text:span></text:a></text:p>
      <text:p text:style-name="P9"><text:span text:style-name="T6">1</text:span><text:span text:style-name="T1">、</text:span><text:span text:style-name="T6"><text:line-break/></text:span><text:span text:style-name="T1">據外交部網站</text:span><text:span text:style-name="T6">12</text:span><text:span text:style-name="T1">月</text:span><text:span text:style-name="T6">10</text:span><text:span text:style-name="T1">日消息，在當天例行記者會上，有記者向華春瑩提問稱，你昨天說，新疆教育培訓中心的人數是動態的，無法提供具體數字。那麼能不能公佈另一個數字，那就是新疆現在有多少個教育培訓中心？</text:span><text:span text:style-name="T6"><text:line-break/><text:line-break/></text:span><text:span text:style-name="T1">華春瑩：我先問問你，關於我昨天說到的那兩個暴恐紀錄片，還有昨天上午國新辦舉行的發布會，你們報導了沒有？報得怎麼樣？</text:span><text:span text:style-name="T6"><text:line-break/><text:line-break/></text:span><text:span text:style-name="T1">記者：有報導，但不是我報的。</text:span><text:span text:style-name="T6"><text:line-break/><text:line-break/></text:span><text:span text:style-name="T1">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6"><text:line-break/><text:line-break/></text:span><text:span text:style-name="T1">（記者點頭）</text:span><text:span text:style-name="T6"><text:line-break/><text:line-break/></text:span><text:span text:style-name="T1">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6"><text:line-break/><text:line-break/></text:span><text:span text:style-name="T1">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6"><text:line-break/><text:line-break/></text:span><text:span text:style-name="T1">華春瑩表示，你們</text:span><text:span text:style-name="T6">(</text:span><text:span text:style-name="T1">記者</text:span><text:span text:style-name="T6">)</text:span><text:span text:style-name="T1">也非常關心涉疆問題，當有一些別有用心的撒謊者撒著關於涉疆問題的彌天大謊時，你們趨之若鶩，而當新疆的事實和真相展現在我們面前時，你們卻避之唯恐不及，這是為什麼</text:span><text:span text:style-name="T6">?</text:span><text:span text:style-name="T1">「你們在擔心什麼，你們在害怕什麼</text:span><text:span text:style-name="T6">?</text:span><text:span text:style-name="T1">」你們難道真的不願意靜下心來認真做一些反思嗎</text:span><text:span text:style-name="T6">?<text:line-break/><text:line-break/></text:span><text:span text:style-name="T1">華春瑩提到，面對這樣的事實，西方主流媒體和美國、歐洲一些對中國治疆政策橫加指責的人，「難道真的可以無動於衷嗎</text:span><text:span text:style-name="T6">?</text:span><text:span text:style-name="T1">他們的良心沒有受到任何譴責嗎</text:span><text:span text:style-name="T6">?</text:span><text:span text:style-name="T1">」華春瑩強調，不管你們</text:span><text:span text:style-name="T6">(</text:span><text:span text:style-name="T1">記者</text:span><text:span text:style-name="T6">)</text:span><text:span text:style-name="T1">報還是沒有報，不管你們想報還是不想報，關於新疆的事實和真相都在那裡，「鐵證如山」。</text:span><text:span text:style-name="T6"><text:line-break/><text:line-break/></text:span><text:span text:style-name="T1">華春瑩認為，作為媒體有這樣的社會責任，客觀公正地為讀者觀眾呈現最基本的事實和真相，而不是先入為主地選擇性失聰失明，誤導受眾。</text:span><text:span text:style-name="T6"><text:line-break/><text:line-break/>2</text:span><text:span text:style-name="T1">、</text:span><text:span text:style-name="T6"><text:line-break/></text:span><text:span text:style-name="T1">華春瑩：熊貓塊頭很大</text:span><text:span text:style-name="T6"><text:s/></text:span><text:span text:style-name="T1">但它會比禿鷹更危險嗎？</text:span><text:span text:style-name="T6">&amp;;#124;<text:line-break/>https://youtu.be/bav3mheMgKk<text:line-break/><text:line-break/></text:span><text:span text:style-name="T1">美軍印太司令部司令戴維森、美國駐華大使日前就新疆問題發出聲明。對此，中國外交部發言人華春瑩</text:span><text:span text:style-name="T6">10</text:span><text:span text:style-name="T1">日批評，對於美方有關人士的言論，再次提醒一個事實，「美國不僅是當今世界的超級大國，還是超級謊言製造者和散播者。」</text:span><text:span text:style-name="T6"><text:line-break/><text:line-break/></text:span><text:span text:style-name="T1">中國外交部</text:span><text:span text:style-name="T6">10</text:span><text:span text:style-name="T1">日的例行記者會上，有記者問及美軍印太司令部司令戴維森</text:span><text:span text:style-name="T6">7</text:span><text:span text:style-name="T1">日就南海、知識產權、</text:span><text:span text:style-name="T6">5G</text:span><text:span text:style-name="T1">網路等議題發表攻擊中國的言論，稱這些領域存在「中國威脅」。此外，戴維森還稱，中國政府給新疆維吾爾族人帶去了痛苦。美國駐華大使</text:span><text:span text:style-name="T6">10</text:span><text:span text:style-name="T1">日也發聲明呼籲中國改善新疆少數民族人權狀況。</text:span><text:span text:style-name="T6"><text:line-break/><text:line-break/></text:span><text:span text:style-name="T1">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6"><text:line-break/><text:line-break/></text:span><text:span text:style-name="T1">據美方調查的結果，</text:span><text:span text:style-name="T6">75%</text:span><text:span text:style-name="T1">的美國成年穆斯林表示美國社會存在大量對穆斯林的歧視，</text:span><text:span text:style-name="T6">69%</text:span><text:span text:style-name="T1">的普通公眾也持相同觀點；且</text:span><text:span text:style-name="T6">50%</text:span><text:span text:style-name="T1">的美國穆斯林認為，近年來在美國做一名穆斯林變得更加困難。華春瑩說，「穆斯林一直都是美國最受歧視的群體。」</text:span><text:span text:style-name="T6"><text:line-break/><text:line-break/></text:span><text:span text:style-name="T1">她又提到，維吾爾族是中國</text:span><text:span text:style-name="T6">56</text:span><text:span text:style-name="T1">個民族大家庭的一員，這個族群和中國其他</text:span><text:span text:style-name="T6">55</text:span><text:span text:style-name="T1">個民族人民「就像石榴籽一樣緊緊地團結在一起」，過著越來越好的生活，充分享受著中國憲法賦予的各項權利和自由。中國同世界上的廣大穆斯林國家也擁有友好緊密的關係。</text:span><text:span text:style-name="T6"><text:line-break/><text:line-break/></text:span><text:span text:style-name="T1">華春瑩強調，對於上述言論，美方羨慕是可以理解的，但是如果美方造謠、抹黑、污衊，這是不能接受的。</text:span><text:span text:style-name="T6"><text:line-break/><text:line-break/>3</text:span><text:span text:style-name="T1">、</text:span><text:span text:style-name="T6"><text:line-break/></text:span><text:span text:style-name="T1">這樣的美國，能和中國相提並論嗎？</text:span><text:span text:style-name="T6"><text:line-break/><text:line-break/>11</text:span><text:span text:style-name="T1">月</text:span><text:span text:style-name="T6">27</text:span><text:span text:style-name="T1">日，外交部發言人耿爽主持例行記者會。</text:span><text:span text:style-name="T6"><text:line-break/><text:line-break/></text:span><text:span text:style-name="T1">有記者問：據報導，美國駐德國大使格雷內爾</text:span><text:span text:style-name="T6">25</text:span><text:span text:style-name="T1">日發表聲明稱</text:span><text:span text:style-name="T6"><text:s/>“</text:span><text:span text:style-name="T1">中美無法在道德上相提並論</text:span><text:span text:style-name="T6">”</text:span><text:span text:style-name="T1">。格雷內爾還表示，把美國政府同中國共產黨進行比較，這是對美國的侮辱，也是對中國民眾的侮辱。你對此有何評論？</text:span><text:span text:style-name="T6"><text:line-break/><text:line-break/></text:span><text:span text:style-name="T1">耿爽回答：美國的一些政客和官員隔三差五就要出來叫一叫、跳一跳，抹黑攻擊中國。他們的拙劣表演充分暴露出其不可告人的險惡用心和政治企圖。</text:span><text:span text:style-name="T6"><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6"><text:line-break/><text:line-break/></text:span><text:span text:style-name="T1">耿爽指出，第一，中國始終是世界和平的建設者。中國堅持走和平發展道路，積極為維護世界和平穩定貢獻智慧力量。截至去年底，中國累計派出聯合國維和人員近</text:span><text:span text:style-name="T6">4</text:span><text:span text:style-name="T1">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6"><text:line-break/><text:line-break/></text:span><text:span text:style-name="T1">反觀美國，可謂是世界動盪不安的製造者。在阿富汗、伊拉克、利比亞、敘利亞等國燃起戰火，給當地百姓留下了無法彌合的傷痛。赤裸裸干涉他國內政，在亞非地區遙控</text:span><text:span text:style-name="T6">“</text:span><text:span text:style-name="T1">阿拉伯之春</text:span><text:span text:style-name="T6">”</text:span><text:span text:style-name="T1">，在歐亞導演</text:span><text:span text:style-name="T6">“</text:span><text:span text:style-name="T1">顏色革命</text:span><text:span text:style-name="T6">”</text:span><text:span text:style-name="T1">，在世界各地搞</text:span><text:span text:style-name="T6">“</text:span><text:span text:style-name="T1">和平演變</text:span><text:span text:style-name="T6">”</text:span><text:span text:style-name="T1">，已經成為全球最大的不穩定因素。</text:span><text:span text:style-name="T6"><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6">GDP</text:span><text:span text:style-name="T1">增量的貢獻率已連續</text:span><text:span text:style-name="T6">10</text:span><text:span text:style-name="T1">年高達</text:span><text:span text:style-name="T6">34%</text:span><text:span text:style-name="T1">。</text:span><text:span text:style-name="T6">70</text:span><text:span text:style-name="T1">年來，中國共向</text:span><text:span text:style-name="T6">166</text:span><text:span text:style-name="T1">個國家和國際組織提供近</text:span><text:span text:style-name="T6">4000</text:span><text:span text:style-name="T1">億元人民幣援助，為</text:span><text:span text:style-name="T6">120</text:span><text:span text:style-name="T1">多個發展中國家提供了力所能及的幫助。共建</text:span><text:span text:style-name="T6">“</text:span><text:span text:style-name="T1">一帶一路</text:span><text:span text:style-name="T6">”</text:span><text:span text:style-name="T1">倡議提出</text:span><text:span text:style-name="T6">6</text:span><text:span text:style-name="T1">年來，獲得了國際社會的高度認同和積極響應，取得了一大批早期收穫，已經成為當今世界最受歡迎的公共產品和規模最大的經濟合作平台。反觀美國，可謂是霸凌行徑的操弄者。處處奉行</text:span><text:span text:style-name="T6">“</text:span><text:span text:style-name="T1">美國優先</text:span><text:span text:style-name="T6">”</text:span><text:span text:style-name="T1">，只想佔他人便宣。在與別國貿易往來中，一言不合就加徵關稅。在國際金融體系中，濫用美元壟斷地位，動不動對他國實施單邊制裁和長臂管轄。還動用國家力量編造</text:span><text:span text:style-name="T6">“</text:span><text:span text:style-name="T1">莫須有</text:span><text:span text:style-name="T6">”</text:span><text:span text:style-name="T1">的罪名，打壓特定國家和特定企業。美國自己不願投入，卻千方百計干擾破壞中國和其他國家開展合作。</text:span><text:span text:style-name="T6"><text:line-break/><text:line-break/></text:span><text:span text:style-name="T1">第三，中國始終是國際秩序的維護者。中國高舉多邊主義旗幟，堅定維護以聯合國為核心的國際體系、以國際法為基礎的國際秩序，推動構建人類命運共同體。中國迄今參加了</text:span><text:span text:style-name="T6">100</text:span><text:span text:style-name="T1">多個政府間國際組織，簽署了超過</text:span><text:span text:style-name="T6">500</text:span><text:span text:style-name="T1">個多邊條約，中國為推動《巴黎協定》的全面達成和有效落實作出了突出貢獻。中國歷來按時足額繳納聯合國會費，支持聯合國為促進世界和平與發展發揮作用。中國積極推動落實聯合國</text:span><text:span text:style-name="T6">2030</text:span><text:span text:style-name="T1">年可持續發展議程，在</text:span><text:span text:style-name="T6">G20</text:span><text:span text:style-name="T1">杭州峰會期間，首次將發展議題納入全球宏觀政策協調框架之內，得到了廣大發展中國家的一致讚譽和好評。反觀美國，可謂是國際事務的攪局者。</text:span><text:span text:style-name="T6">2017</text:span><text:span text:style-name="T1">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6">10.55</text:span><text:span text:style-name="T1">億美元，使聯合國陷入了財政危機，甚至還在今年聯大期間宣稱</text:span><text:span text:style-name="T6">“</text:span><text:span text:style-name="T1">自己是民族主義者</text:span><text:span text:style-name="T6">”</text:span><text:span text:style-name="T1">，公然批評全球化。</text:span><text:span text:style-name="T6"><text:line-break/><text:line-break/></text:span><text:span text:style-name="T1">另外，我不得不說的是，格雷內爾先生試圖挑撥中國共產黨與中國人民的關係，極其陰險。新中國成立</text:span><text:span text:style-name="T6">70</text:span><text:span text:style-name="T1">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6"><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6"><text:line-break/><text:line-break/>4</text:span><text:span text:style-name="T1">、</text:span><text:span text:style-name="T6"><text:line-break/></text:span><text:span text:style-name="T1">他彷彿完全被厚厚的歷史灰塵層層包裹</text:span><text:span text:style-name="T6"><text:line-break/><text:line-break/></text:span><text:span text:style-name="T1">央視新聞客戶端</text:span><text:span text:style-name="T6">11</text:span><text:span text:style-name="T1">月</text:span><text:span text:style-name="T6">18</text:span><text:span text:style-name="T1">日消息，據報導，美國國務卿蓬佩奧</text:span><text:span text:style-name="T6">11</text:span><text:span text:style-name="T1">月</text:span><text:span text:style-name="T6">15</text:span><text:span text:style-name="T1">日發表演講時再次攻擊中國政治制度和內外政策。對此，中國外交部發言人耿爽在今天（</text:span><text:span text:style-name="T6">18</text:span><text:span text:style-name="T1">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6"><text:line-break/><text:line-break/></text:span><text:span text:style-name="T1">耿爽指出，冷戰已經結束快</text:span><text:span text:style-name="T6">30</text:span><text:span text:style-name="T1">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8"><text:span text:style-name="T5">鄭豐遠</text:span><text:span text:style-name="T1"><text:s/>  |  2019.12.14 09:48   |   </text:span><text:a xlink:type="simple" xlink:href="http://palinfo.habago.org/Entry?Command=Information_PrintForum&amp;iPage=1#FORUM38233"><text:span text:style-name="T2">#</text:span></text:a></text:p>
      <text:p text:style-name="P9"><text:span text:style-name="T1">我要澄清一點，我並不是新疆問題能拿來和港台問題相比，我只是說人易於被洗腦的一種本性。</text:span></text:p>
      <text:p text:style-name="P8"><text:span text:style-name="T5">鄭豐遠</text:span><text:span text:style-name="T1"><text:s/>  |  2019.12.14 09:43   |   </text:span><text:a xlink:type="simple" xlink:href="http://palinfo.habago.org/Entry?Command=Information_PrintForum&amp;iPage=1#FORUM38232"><text:span text:style-name="T2">#</text:span></text:a></text:p>
      <text:p text:style-name="P10"><text:span text:style-name="T1">我幾天前貼的那個有關新疆的影片，如我所料已經被</text:span><text:span text:style-name="T6"><text:s/>Youtube </text:span><text:span text:style-name="T1">移除。該頻道</text:span><text:span text:style-name="T6"><text:s/>CGTN </text:span><text:span text:style-name="T1">後來又重新上傳了一份，但透過這樣一種讓你歸零的過程，一般人得多花許多心力才能再度看到。這就是</text:span><text:span text:style-name="T6"><text:s/>Youtube </text:span><text:span text:style-name="T1">的反華常規操作，這就是他們每天的日常工作。我不曉得一般人會不會以為我在胡言亂語，但不管你信不信，</text:span><text:span text:style-name="T6">Youtube </text:span><text:span text:style-name="T1">這個壟斷全世界網路影音的媒體，就是一個不折不扣的反華機器。</text:span><text:span text:style-name="T6"><text:line-break/><text:line-break/>CGTN </text:span><text:span text:style-name="T1">重新上傳的連結在這，如果有人還想看的話</text:span><text:span text:style-name="T6">:<text:line-break/>https://youtu.be/u4cYE6E27_g<text:line-break/>Fighting terrorism in Xinjiang<text:line-break/><text:line-break/></text:span><text:span text:style-name="T1">這個是續集</text:span><text:span text:style-name="T6"><text:s/>(</text:span><text:span text:style-name="T1">都有中文字幕</text:span><text:span text:style-name="T6">)</text:span><text:span text:style-name="T1">，我請大家花些時間看一看，對於那些從未關注過新疆議題的人，請你耐下心，用自己的理智去好好判斷和思考，看看這些到底只是中國政府的文宣武宣，還是指出了一些事實及本質</text:span><text:span text:style-name="T6">?<text:line-break/>https://youtu.be/fuj5yUNW7rg<text:line-break/>The Black Hand — ETIM and Terrorism in Xinjiang<text:line-break/><text:line-break/></text:span><text:span text:style-name="T1">這個影片裡有句話我覺得很有道理，它說</text:span><text:span text:style-name="T6"><text:s/>"(</text:span><text:span text:style-name="T1">面對新疆問題</text:span><text:span text:style-name="T6">)</text:span><text:span text:style-name="T1">，專家警告，任何試圖為這一問題尋求單一解答的嘗試，都可能導致更多的誤解</text:span><text:span text:style-name="T6">"</text:span><text:span text:style-name="T1">。</text:span><text:span text:style-name="T6"><text:line-break/><text:line-break/></text:span><text:span text:style-name="T1">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6">?<text:line-break/><text:line-break/></text:span><text:span text:style-name="T1">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6"><text:s/>(</text:span><text:span text:style-name="T1">有的請它舉手</text:span><text:span text:style-name="T6">)</text:span><text:span text:style-name="T1">。</text:span></text:p>
      <text:p text:style-name="P8"><text:span text:style-name="T5">陳真</text:span><text:span text:style-name="T1"><text:s/>  |  2019.12.14 02:58   |   </text:span><text:a xlink:type="simple" xlink:href="http://palinfo.habago.org/Entry?Command=Information_PrintForum&amp;iPage=1#FORUM38231"><text:span text:style-name="T2">#</text:span></text:a></text:p>
      <text:p text:style-name="P9"><text:span text:style-name="T1">謝謝</text:span><text:span text:style-name="T6">qegg</text:span><text:span text:style-name="T1">，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6"><text:line-break/><text:line-break/></text:span><text:span text:style-name="T1">腦殘可以與言嗎？我真的很納悶。</text:span><text:span text:style-name="T6"><text:line-break/><text:line-break/></text:span><text:span text:style-name="T1">巴勒網這版面很孤單，沒有半點綠意。並不是我禁止綠色生物發言，而是我從沒見過挺綠者有能力說出一點最基本的道理來，往往只會抹黑、謾罵，或是動用大量修辭，藉以不斷表態。</text:span><text:span text:style-name="T6"><text:line-break/><text:line-break/></text:span><text:span text:style-name="T1">表態是毫無意義的，因為重點並不是你的意向，而是當你採取某種意向時究竟是根據什麼理由。</text:span></text:p>
      <text:p text:style-name="P8"><text:span text:style-name="T5">陳真</text:span><text:span text:style-name="T1"><text:s/>  |  2019.12.14 02:48   |   </text:span><text:a xlink:type="simple" xlink:href="http://palinfo.habago.org/Entry?Command=Information_PrintForum&amp;iPage=1#FORUM38230"><text:span text:style-name="T2">#</text:span></text:a></text:p>
      <text:p text:style-name="P10"><text:span text:style-name="T1">卡韓政變</text:span><text:span text:style-name="T6"><text:s/>(203)</text:span><text:span text:style-name="T1">：摩天輪與挖石油哪裏草包了？</text:span><text:span text:style-name="T6"><text:line-break/><text:line-break/></text:span><text:span text:style-name="T1">陳真</text:span><text:span text:style-name="T6"><text:s/>2019.12. 13.<text:line-break/><text:line-break/><text:line-break/></text:span><text:span text:style-name="T1">答客問：</text:span><text:span text:style-name="T6"><text:line-break/><text:line-break/></text:span><text:span text:style-name="T1">問：韓國瑜提到愛情摩天輪及挖石油，這也是別人的抹黑？可是，我明明在電視上看到他這麼說。</text:span><text:span text:style-name="T6"><text:line-break/><text:line-break/></text:span><text:span text:style-name="T1">答：</text:span><text:span text:style-name="T6"><text:line-break/></text:span><text:span text:style-name="T1">這些政見有什麼問題呢？</text:span><text:span text:style-name="T6"><text:line-break/><text:line-break/></text:span><text:span text:style-name="T1">摩天輪是陳菊多年來的政見，八字都還沒一撇時，就為之大肆宣揚，還成立了一個</text:span><text:span text:style-name="T6"><text:s/>(</text:span><text:span text:style-name="T1">很可疑的</text:span><text:span text:style-name="T6">) </text:span><text:span text:style-name="T1">土地開發公司。摩天輪一事已經講了很多年，但不見下文，而這個土開公司，卻反而變成政治人事角力的核心。</text:span><text:span text:style-name="T6"><text:line-break/><text:line-break/></text:span><text:span text:style-name="T1">打造摩天輪，韓國瑜才是認真的。過去一年來，一些國外公司，例如英國和美國都有來找韓談投資，但港區土地非屬高雄，得中央同意。</text:span><text:span text:style-name="T6"><text:line-break/><text:line-break/></text:span><text:span text:style-name="T1">請看：</text:span><text:span text:style-name="T6"><text:line-break/><text:line-break/>https://www.storm.mg/article/1777181<text:line-break/><text:line-break/></text:span><text:span text:style-name="T1">還有，請看今天的新聞：</text:span><text:span text:style-name="T6"><text:line-break/><text:line-break/>https://bit.ly/34hWXIA<text:line-break/><text:line-break/></text:span><text:span text:style-name="T1">我不明白為何這樣一個政見、這樣一種建設計畫有何可笑或草包之處？民進黨睜眼說瞎話的抹黑能力，真是超乎想像。</text:span><text:span text:style-name="T6"><text:line-break/><text:line-break/></text:span><text:span text:style-name="T1">至於南海石油開發，其實也是中菲南海主權爭議的一個重點，該海域蘊藏豐富的石油、天然氣及可燃冰等等。中菲最近已達成合作開發協議：</text:span><text:span text:style-name="T6"><text:line-break/><text:line-break/>https://bit.ly/2RPzAUo<text:line-break/><text:line-break/></text:span><text:span text:style-name="T1">中國在兩年前也成功開採可燃冰：</text:span><text:span text:style-name="T6"><text:line-break/><text:line-break/>https://bit.ly/2YMXn8A<text:line-break/><text:line-break/></text:span><text:span text:style-name="T1">越南和俄羅斯也在南海挖石油：</text:span><text:span text:style-name="T6"><text:line-break/><text:line-break/>https://bit.ly/38Dhmve<text:line-break/><text:line-break/>https://bbc.in/2LT4KpT<text:line-break/><text:line-break/></text:span><text:span text:style-name="T1">台灣在</text:span><text:span text:style-name="T6">1981</text:span><text:span text:style-name="T1">年就去挖過。</text:span><text:span text:style-name="T6">2001</text:span><text:span text:style-name="T1">年阿扁當家，立法院責成經濟部和中油再度去太平島挖井探勘。二、三十年來，前前後後開鑿幾次，但似乎都半途而廢。</text:span><text:span text:style-name="T6"><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1">簡單說，韓國瑜的這兩項說法，怎麼會是什麼可笑的草包政見呢？台灣如果能夠從南海石油或其它能源開採中獲取重大利益，有什麼可笑呢？而且，韓國瑜講得很清楚，他說那是中央的權限。</text:span><text:span text:style-name="T6"><text:line-break/><text:line-break/></text:span><text:span text:style-name="T1">民進黨為了選舉，幾乎每一件事，每一句話，白白布都能染到黑。對於澄清這類抹黑，我常覺得很無奈，民進黨基本上就是把人民當白癡那樣欺騙與愚弄。</text:span></text:p>
      <text:p text:style-name="P8"><text:span text:style-name="T5">陳真</text:span><text:span text:style-name="T1"><text:s/>  |  2019.12.14 02:40   |   </text:span><text:a xlink:type="simple" xlink:href="http://palinfo.habago.org/Entry?Command=Information_PrintForum&amp;iPage=1#FORUM38229"><text:span text:style-name="T2">#</text:span></text:a></text:p>
      <text:p text:style-name="P9"><text:span text:style-name="T1">足堪告慰？</text:span><text:span text:style-name="T6"><text:line-break/><text:line-break/></text:span><text:span text:style-name="T1">陳真</text:span><text:span text:style-name="T6"><text:line-break/><text:line-break/>2019. 12. 13.<text:line-break/><text:line-break/><text:line-break/></text:span><text:span text:style-name="T1">謝謝</text:span><text:span text:style-name="T6">Ethan </text:span><text:span text:style-name="T1">提供底下這個報導。</text:span><text:span text:style-name="T6">André Vltchek</text:span><text:span text:style-name="T1">的原文請見：</text:span><text:span text:style-name="T6"><text:line-break/><text:line-break/>https://bit.ly/38D932w<text:line-break/><text:line-break/></text:span><text:span text:style-name="T1">跟</text:span><text:span text:style-name="T6">André Vltchek </text:span><text:span text:style-name="T1">一樣，我也常感無奈；到處侵略屠殺、比納粹還更加血腥殘暴與卑劣千百倍的恐怖主義帝國，居然變成眾人心目中熱愛民主自由與人權的天使與正義化身，而對於脫貧、脫盲</text:span><text:span text:style-name="T6"><text:s/>(</text:span><text:span text:style-name="T1">文盲</text:span><text:span text:style-name="T6">)</text:span><text:span text:style-name="T1">、扶助弱小貧窮國家、促進世界和平做出人類史上前所未見之巨大貢獻、從未發出一槍一彈的祖國，卻反而被抹黑成惡魔。</text:span><text:span text:style-name="T6"><text:line-break/><text:line-break/></text:span><text:span text:style-name="T1">這個世界，基本上就是建立在無數的謊言之上，這也是為什麼西方國家非得置阿桑吉於死地不可，因為他揭穿了無數的謊言。</text:span><text:span text:style-name="T6"><text:line-break/><text:line-break/></text:span><text:span text:style-name="T1">上個世紀末，也就是差不多是</text:span><text:span text:style-name="T6">1999</text:span><text:span text:style-name="T1">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1">但是，在無數的抹黑、謾罵及各種齷齪手段之中，我記得收到一封</text:span><text:span text:style-name="T6"><text:s/>email</text:span><text:span text:style-name="T1">，依我看，來信者並不是個混蛋人渣，他只是腦殘而已，但他腦殘得讓我印象十分深刻。</text:span><text:span text:style-name="T6"><text:line-break/><text:line-break/></text:span><text:span text:style-name="T1">他寫給我的信，顯然也同時寄給許多人。他在信裏很驚訝地反覆這麼說，說世界上怎麼會有我這種人，說我無恥到這種地步，居然造謠說美國會殺人！</text:span><text:span text:style-name="T6"><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1">我看到這封信之後，感覺無語問蒼天。我感覺這是一個好人，要不然他就不會對我之「抹黑美國」如此生氣。但是，光是做為一個好人是不夠的，你還得有個腦子。</text:span><text:span text:style-name="T6"><text:line-break/><text:line-break/></text:span><text:span text:style-name="T1">一轉眼，</text:span><text:span text:style-name="T6">20</text:span><text:span text:style-name="T1">年過去了。也許足堪告慰的是，在台灣，現在應該已經沒有人會寫公開信罵你說「美國怎麼可能殺人」了。</text:span><text:span text:style-name="T6"><text:line-break/><text:line-break/>20</text:span><text:span text:style-name="T1">年前，我寫的有關美國的每一個字，幾乎都受到來自四面八方的懷疑，以為我憑空造謠。那種感覺就好像</text:span><text:span text:style-name="T6">30</text:span><text:span text:style-name="T1">年前，當我寫出「台灣的小孩不值錢？</text:span><text:span text:style-name="T6">--1988</text:span><text:span text:style-name="T1">年台灣兒童人權報告」，投書「聯合國兒童基金會」</text:span><text:span text:style-name="T6">(UNICEF)</text:span><text:span text:style-name="T1">，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6"><text:line-break/><text:line-break/></text:span><text:span text:style-name="T1">當時國民黨的媒體，更是對我一片抹黑與嘲弄，說我居心叵測、胡說八道，長達數年之久。「台灣的小孩不值錢？</text:span><text:span text:style-name="T6">--1988</text:span><text:span text:style-name="T1">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6"><text:line-break/><text:line-break/></text:span><text:span text:style-name="T1">一個人，因為自己的信念或行為，遭受一點折磨是無所謂的，唯一的痛苦是牽累家人，特別是連帶傷害了父母。</text:span><text:span text:style-name="T6"><text:line-break/></text:span><text:span text:style-name="T1">也許足堪告慰的是，現在應該沒有人會懷疑我當時所寫的。</text:span><text:span text:style-name="T6"><text:line-break/><text:line-break/></text:span><text:span text:style-name="T1">時間如果再往前推，推到大約</text:span><text:span text:style-name="T6">1984</text:span><text:span text:style-name="T1">年，也就是</text:span><text:span text:style-name="T6">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6"><text:s/>(1987</text:span><text:span text:style-name="T1">年</text:span><text:span text:style-name="T6">)</text:span><text:span text:style-name="T1">，我就和施信民、張國龍和戴振耀等人，創立了台灣環保聯盟。</text:span><text:span text:style-name="T6"><text:line-break/><text:line-break/></text:span><text:span text:style-name="T1">當我把這些問題在高醫的學生社團</text:span><text:span text:style-name="T6"><text:s/>(</text:span><text:span text:style-name="T1">叫做什麼生態社</text:span><text:span text:style-name="T6">) </text:span><text:span text:style-name="T1">的會議上提出時，事後居然有一群學弟去教室堵我，叫我滾出社團，說我抹黑政府。之後，甚至還有其它系的學生因此企圖在校園內對我動粗。</text:span><text:span text:style-name="T6"><text:line-break/><text:line-break/></text:span><text:span text:style-name="T1">也許足堪告慰的是，現在講河川環保與空污，已經不會有同學來圍堵你或打你或叫你滾出校園別再來上課，也不會構成一種足以打入黑牢的政治罪狀。</text:span><text:span text:style-name="T6"><text:line-break/><text:line-break/></text:span><text:span text:style-name="T1">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6"><text:line-break/><text:line-break/>================<text:line-break/><text:line-break/></text:span><text:span text:style-name="T1">美國前戰地記者：我說美推翻了多少拉美國家，香港暴徒卻當我是瘋子</text:span><text:span text:style-name="T6"><text:line-break/><text:line-break/>2019-12-12<text:line-break/><text:line-break/></text:span><text:span text:style-name="T1">【文</text:span><text:span text:style-name="T6">/</text:span><text:span text:style-name="T1">觀察者網</text:span><text:span text:style-name="T6"><text:s/></text:span><text:span text:style-name="T1">趙挪亞】</text:span><text:span text:style-name="T6"><text:line-break/><text:line-break/></text:span><text:span text:style-name="T1">出處：</text:span><text:span text:style-name="T6">https://bit.ly/2PGFJ2h<text:line-break/><text:line-break/><text:line-break/></text:span><text:span text:style-name="T1">曾經美麗、平靜的香港，如今竟成爲了美國戰地記者的關注對象。</text:span><text:span text:style-name="T6"><text:line-break/><text:line-break/></text:span><text:span text:style-name="T1">長期關注中東、剛果和克什米爾等戰亂地區的美國作家、前戰地記者安德烈</text:span><text:span text:style-name="T6">·</text:span><text:span text:style-name="T1">弗爾切克（</text:span><text:span text:style-name="T6">André Vltchek</text:span><text:span text:style-name="T1">）此前趕赴香港採訪，並將他的所見所聞寫成了一篇文章，名叫《我從未見過如此分化的地方！》。</text:span><text:span text:style-name="T6">10</text:span><text:span text:style-name="T1">日，這篇文章發表在俄羅斯刊物《新東方瞭望》（</text:span><text:span text:style-name="T6">New Estern Outlook</text:span><text:span text:style-name="T1">）上。</text:span><text:span text:style-name="T6"><text:line-break/><text:line-break/></text:span><text:span text:style-name="T1">他在文章中指出，世界各地的血腥衝突都是由美、英和法國煽動的，但在西方</text:span><text:span text:style-name="T6">“</text:span><text:span text:style-name="T1">宣傳機器</text:span><text:span text:style-name="T6">”</text:span><text:span text:style-name="T1">的幫助下，這些動亂的起因被掩蓋了。而香港人，也深受這一宣傳模式的影響，進而造成了社會的分裂。</text:span><text:span text:style-name="T6"><text:line-break/><text:line-break/></text:span><text:span text:style-name="T1">但是，當他試圖向香港暴徒說明，美國曾推翻數個拉美國家政權時，卻被暴徒當做</text:span><text:span text:style-name="T6">“</text:span><text:span text:style-name="T1">瘋子</text:span><text:span text:style-name="T6">”</text:span><text:span text:style-name="T1">。</text:span><text:span text:style-name="T6"><text:line-break/><text:line-break/></text:span><text:span text:style-name="T1">弗爾切克出生在前蘇聯，後移居美國，曾長期報導世界各地的戰亂衝突，曾爲包括《明鏡》、《衛報》和</text:span><text:span text:style-name="T6">“</text:span><text:span text:style-name="T1">美國廣播公司</text:span><text:span text:style-name="T6">”</text:span><text:span text:style-name="T1">（</text:span><text:span text:style-name="T6">ABC</text:span><text:span text:style-name="T1">）等主流西方媒體供稿，著有多本非虛構調查類作品、小說及紀錄片。</text:span><text:span text:style-name="T6"><text:line-break/><text:line-break/></text:span><text:span text:style-name="T1">維切克曾在世界各衝突地帶進行報導</text:span><text:span text:style-name="T6"><text:line-break/><text:line-break/></text:span><text:span text:style-name="T1">開頭第一句，弗爾切克就感歎道：</text:span><text:span text:style-name="T6">“</text:span><text:span text:style-name="T1">真的不可思議！</text:span><text:span text:style-name="T6">‘</text:span><text:span text:style-name="T1">西方帝國</text:span><text:span text:style-name="T6">’</text:span><text:span text:style-name="T1">正摧毀擋在它們之前的</text:span><text:span text:style-name="T6">‘</text:span><text:span text:style-name="T1">叛亂國家</text:span><text:span text:style-name="T6">’</text:span><text:span text:style-name="T1">，卻沒有遭遇任何抵抗。</text:span><text:span text:style-name="T6">”<text:line-break/><text:line-break/>“</text:span><text:span text:style-name="T1">我曾在世界上的每一個角落工作過，那些地方發生的痛苦壓抑的衝突，都由美國、英國和法國煽動。</text:span><text:span text:style-name="T6">”<text:line-break/><text:line-break/></text:span><text:span text:style-name="T1">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6"><text:line-break/><text:line-break/></text:span><text:span text:style-name="T1">對此，他以自己在香港的經歷舉例：在</text:span><text:span text:style-name="T6">2015</text:span><text:span text:style-name="T1">年和</text:span><text:span text:style-name="T6">2019</text:span><text:span text:style-name="T1">年的時候，我試圖坐下來和暴徒們講道理，但他們對西方在阿富汗、敍利亞和利比亞等地製造的罪行一無所知。</text:span><text:span text:style-name="T6"><text:line-break/><text:line-break/></text:span><text:span text:style-name="T1">他還試圖告訴暴徒們，美國曾推翻過數個拉美國家政權，但卻因此被暴徒們當作</text:span><text:span text:style-name="T6">“</text:span><text:span text:style-name="T1">瘋子</text:span><text:span text:style-name="T6">”——</text:span><text:span text:style-name="T1">他們認爲所謂</text:span><text:span text:style-name="T6">“</text:span><text:span text:style-name="T1">善良</text:span><text:span text:style-name="T6">”</text:span><text:span text:style-name="T1">、</text:span><text:span text:style-name="T6">“</text:span><text:span text:style-name="T1">溫和</text:span><text:span text:style-name="T6">”</text:span><text:span text:style-name="T1">、</text:span><text:span text:style-name="T6">“</text:span><text:span text:style-name="T1">民主</text:span><text:span text:style-name="T6">”</text:span><text:span text:style-name="T1">的西方國家，不會謀殺數百萬生命，讓整個大陸陷入血腥之中。</text:span><text:span text:style-name="T6"><text:line-break/><text:line-break/></text:span><text:span text:style-name="T1">那麽，暴徒們爲什麽會有如此簡單、荒謬的想法呢？弗爾切克將原因歸結於西方媒體的宣傳和滲透之上。</text:span><text:span text:style-name="T6"><text:line-break/><text:line-break/></text:span><text:span text:style-name="T1">他又舉例稱，自己曾給暴徒們展示在敍利亞和阿富汗拍攝的照片，他們能夠明白這是</text:span><text:span text:style-name="T6">“</text:span><text:span text:style-name="T1">一手資料</text:span><text:span text:style-name="T6">”</text:span><text:span text:style-name="T1">，但真正在看的時候，大腦卻</text:span><text:span text:style-name="T6">“</text:span><text:span text:style-name="T1">無法處理這些資訊</text:span><text:span text:style-name="T6">”</text:span><text:span text:style-name="T1">。</text:span><text:span text:style-name="T6"><text:line-break/><text:line-break/></text:span><text:span text:style-name="T1">隨後他又提到自己曾在越南、菲律賓和印度尼西亞等地生活，當地的新聞媒體深受美聯社、路透社和法新社等西方媒體的影響，有些新聞甚至</text:span><text:span text:style-name="T6">“</text:span><text:span text:style-name="T1">一模一樣</text:span><text:span text:style-name="T6">”</text:span><text:span text:style-name="T1">。而這只會導致一個結果：現實和新聞報導的完全分裂。</text:span><text:span text:style-name="T6"><text:line-break/><text:line-break/></text:span><text:span text:style-name="T1">他指出，其實在整個世界範圍內，這種分裂都在與日俱增，那些認爲互聯網有助於改善局勢的人嚴重錯判了形勢。正因爲缺乏正確的資訊，許多國家社會的團結因素已消失。</text:span><text:span text:style-name="T6"><text:line-break/><text:line-break/></text:span><text:span text:style-name="T1">弗爾切克又提到了香港，指出在西方媒體的渲染下，暴徒們被描繪成</text:span><text:span text:style-name="T6">“</text:span><text:span text:style-name="T1">支援民主的抗議者</text:span><text:span text:style-name="T6">”</text:span><text:span text:style-name="T1">，成爲西方世界的</text:span><text:span text:style-name="T6">“</text:span><text:span text:style-name="T1">寵兒</text:span><text:span text:style-name="T6">”</text:span><text:span text:style-name="T1">，但現實中他們</text:span><text:span text:style-name="T6">“</text:span><text:span text:style-name="T1">殺人、縱火、毆打民衆</text:span><text:span text:style-name="T6">”</text:span><text:span text:style-name="T1">。</text:span><text:span text:style-name="T6"><text:line-break/><text:line-break/></text:span><text:span text:style-name="T1">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6"><text:line-break/><text:line-break/></text:span><text:span text:style-name="T1">弗爾切克講到了西方媒體對於智利、黎巴嫩和玻利維亞等地的報導，他認爲這些報導都是</text:span><text:span text:style-name="T6">“</text:span><text:span text:style-name="T1">胡說八道</text:span><text:span text:style-name="T6">”</text:span><text:span text:style-name="T1">。實際上，它們只有一個目的，那就是</text:span><text:span text:style-name="T6">“</text:span><text:span text:style-name="T1">讓讀者和觀眾迷惑</text:span><text:span text:style-name="T6">”</text:span><text:span text:style-name="T1">，確保他們對事實一無所知，或所知甚少。</text:span></text:p>
      <text:p text:style-name="P8"><text:span text:style-name="T1">qegg   |  2019.12.13 12:22   |   </text:span><text:a xlink:type="simple" xlink:href="http://palinfo.habago.org/Entry?Command=Information_PrintForum&amp;iPage=1#FORUM38228"><text:span text:style-name="T2">#</text:span></text:a></text:p>
      <text:p text:style-name="P9"><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6">…</text:span><text:span text:style-name="T1">白紙黑字</text:span><text:span text:style-name="T6">…</text:span><text:span text:style-name="T1">」等等。現在民進黨的文宣攻勢最擅長先曲解，再打模糊戰。董事長先前回答的問題也包含這個點，需要說清楚。畢竟一般人都不會去找出原文來看，只憑一個印象。</text:span></text:p>
      <text:p text:style-name="P8"><text:span text:style-name="T5">陳真</text:span><text:span text:style-name="T1"><text:s/>  |  2019.12.13 03:28   |   </text:span><text:a xlink:type="simple" xlink:href="http://palinfo.habago.org/Entry?Command=Information_PrintForum&amp;iPage=1#FORUM38227"><text:span text:style-name="T2">#</text:span></text:a></text:p>
      <text:p text:style-name="P10"><text:span text:style-name="T1">答客問：</text:span><text:span text:style-name="T6"><text:line-break/><text:line-break/></text:span><text:span text:style-name="T1">問：韓國瑜提到愛情摩天輪及挖石油，這也是別人的抹黑？可是，我明明在電視上看到他這麼說。</text:span><text:span text:style-name="T6"><text:line-break/><text:line-break/></text:span><text:span text:style-name="T1">答：</text:span><text:span text:style-name="T6"><text:line-break/></text:span><text:span text:style-name="T1">這些政見有什麼問題呢？</text:span><text:span text:style-name="T6"><text:line-break/><text:line-break/></text:span><text:span text:style-name="T1">摩天輪是陳菊多年來的政見，八字都還沒一撇時，就為之大肆宣揚，還成立了一個</text:span><text:span text:style-name="T6"><text:s/>(</text:span><text:span text:style-name="T1">很可疑的</text:span><text:span text:style-name="T6">) </text:span><text:span text:style-name="T1">土地開發公司。摩天輪一事已經講了很多年，但不見下文，而這個土開公司，卻反而變成政治人事角力的核心。</text:span><text:span text:style-name="T6"><text:line-break/><text:line-break/></text:span><text:span text:style-name="T1">打造摩天輪，韓國瑜才是認真的。過去一年來，一些國外公司，例如英國和美國都有來找韓談投資，但港區土地非屬高雄，得中央同意。</text:span><text:span text:style-name="T6"><text:line-break/><text:line-break/></text:span><text:span text:style-name="T1">請看：</text:span><text:span text:style-name="T6"><text:line-break/><text:line-break/>https://www.storm.mg/article/1777181<text:line-break/><text:line-break/></text:span><text:span text:style-name="T1">還有，請看今天的新聞：</text:span><text:span text:style-name="T6"><text:line-break/><text:line-break/>https://newtalk.tw/news/view/2019-12-12/339547<text:line-break/><text:line-break/></text:span><text:span text:style-name="T1">我不明白為何這樣一個政見、這樣一種建設計畫有何可笑或草包之處？民進黨睜眼說瞎話的抹黑能力，真是超乎想像。</text:span><text:span text:style-name="T6"><text:line-break/><text:line-break/></text:span><text:span text:style-name="T1">至於南海石油開發，其實也是中菲南海主權爭議的一個重點，該海域蘊藏豐富的石油、天然氣及可燃冰等等。中菲最近已達成合作開發協議：</text:span><text:span text:style-name="T6"><text:line-break/><text:line-break/>https://news.cnyes.com/news/id/4374156<text:line-break/><text:line-break/></text:span><text:span text:style-name="T1">中國在兩年前也成功開採可燃冰：</text:span><text:span text:style-name="T6"><text:line-break/><text:line-break/>https://www.ettoday.net/news/20170623/951349.htm  <text:line-break/><text:line-break/></text:span><text:span text:style-name="T1">越南和俄羅斯也在南海挖石油：</text:span><text:span text:style-name="T6"><text:line-break/><text:line-break/>https://newtalk.tw/news/view/2019-02-08/204721<text:line-break/><text:line-break/>https://www.bbc.com/zhongwen/trad/world-43519046<text:line-break/><text:line-break/></text:span><text:span text:style-name="T1">台灣在</text:span><text:span text:style-name="T6">1981</text:span><text:span text:style-name="T1">年就去挖過。</text:span><text:span text:style-name="T6">2001</text:span><text:span text:style-name="T1">年阿扁當家，立法院責成經濟部和中油再度去太平島挖井探勘。二、三十年來，前前後後開鑿幾次，但似乎都半途而廢。</text:span><text:span text:style-name="T6"><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1">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8"><text:span text:style-name="T5">陳真</text:span><text:span text:style-name="T1"><text:s/>  |  2019.12.13 03:27   |   </text:span><text:a xlink:type="simple" xlink:href="http://palinfo.habago.org/Entry?Command=Information_PrintForum&amp;iPage=1#FORUM38226"><text:span text:style-name="T2">#</text:span></text:a></text:p>
      <text:p text:style-name="P9"><text:span text:style-name="T1">謝謝你提供這個資訊。我也常感無奈。到處侵略屠殺、比納粹還更加血腥殘暴與卑劣千百倍的恐怖主義帝國，居然變成眾人心目中熱愛民主自由與人權的天使與正義化身，而對於脫貧、脫盲</text:span><text:span text:style-name="T6"><text:s/>(</text:span><text:span text:style-name="T1">文盲</text:span><text:span text:style-name="T6">)</text:span><text:span text:style-name="T1">、扶助弱小貧窮國家、促進世界和平做出人類史上前所未見之巨大貢獻、從未發出一槍一彈的祖國，卻反而被抹黑成惡魔。</text:span><text:span text:style-name="T6"><text:line-break/><text:line-break/></text:span><text:span text:style-name="T1">這個世界，基本上就是建立在無數的謊言之上，這也是為什麼西方國家非得置阿桑吉於死地不可，因為他揭穿了無數的謊言。</text:span><text:span text:style-name="T6"><text:line-break/><text:line-break/></text:span><text:span text:style-name="T1">上個世紀末，也就是差不多是</text:span><text:span text:style-name="T6">1999</text:span><text:span text:style-name="T1">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1">但是，在無數的抹黑、謾罵及各種齷齪手段之中，我記得收到一封</text:span><text:span text:style-name="T6"><text:s/>email</text:span><text:span text:style-name="T1">，依我看，來信者並不是個混蛋人渣，他只是腦殘而已，但他腦殘得讓我印象十分深刻。</text:span><text:span text:style-name="T6"><text:line-break/><text:line-break/></text:span><text:span text:style-name="T1">他寫給我的信，顯然也同時寄給許多人。他在信裏很驚訝地反覆這麼說，說世界上怎麼會有我這種人，說我無恥到這種地步，居然造謠說美國會殺人！</text:span><text:span text:style-name="T6"><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1">我看到這封信之後，感覺無語問蒼天。我感覺這是一個好人，要不然他就不會對我之</text:span><text:span text:style-name="T6"><text:s/>"</text:span><text:span text:style-name="T1">抹黑美國</text:span><text:span text:style-name="T6">" </text:span><text:span text:style-name="T1">如此生氣。但是，光是做為一個好人是不夠的，你還得有個腦子。</text:span><text:span text:style-name="T6"><text:line-break/><text:line-break/></text:span><text:span text:style-name="T1">一轉眼，</text:span><text:span text:style-name="T6">20</text:span><text:span text:style-name="T1">年過去了。也許足堪告慰的是，在台灣，現在應該已經沒有人會說</text:span><text:span text:style-name="T6"><text:s/>"</text:span><text:span text:style-name="T1">美國怎麼可能殺人</text:span><text:span text:style-name="T6">" </text:span><text:span text:style-name="T1">了。</text:span><text:span text:style-name="T6"><text:line-break/><text:line-break/>20</text:span><text:span text:style-name="T1">年前，我寫的有關美國的每一個字，幾乎都受到來自四面八方的懷疑，以為我憑空造謠。那種感覺就好像</text:span><text:span text:style-name="T6">30</text:span><text:span text:style-name="T1">年前，當我寫出</text:span><text:span text:style-name="T6"><text:s/>"</text:span><text:span text:style-name="T1">台灣兒童人權報告</text:span><text:span text:style-name="T6">" </text:span><text:span text:style-name="T1">，投書聯合國兒童基金會</text:span><text:span text:style-name="T6"><text:s/>(UNICEF)</text:span><text:span text:style-name="T1">，並準備刊登在高醫校刊時，校方居然要我必須先證明我講的每一句話，彷彿數萬雛妓、童工、貧病流浪兒以及每年因為無錢就醫而致死之數千名兒童，全部是我憑空捏造的謠言似的。</text:span><text:span text:style-name="T6"><text:line-break/><text:line-break/></text:span><text:span text:style-name="T1">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6"><text:s/>"</text:span><text:span text:style-name="T1">兒童人權報告</text:span><text:span text:style-name="T6">"</text:span><text:span text:style-name="T1">，自然也成為我的叛國罪證之一。</text:span><text:span text:style-name="T6"><text:line-break/><text:line-break/></text:span><text:span text:style-name="T1">一個人，因為自己的信念或行為，遭受一點折磨是無所謂的，唯一的痛苦是牽累家人，特別是連帶傷害了父母。</text:span><text:span text:style-name="T6"><text:line-break/><text:line-break/></text:span><text:span text:style-name="T1">也許足堪告慰的是，現在應該沒有人會懷疑我當時所寫的。</text:span><text:span text:style-name="T6"><text:line-break/><text:line-break/></text:span><text:span text:style-name="T1">時間如果再往前推，推到大約</text:span><text:span text:style-name="T6">1984</text:span><text:span text:style-name="T1">年，也就是</text:span><text:span text:style-name="T6">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6">(1987</text:span><text:span text:style-name="T1">？</text:span><text:span text:style-name="T6">)</text:span><text:span text:style-name="T1">，我就和施信民、張國龍和戴振耀等人，創立了台灣環保聯盟。</text:span><text:span text:style-name="T6"><text:line-break/><text:line-break/></text:span><text:span text:style-name="T1">當我把這些問題在高醫的學生社團</text:span><text:span text:style-name="T6"><text:s/>(</text:span><text:span text:style-name="T1">叫做什麼生態社</text:span><text:span text:style-name="T6">) </text:span><text:span text:style-name="T1">的會議上提出時，事後居然有一群人去教室堵我，叫我滾出社團，說我抹黑政府。之後，甚至還有同學因此企圖在校園對我動粗。</text:span><text:span text:style-name="T6"><text:line-break/><text:line-break/></text:span><text:span text:style-name="T1">也許足堪告慰的是，現在講河川環保與空污，已經不會有同學來圍堵你或打你或叫你滾出校園別再來上課，也不會構成一種足以打入黑牢的政治罪狀。</text:span><text:span text:style-name="T6"><text:line-break/><text:line-break/></text:span><text:span text:style-name="T1">表面上說是</text:span><text:span text:style-name="T6"><text:s/>"</text:span><text:span text:style-name="T1">足堪告慰</text:span><text:span text:style-name="T6">"</text:span><text:span text:style-name="T1">，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8"><text:span text:style-name="T1">Ethan   |  2019.12.12 23:02   |   </text:span><text:a xlink:type="simple" xlink:href="http://palinfo.habago.org/Entry?Command=Information_PrintForum&amp;iPage=1#FORUM38225"><text:span text:style-name="T2">#</text:span></text:a></text:p>
      <text:p text:style-name="P10"><text:span text:style-name="T1">美国前战地</text:span><text:span text:style-name="T7">记者：我说美推翻了多少拉美国家，香港暴徒却当我是疯子</text:span><text:span text:style-name="T6"><text:line-break/>https://www.google.com.tw/amp/m.discuss.com.hk/amp_viewthread.php%3Ftid%3D28751684<text:line-break/><text:line-break/></text:span><text:span text:style-name="T1">曾經美麗、平靜的香港，如今竟成為了美國戰地記者的關註對象。</text:span><text:span text:style-name="T6"><text:line-break/><text:line-break/></text:span><text:span text:style-name="T1">長期關註中東、剛果和克什米爾等戰亂地區的美國作家、前戰地記者安德烈</text:span><text:span text:style-name="T6">·</text:span><text:span text:style-name="T1">弗爾切克（</text:span><text:span text:style-name="T6">André Vltchek</text:span><text:span text:style-name="T1">）此前趕赴香港采訪，並將他的所見所聞寫成了壹篇文章，名叫《我從未見過如此分化的地方！》。</text:span><text:span text:style-name="T6">10</text:span><text:span text:style-name="T1">日，這篇文章發表在俄羅斯刊物《新東方瞭望》（</text:span><text:span text:style-name="T6">New Estern Outlook</text:span><text:span text:style-name="T1">）上。</text:span><text:span text:style-name="T6"><text:line-break/><text:line-break/></text:span><text:span text:style-name="T1">維切克的文章</text:span><text:span text:style-name="T6"><text:line-break/><text:line-break/></text:span><text:span text:style-name="T1">他在文章中指出，世界各地的血腥沖突都是由美、英和法國煽動的，但在西方</text:span><text:span text:style-name="T6">“</text:span><text:span text:style-name="T1">宣傳機器</text:span><text:span text:style-name="T6">”</text:span><text:span text:style-name="T1">的幫助下，這些動亂的起因被掩蓋了。而香港人，也深受這一宣傳模式的影響，進而造成了社會的分裂。</text:span><text:span text:style-name="T6"><text:line-break/><text:line-break/></text:span><text:span text:style-name="T1">但是，當他試圖向香港暴徒說明，美國曾推翻數個拉美國家政權時，卻被暴徒當做</text:span><text:span text:style-name="T6">“</text:span><text:span text:style-name="T1">瘋子</text:span><text:span text:style-name="T6">”</text:span><text:span text:style-name="T1">。</text:span><text:span text:style-name="T6"><text:line-break/><text:line-break/></text:span><text:span text:style-name="T1">弗爾切克出生在前蘇聯，後移居美國，曾長期報道世界各地的戰亂沖突，曾為包括《明鏡》、《衛報》和</text:span><text:span text:style-name="T6">“</text:span><text:span text:style-name="T1">美國廣播公司</text:span><text:span text:style-name="T6">”</text:span><text:span text:style-name="T1">（</text:span><text:span text:style-name="T6">ABC</text:span><text:span text:style-name="T1">）等主流西方媒體供稿，著有多本非虛構調查類作品、小說及紀錄片。</text:span><text:span text:style-name="T6"><text:line-break/><text:line-break/></text:span><text:span text:style-name="T1">維切克曾在世界各沖突地帶進行報道</text:span><text:span text:style-name="T6"><text:s/></text:span><text:span text:style-name="T1">圖自其個人網站</text:span><text:span text:style-name="T6"><text:line-break/><text:line-break/></text:span><text:span text:style-name="T1">開頭第一句，弗爾切克就感嘆道：</text:span><text:span text:style-name="T6">“</text:span><text:span text:style-name="T1">真的不可思議！</text:span><text:span text:style-name="T6">‘</text:span><text:span text:style-name="T1">西方帝國</text:span><text:span text:style-name="T6">’</text:span><text:span text:style-name="T1">正摧毀擋在它們之前的</text:span><text:span text:style-name="T6">‘</text:span><text:span text:style-name="T1">叛亂國家</text:span><text:span text:style-name="T6">’</text:span><text:span text:style-name="T1">，卻沒有遭遇任何抵抗。</text:span><text:span text:style-name="T6">”<text:line-break/><text:line-break/>“</text:span><text:span text:style-name="T1">我曾在世界上的每一個角落工作過，那些地方發生的痛苦壓抑的沖突，都由美國、英國和法國煽動。</text:span><text:span text:style-name="T6">”<text:line-break/><text:line-break/></text:span><text:span text:style-name="T1">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6"><text:line-break/><text:line-break/></text:span><text:span text:style-name="T1">對此，他以自己在香港的經歷舉例：在</text:span><text:span text:style-name="T6">2015</text:span><text:span text:style-name="T1">年和</text:span><text:span text:style-name="T6">2019</text:span><text:span text:style-name="T1">年的時候，我試圖坐下來和暴徒們講道理，但他們對西方在阿富汗、敘利亞和利比亞等地制造的罪行一無所知。</text:span><text:span text:style-name="T6"><text:line-break/><text:line-break/><text:line-break/></text:span><text:span text:style-name="T1">他還試圖告訴暴徒們，美國曾推翻過數個拉美國家政權，但卻因此被暴徒們當作</text:span><text:span text:style-name="T6">“</text:span><text:span text:style-name="T1">瘋子</text:span><text:span text:style-name="T6">”——</text:span><text:span text:style-name="T1">他們認為所謂</text:span><text:span text:style-name="T6">“</text:span><text:span text:style-name="T1">善良</text:span><text:span text:style-name="T6">”</text:span><text:span text:style-name="T1">、</text:span><text:span text:style-name="T6">“</text:span><text:span text:style-name="T1">溫和</text:span><text:span text:style-name="T6">”</text:span><text:span text:style-name="T1">、</text:span><text:span text:style-name="T6">“</text:span><text:span text:style-name="T1">民主</text:span><text:span text:style-name="T6">”</text:span><text:span text:style-name="T1">的西方國家，不會謀殺數百萬生命，讓整個大陸陷入血腥之中。</text:span><text:span text:style-name="T6"><text:line-break/><text:line-break/></text:span><text:span text:style-name="T1">那麽，暴徒們為什麽會有如此簡單、荒謬的想法呢？弗爾切克將原因歸結於西方媒體的宣傳和滲透之上。</text:span><text:span text:style-name="T6"><text:line-break/><text:line-break/></text:span><text:span text:style-name="T1">他又舉例稱，自己曾給暴徒們展示在敘利亞和阿富汗拍攝的照片，他們能夠明白這是</text:span><text:span text:style-name="T6">“</text:span><text:span text:style-name="T1">一手資料</text:span><text:span text:style-name="T6">”</text:span><text:span text:style-name="T1">，但真正在看的時候，大腦卻</text:span><text:span text:style-name="T6">“</text:span><text:span text:style-name="T1">無法處理這些信息</text:span><text:span text:style-name="T6">”</text:span><text:span text:style-name="T1">。</text:span><text:span text:style-name="T6"><text:line-break/><text:line-break/></text:span><text:span text:style-name="T1">隨後他又提到自己曾在越南、菲律賓和印度尼西亞等地生活，當地的新聞媒體深受美聯社、路透社和法新社等西方媒體的影響，有些新聞甚至</text:span><text:span text:style-name="T6">“</text:span><text:span text:style-name="T1">一模一樣</text:span><text:span text:style-name="T6">”</text:span><text:span text:style-name="T1">。而這只會導致一個結果：現實和新聞報道的完全分裂。</text:span><text:span text:style-name="T6"><text:line-break/><text:line-break/></text:span><text:span text:style-name="T1">他指出，其實在整個世界範圍內，這種分裂都在與日俱增，那些認為互聯網有助於改善局勢的人嚴重錯判了形勢。正因為缺乏正確的信息，許多國家社會的團結因素已消失。</text:span><text:span text:style-name="T6"><text:line-break/><text:line-break/></text:span><text:span text:style-name="T1">弗爾切克又提到了香港，指出在西方媒體的渲染下，暴徒們被描繪成</text:span><text:span text:style-name="T6">“</text:span><text:span text:style-name="T1">支持民主的抗議者</text:span><text:span text:style-name="T6">”</text:span><text:span text:style-name="T1">，成為西方世界的</text:span><text:span text:style-name="T6">“</text:span><text:span text:style-name="T1">寵兒</text:span><text:span text:style-name="T6">”</text:span><text:span text:style-name="T1">，但現實中他們</text:span><text:span text:style-name="T6">“</text:span><text:span text:style-name="T1">殺人、縱火、毆打民眾</text:span><text:span text:style-name="T6">”</text:span><text:span text:style-name="T1">。</text:span><text:span text:style-name="T6"><text:line-break/><text:line-break/></text:span><text:span text:style-name="T1">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6"><text:line-break/><text:line-break/></text:span><text:span text:style-name="T1">弗爾切克講到了西方媒體對於智利、黎巴嫩和玻利維亞等地的報道，他認為這些報道都是</text:span><text:span text:style-name="T6">“</text:span><text:span text:style-name="T1">胡說八道</text:span><text:span text:style-name="T6">”</text:span><text:span text:style-name="T1">。實際上，它們只有一個目的，那就是</text:span><text:span text:style-name="T6">“</text:span><text:span text:style-name="T1">讓讀者和觀眾迷惑</text:span><text:span text:style-name="T6">”</text:span><text:span text:style-name="T1">，確保他們對事實一無所知，或所知甚少。</text:span></text:p>
      <text:p text:style-name="P8"><text:span text:style-name="T1">Ethan   |  2019.12.12 15:46   |   </text:span><text:a xlink:type="simple" xlink:href="http://palinfo.habago.org/Entry?Command=Information_PrintForum&amp;iPage=1#FORUM38224"><text:span text:style-name="T2">#</text:span></text:a></text:p>
      <text:p text:style-name="P9"><text:span text:style-name="T1">選舉的奧步很多。不止影片的這些。</text:span><text:span text:style-name="T6"><text:line-break/></text:span><text:span text:style-name="T1">這些事情並沒有很久，不知道是沒人記得，還是不在乎，有一些年輕人可能真的不知道，我覺得看過這些招式的人，還能覺得自己站在正義或正確的一方，一定需要對真相的認知極度扭曲才做得出來。</text:span><text:span text:style-name="T6"><text:line-break/></text:span><text:span text:style-name="T1">但我身邊真的有許多朋友，好像對於是非，喜惡的觀點是很不一樣的。</text:span><text:span text:style-name="T6"><text:s/></text:span><text:span text:style-name="T1">我也不知道為何會如此，或者是從哪裏開始，對事情的認知才出現分歧的。</text:span><text:span text:style-name="T6"><text:line-break/>https://youtu.be/JCBM6dVpPEc</text:span></text:p>
      <text:p text:style-name="P8"><text:span text:style-name="T5">陳真</text:span><text:span text:style-name="T1"><text:s/>  |  2019.12.12 13:07   |   </text:span><text:a xlink:type="simple" xlink:href="http://palinfo.habago.org/Entry?Command=Information_PrintForum&amp;iPage=1#FORUM38223"><text:span text:style-name="T2">#</text:span></text:a></text:p>
      <text:p text:style-name="P10"><text:span text:style-name="T1">卡韓政變</text:span><text:span text:style-name="T6"><text:s/>(202)</text:span><text:span text:style-name="T1">：比賽原則是一切比賽的根本</text:span><text:span text:style-name="T6"><text:line-break/><text:line-break/></text:span><text:span text:style-name="T1">陳真</text:span><text:span text:style-name="T6"><text:s/>2019.12. 12.<text:line-break/><text:line-break/><text:line-break/></text:span><text:span text:style-name="T1">懇請各位看底下這段視頻，如果你很忙，那就從頭看到</text:span><text:span text:style-name="T6">26</text:span><text:span text:style-name="T1">分鐘處。前半段</text:span><text:span text:style-name="T6">(0-26</text:span><text:span text:style-name="T1">分鐘</text:span><text:span text:style-name="T6">) </text:span><text:span text:style-name="T1">講的是網軍，後半段</text:span><text:span text:style-name="T6">(26-55</text:span><text:span text:style-name="T1">分鐘</text:span><text:span text:style-name="T6">)</text:span><text:span text:style-name="T1">講的是勝負。</text:span><text:span text:style-name="T6"><text:line-break/><text:line-break/>https://bit.ly/36p94Fh<text:line-break/><text:line-break/></text:span><text:span text:style-name="T1">韓國瑜是否當選，至關重要。重要到什麼程度呢？重要到它很可能影響了台灣在中美鬥爭之間的命運。但是，究竟會更好或更壞，我不敢說。</text:span><text:span text:style-name="T6"><text:line-break/><text:line-break/></text:span><text:span text:style-name="T1">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6"><text:line-break/><text:line-break/></text:span><text:span text:style-name="T1">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6"><text:line-break/><text:line-break/></text:span><text:span text:style-name="T1">勝負很重要，但我最為關切的並非選舉勝負「本身」，而是關切人類一切競賽勝負的基本原則。</text:span><text:span text:style-name="T6"><text:line-break/><text:line-break/></text:span><text:span text:style-name="T1">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6"><text:line-break/><text:line-break/></text:span><text:span text:style-name="T1">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6"><text:line-break/><text:line-break/></text:span><text:span text:style-name="T1">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6"><text:line-break/><text:line-break/></text:span><text:span text:style-name="T1">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6"><text:line-break/><text:line-break/></text:span><text:span text:style-name="T1">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6"><text:line-break/><text:line-break/></text:span><text:span text:style-name="T1">這樣的例子太多太多，而且很多是那種你不管怎麼看都不是對政治有興趣的人，但這回卻成為非常熱情的韓粉，充滿義憤。</text:span><text:span text:style-name="T6"><text:line-break/><text:line-break/></text:span><text:span text:style-name="T1">也許你會說因為我挺韓，自然也就會吸引韓粉。這完全錯誤。在生活中及工作上，根本沒有人知道我是誰，基本上我也不跟人談政治。因此，我的經驗應該是很中性的。我看到、聽到的，大多挺韓。</text:span><text:span text:style-name="T6"><text:line-break/><text:line-break/></text:span><text:span text:style-name="T1">比方說，前一陣子去幫小孩做「姓名貼」，跑去一家照相館，看到老闆娘一家人對著電視上的韓國瑜歡呼。我推門進去，她們趕緊關掉電視，好像很怕我發現。</text:span><text:span text:style-name="T6"><text:line-break/><text:line-break/></text:span><text:span text:style-name="T1">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6"><text:line-break/><text:line-break/></text:span><text:span text:style-name="T1">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6"><text:line-break/><text:line-break/></text:span><text:span text:style-name="T1">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8"><text:span text:style-name="T5">陳真</text:span><text:span text:style-name="T1"><text:s/>  |  2019.12.12 02:40   |   </text:span><text:a xlink:type="simple" xlink:href="http://palinfo.habago.org/Entry?Command=Information_PrintForum&amp;iPage=1#FORUM38222"><text:span text:style-name="T2">#</text:span></text:a></text:p>
      <text:p text:style-name="P9"><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8"><text:span text:style-name="T5">陳真</text:span><text:span text:style-name="T1"><text:s/>  |  2019.12.12 02:36   |   </text:span><text:a xlink:type="simple" xlink:href="http://palinfo.habago.org/Entry?Command=Information_PrintForum&amp;iPage=1#FORUM38221"><text:span text:style-name="T2">#</text:span></text:a></text:p>
      <text:p text:style-name="P10"><text:span text:style-name="T1">卡韓政變</text:span><text:span text:style-name="T6"><text:s/>(201)</text:span><text:span text:style-name="T1">：羅素是對的</text:span><text:span text:style-name="T6"><text:line-break/><text:line-break/></text:span><text:span text:style-name="T1">陳真</text:span><text:span text:style-name="T6"><text:s/>2019.12. 12.<text:line-break/><text:line-break/></text:span><text:span text:style-name="T1">民進黨的貪污舞弊手法與卡位分贓，如果要一條一條一項一項來寫，恐怕能寫成一百本書。不是一百頁，而是一百本書。</text:span><text:span text:style-name="T6"><text:line-break/><text:line-break/></text:span><text:span text:style-name="T1">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6"><text:line-break/><text:line-break/></text:span><text:span text:style-name="T1">但是，事實卻是：民進黨上台後，國庫每年恐怕反而多被貪污掉了上千億，貪得比舊國民黨更凶猛，更齷齪，吃相更難看，毫無廉恥。</text:span><text:span text:style-name="T6"><text:line-break/><text:line-break/></text:span><text:span text:style-name="T1">而且，這還不是貪污之最大宗，更加令人髮指的是那些所謂「合法」或一時抓不到非法的部份，例如綠營人士最擅長的炒地皮與內線交易及國家資源「合法」分贓，包括各種五鬼搬運的「合法」手法</text:span><text:span text:style-name="T6"><text:s/>(</text:span><text:span text:style-name="T1">例如無數的基金會與計畫案</text:span><text:span text:style-name="T6">--</text:span><text:span text:style-name="T1">假計畫，真斂財</text:span><text:span text:style-name="T6">)</text:span><text:span text:style-name="T1">，人渣黨的親朋好友與走狗爪牙們更是幾乎佔滿所有肥缺；只要顏色正確，只要是某種關係底下的「自己人」，管你阿狗阿貓，保證坐擁權位，吃香喝辣。</text:span><text:span text:style-name="T6"><text:line-break/><text:line-break/></text:span><text:span text:style-name="T1">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6"><text:line-break/><text:line-break/></text:span><text:span text:style-name="T1">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6"><text:line-break/><text:line-break/></text:span><text:span text:style-name="T1">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6"> <text:line-break/><text:line-break/></text:span><text:span text:style-name="T1">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6"><text:line-break/><text:line-break/></text:span><text:span text:style-name="T1">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6"><text:line-break/><text:line-break/></text:span><text:span text:style-name="T1">我其實已經累到快暴斃，但我透支體力，硬撐著想寫點東西，希望人們能覺悟。到底是要卑劣骯髒貪婪無恥到什麼程度，然後你才會相信人渣黨絕不是一個黨，而是一個蓄意從事的犯罪集團。</text:span><text:span text:style-name="T6"><text:line-break/><text:line-break/></text:span><text:span text:style-name="T1">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6"><text:line-break/><text:line-break/></text:span><text:span text:style-name="T1">底下摘自邱毅的臉書。邱毅在島內飽受污名化，但他其實才是台灣過去二十幾年來真正的英雄與功勞者。</text:span><text:span text:style-name="T6"><text:line-break/><text:line-break/>=============<text:line-break/></text:span><text:span text:style-name="T1">邱毅</text:span><text:span text:style-name="T6"><text:s/>(</text:span><text:span text:style-name="T1">臉書</text:span><text:span text:style-name="T6">)</text:span><text:span text:style-name="T1">『談天論地話縱橫』</text:span><text:span text:style-name="T6"><text:line-break/><text:line-break/>2019. 12. 11<text:line-break/><text:line-break/></text:span><text:span text:style-name="T1">怪事了，針對大選的政策大辯論，蔡英文指定要由「三立電視台」主辦。蔡英文為何對三立電視有特別偏好？這個故事要從三立董事長林崑海説起，我可歸納成四個原因來分析，以方便讀者了解：</text:span><text:span text:style-name="T6"><text:line-break/><text:line-break/></text:span><text:span text:style-name="T1">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6"><text:line-break/><text:line-break/></text:span><text:span text:style-name="T1">二是林崑海主導的「海派」，已經是民進黨的大派系，不僅有中常委、中執委，連旗下節目主持人都可列名不分區立委。基於「肥水不落外人田」的民進黨文化，蔡英文當然力主由三立主辦政策辯論。</text:span><text:span text:style-name="T6"><text:line-break/><text:line-break/></text:span><text:span text:style-name="T1">三是林崑海長期介入大選賭盤，我在</text:span><text:span text:style-name="T6">2012</text:span><text:span text:style-name="T1">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6"><text:line-break/><text:line-break/></text:span><text:span text:style-name="T1">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6"><text:line-break/><text:line-break/></text:span><text:span text:style-name="T1">俗話說，臭味相投、物以類聚，蔡英文和林崑海有上述的四大相合，蔡英文有了林崑海，就有十足的安全感，她當然不畏輿論批評壓力，執意要將大選最關鍵的政策辯論，交給三立電視的林崑海主辦。</text:span><text:span text:style-name="T6"><text:line-break/><text:line-break/></text:span><text:span text:style-name="T1">經過這番說明，讀者應該都懂了吧！</text:span><text:span text:style-name="T6"><text:line-break/></text:span></text:p>
      <text:p text:style-name="P8"><text:span text:style-name="T5">張萬康</text:span><text:span text:style-name="T1"><text:s/>  |  2019.12.11 21:24   |   </text:span><text:a xlink:type="simple" xlink:href="http://palinfo.habago.org/Entry?Command=Information_PrintForum&amp;iPage=1#FORUM38220"><text:span text:style-name="T2">#</text:span></text:a></text:p>
      <text:p text:style-name="P9"><text:span text:style-name="T1">炤育，謝謝你對泉州系列的閱讀，你貼的視頻我看了一部分，其中「一席」黃曉丹，看完她的也看了「一席」別人的講演，兩天中看了不少段。黃曉丹（爬文是</text:span><text:span text:style-name="T6">1982</text:span><text:span text:style-name="T1">年生）水平很好，對詩詞不熟的我看了有收穫，但她有點藏有微微高傲的小清新氣息，還有待琢磨，還年輕。我這直覺也可能不對。</text:span><text:span text:style-name="T6"><text:line-break/><text:line-break/></text:span><text:span text:style-name="T1">豐遠，你貼的中國政府做的新疆專輯我看了後，也找來另一支看（比較短，兩支差不多）。外交部發言人華春瑩對外國記者們的答覆很有氣勢，「有人看过</text:span><text:span text:style-name="T7">吗？没有，你们居然都没有看。我感到很失望。这很好地回答了为什么西方主流媒体集体失声、选择性失语，大多数西方媒体都没有报道此事。」</text:span><text:span text:style-name="T6"><text:line-break/><text:line-break/></text:span><text:span text:style-name="T1">我覺中國政府進步的是，把近</text:span><text:span text:style-name="T6">20</text:span><text:span text:style-name="T1">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6"><text:line-break/><text:line-break/></text:span><text:span text:style-name="T1">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6"><text:line-break/>“</text:span><text:span text:style-name="T1">我一直很希望祖國能夠有一股明辨是非的忠誠反對力量，不求一己權力，不計個人毀譽，僅僅忠於人民，忠於基本是非善惡，卻又同時能夠指陳弊端，防止腐敗。</text:span><text:span text:style-name="T6">/</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1">照理來說新疆是真正麻煩的地方，因為涉及異族之間，以及歷史上與蒙古、蘇聯、中國（近代從清朝開始）的糾葛。中國雖號稱</text:span><text:span text:style-name="T6">56</text:span><text:span text:style-name="T1">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8"><text:span text:style-name="T5">李念淨</text:span><text:span text:style-name="T1"><text:s/>  |  2019.12.11 13:03   |   </text:span><text:a xlink:type="simple" xlink:href="http://palinfo.habago.org/Entry?Command=Information_PrintForum&amp;iPage=1#FORUM38219"><text:span text:style-name="T2">#</text:span></text:a></text:p>
      <text:p text:style-name="P10"><text:span text:style-name="T1">念淨，你是那天在正王旁邊那一位？</text:span><text:span text:style-name="T6"><text:line-break/>-</text:span><text:span text:style-name="T1">》應該是，穿藍色衣服的就是我</text:span><text:span text:style-name="T6"><text:line-break/><text:line-break/></text:span><text:span text:style-name="T1">你的這留言有個地方應該是錯字，你寫說「整個站樁經查人數極多」，你應該是要寫「警察」極多吧？</text:span><text:span text:style-name="T6"><text:line-break/></text:span><text:span text:style-name="T1">我把你這留言和其他人寫的，一起收錄在此，不知道你介不介意？</text:span><text:span text:style-name="T6"><text:line-break/>-</text:span><text:span text:style-name="T1">》好啊，反正只是些抒發而已，另外那是錯字沒錯，打太快沒選字</text:span><text:span text:style-name="T6"><text:line-break/><text:line-break/></text:span><text:span text:style-name="T1">這個周六</text:span><text:span text:style-name="T6">(12</text:span><text:span text:style-name="T1">月</text:span><text:span text:style-name="T6">14</text:span><text:span text:style-name="T1">日</text:span><text:span text:style-name="T6">)</text:span><text:span text:style-name="T1">下午三點到五點，則是每個月站樁，一樣是在</text:span><text:span text:style-name="T6"><text:s/>AIT</text:span><text:span text:style-name="T1">。</text:span><text:span text:style-name="T6"><text:line-break/>-</text:span><text:span text:style-name="T1">》如果時間允許的話盡可能參加站樁吧，不過今年為止應該不會來了，時間不大允許</text:span><text:span text:style-name="T6"><text:line-break/><text:line-break/></text:span><text:span text:style-name="T1">感謝陳醫師的提點。</text:span></text:p>
      <text:p text:style-name="P8"><text:span text:style-name="T5">林炤育</text:span><text:span text:style-name="T1"><text:s/>  |  2019.12.11 08:07   |   </text:span><text:a xlink:type="simple" xlink:href="http://palinfo.habago.org/Entry?Command=Information_PrintForum&amp;iPage=1#FORUM38218"><text:span text:style-name="T2">#</text:span></text:a></text:p>
      <text:p text:style-name="P9"><text:span text:style-name="T1">清晰耀熙卓溪藥族夢婆望穿</text:span><text:span text:style-name="T6">...%^$#&amp;;@...<text:line-break/></text:span><text:span text:style-name="T1">八也</text:span><text:span text:style-name="T6"><text:line-break/></text:span><text:span text:style-name="T1">女馬</text:span><text:span text:style-name="T6"><text:line-break/></text:span><text:span text:style-name="T1">白勺</text:span><text:span text:style-name="T6"><text:line-break/><text:line-break/></text:span><text:span text:style-name="T1">幾則轉貼</text:span><text:span text:style-name="T6"><text:line-break/><text:line-break/>0</text:span><text:span text:style-name="T1">、</text:span><text:span text:style-name="T6"><text:line-break/></text:span><text:span text:style-name="T1">「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6"><text:line-break/><text:line-break/><text:line-break/></text:span><text:span text:style-name="T1">作文結尾提到，韓國瑜是「愛做夢的大夢想家」，有多奇特的想法，雖常常被嗆，「可是他還是笑得出來，真厲害」。老師給出超高分數</text:span><text:span text:style-name="T6">98</text:span><text:span text:style-name="T1">分，並評語「結尾讓老師想到一句話，『人不要臉，天下無敵』」，老師勉勵學生，這篇寫真堪稱佳作，結構紮實、重點明確，給予高分，「記得做人要腳踏實地」。</text:span><text:span text:style-name="T6"><text:line-break/><text:line-break/></text:span><text:span text:style-name="T1">狠批韓國瑜的作文曝光後，引起許多網友大讚「小四生真有才</text:span><text:span text:style-name="T6">..</text:span><text:span text:style-name="T1">讓我看見台灣希望了！」、「還好我們的教育有腦袋清楚的老師</text:span><text:span text:style-name="T6">.....</text:span><text:span text:style-name="T1">好險」、「孩子的教育不能等！」、「這學生</text:span><text:span text:style-name="T6">…</text:span><text:span text:style-name="T1">罵人不帶髒字。高啊</text:span><text:span text:style-name="T6">~</text:span><text:span text:style-name="T1">」，獲得</text:span><text:span text:style-name="T6">3</text:span><text:span text:style-name="T1">千多位網友按讚分享，引發熱議。</text:span><text:span text:style-name="T6"><text:line-break/>https://news.ltn.com.tw/news/politics/breakingnews/2974757<text:line-break/><text:line-break/>1</text:span><text:span text:style-name="T1">、</text:span><text:span text:style-name="T6"><text:line-break/></text:span><text:span text:style-name="T1">今天早上我國二的小孩跟我聊總統大選，他跟我說韓國瑜都是講幹話，要我支持蔡英文，</text:span><text:span text:style-name="T6"><text:s/></text:span><text:span text:style-name="T1">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6"><text:line-break/><text:line-break/>2</text:span><text:span text:style-name="T1">、</text:span><text:span text:style-name="T6"><text:line-break/></text:span><text:span text:style-name="T1">我家讀國小二年級的兒子更絕。</text:span><text:span text:style-name="T6"><text:line-break/><text:line-break/></text:span><text:span text:style-name="T1">有一天他回來突然跟我說：「韓國瑜會賣台」。</text:span><text:span text:style-name="T6"><text:line-break/></text:span><text:span text:style-name="T1">我先是遲疑了一下，然後反問他：「這是誰跟你說的？」</text:span><text:span text:style-name="T6"><text:line-break/></text:span><text:span text:style-name="T1">他天真的跟我說：「是安親班的</text:span><text:span text:style-name="T6">XXX</text:span><text:span text:style-name="T1">說的，他說韓國瑜會賣台」</text:span><text:span text:style-name="T6"><text:line-break/></text:span><text:span text:style-name="T1">我認得對方，國小三年級。</text:span><text:span text:style-name="T6"><text:line-break/><text:line-break/></text:span><text:span text:style-name="T1">「那他有說，韓國瑜為什麼會賣台嗎</text:span><text:span text:style-name="T6">?</text:span><text:span text:style-name="T1">韓國瑜要怎麼賣台？」</text:span><text:span text:style-name="T6"><text:line-break/></text:span><text:span text:style-name="T1">「沒有耶，他只說韓國瑜會賣台，哈哈哈哈」</text:span><text:span text:style-name="T6"><text:line-break/></text:span><text:span text:style-name="T1">這時我心裡就有底了，應該是對方長輩灌輸的觀念。</text:span><text:span text:style-name="T6"><text:line-break/><text:line-break/></text:span><text:span text:style-name="T1">於是我跟我兒子說：「不管別人說什麼，你都要保持「探究」的心態，不要別人說什麼就是什麼，而是要去問清楚「為什麼」，這樣才能保有理性的態度，也有助於你理解事情的原由。」</text:span><text:span text:style-name="T6"><text:line-break/></text:span><text:span text:style-name="T1">然後我跟他提到了中華民國主權屬於台灣所有人民，非經人民同意，主權不得變更</text:span><text:span text:style-name="T6">.....</text:span><text:span text:style-name="T1">叭啦叭啦的一堆。</text:span><text:span text:style-name="T6"><text:line-break/></text:span><text:span text:style-name="T1">「懂了嗎？」我說。</text:span><text:span text:style-name="T6"><text:line-break/></text:span><text:span text:style-name="T1">「嗯</text:span><text:span text:style-name="T6">......</text:span><text:span text:style-name="T1">懂了。」他看了我一眼，若有所思。</text:span><text:span text:style-name="T6"><text:line-break/></text:span><text:span text:style-name="T1">不過我覺得他應該還是不懂。</text:span><text:span text:style-name="T6"><text:line-break/><text:line-break/></text:span><text:span text:style-name="T1">過不久，我媽過來我家拿東西，我兒子見到她第一句就說：「阿媽，韓國瑜會賣台，不要投給他喔！」</text:span><text:span text:style-name="T6"><text:line-break/></text:span><text:span text:style-name="T1">我心裡翻了好大的白眼</text:span><text:span text:style-name="T6">...........<text:line-break/><text:line-break/></text:span><text:span text:style-name="T1">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6"><text:line-break/><text:line-break/></text:span><text:span text:style-name="T1">給予小孩思辨的能力，請從家長做起！</text:span><text:span text:style-name="T6"><text:line-break/><text:line-break/>3</text:span><text:span text:style-name="T1">、</text:span><text:span text:style-name="T6"><text:line-break/></text:span><text:span text:style-name="T1">曾經聽過小孩說：你如果投韓國瑜</text:span><text:span text:style-name="T6"><text:s/></text:span><text:span text:style-name="T1">中共打過來</text:span><text:span text:style-name="T6"><text:s/></text:span><text:span text:style-name="T1">你願意出來當砲灰嗎？如果你不願意，你就不要投他。</text:span><text:span text:style-name="T6"><text:line-break/></text:span><text:span text:style-name="T1">真的不知，這到底是誰教的？</text:span><text:span text:style-name="T6"><text:line-break/><text:line-break/>4</text:span><text:span text:style-name="T1">、</text:span><text:span text:style-name="T6"><text:line-break/>https://youtu.be/j2Od4HeHKgo</text:span></text:p>
      <text:p text:style-name="P8"><text:span text:style-name="T5">陳真</text:span><text:span text:style-name="T1"><text:s/>  |  2019.12.11 02:06   |   </text:span><text:a xlink:type="simple" xlink:href="http://palinfo.habago.org/Entry?Command=Information_PrintForum&amp;iPage=2#FORUM38217"><text:span text:style-name="T2">#</text:span></text:a></text:p>
      <text:p text:style-name="P9"><text:span text:style-name="T1">在台灣從政很沒尊嚴，得面對一些人渣、蟑螂的羞辱：</text:span><text:span text:style-name="T6"><text:line-break/><text:line-break/>https://www.youtube.com/watch?v=o9a9ov_uA28<text:line-break/><text:line-break/></text:span><text:span text:style-name="T1">究竟是什麼樣的腦殘，會把票投給這樣一個黨，這樣一些人渣？</text:span></text:p>
      <text:p text:style-name="P8"><text:span text:style-name="T5">陳真</text:span><text:span text:style-name="T1"><text:s/>  |  2019.12.11 01:52   |   </text:span><text:a xlink:type="simple" xlink:href="http://palinfo.habago.org/Entry?Command=Information_PrintForum&amp;iPage=2#FORUM38216"><text:span text:style-name="T2">#</text:span></text:a></text:p>
      <text:p text:style-name="P10"><text:span text:style-name="T1">香港現強大殺傷力土製炸彈</text:span><text:span text:style-name="T6"><text:s/></text:span><text:span text:style-name="T1">警方：百公尺內可致命</text:span><text:span text:style-name="T6"><text:line-break/><text:line-break/>Yahoo</text:span><text:span text:style-name="T1">奇摩（即時新聞）</text:span><text:span text:style-name="T6"><text:line-break/><text:line-break/>2019</text:span><text:span text:style-name="T1">年</text:span><text:span text:style-name="T6">12</text:span><text:span text:style-name="T1">月</text:span><text:span text:style-name="T6">10</text:span><text:span text:style-name="T1">日</text:span><text:span text:style-name="T6"><text:line-break/><text:line-break/></text:span><text:span text:style-name="T1">香港昨天發現兩顆土製炸彈，警方證實炸彈在</text:span><text:span text:style-name="T6">50</text:span><text:span text:style-name="T1">至</text:span><text:span text:style-name="T6">100</text:span><text:span text:style-name="T1">公尺範圍內可能致命，這也是「反送中」運動半年來，首次發現殺傷力如此強大的土製炸彈。警方正調查犯案動機。</text:span><text:span text:style-name="T6"><text:line-break/><text:line-break/></text:span><text:span text:style-name="T1">這顆土製炸彈位於港島灣仔華仁書院胡應湘堂地基附近。昨天傍晚，清潔工人首先在該處有所發現，警方爆炸品處理課人員到場檢查後確認是土製炸彈，並拆除炸彈。</text:span><text:span text:style-name="T6"><text:line-break/><text:line-break/></text:span><text:span text:style-name="T1">調查期間，警方封鎖了學校附近一帶的皇后大道東，並檢走一些證物，包括鋰電池等。</text:span><text:span text:style-name="T6"><text:line-break/><text:line-break/></text:span><text:span text:style-name="T1">警方爆炸課人員向媒體說，這顆炸彈連接著電話及電路板，相信是用於引爆；爆炸裝置有兩類爆炸品，分別是硝酸鹽和</text:span><text:span text:style-name="T6">HMTD</text:span><text:span text:style-name="T1">（六亞甲基三過氧化二胺），合共</text:span><text:span text:style-name="T6">10</text:span><text:span text:style-name="T1">公斤。</text:span><text:span text:style-name="T6"><text:line-break/><text:line-break/></text:span><text:span text:style-name="T1">警方表示，上述炸藥在市面不能購買，必須自製。警方形容炸彈完整，可以引爆，而爆炸品內更藏有鐵釘，爆炸範圍達</text:span><text:span text:style-name="T6">50</text:span><text:span text:style-name="T1">至</text:span><text:span text:style-name="T6">100</text:span><text:span text:style-name="T1">公尺，極度危險，可致多人死傷。</text:span><text:span text:style-name="T6"><text:line-break/><text:line-break/></text:span><text:span text:style-name="T1">高級炸彈處理主任馬偉德說，炸彈除了有大量炸藥外，也以鐵釘作為炸彈碎片，它們只有一個功用：殺人和傷人。警方正調查犯案動機，並會了解是否與</text:span><text:span text:style-name="T6">8</text:span><text:span text:style-name="T1">日破獲的槍械案有關。</text:span><text:span text:style-name="T6"><text:line-break/><text:line-break/></text:span><text:span text:style-name="T1">華仁書院昨晚就事件表示，校方事先並不知情，發現爆炸品的位置雖然屬於校園所有，但在學校大閘外，屬公眾可以進入的範圍，目前沒有證據顯示事件與該學校師生或教職員有關。</text:span><text:span text:style-name="T6"><text:line-break/><text:line-break/></text:span><text:span text:style-name="T1">泛民主派團體民間人權陣線</text:span><text:span text:style-name="T6">8</text:span><text:span text:style-name="T1">日舉行了國際人權日遊行，繼續爭取「反送中」訴求。在遊行前，警方偵破了一起嚴重槍械案，查獲一枝半自動手槍和超過</text:span><text:span text:style-name="T6">100</text:span><text:span text:style-name="T1">發子彈。</text:span></text:p>
      <text:p text:style-name="P8"><text:span text:style-name="T5">陳真</text:span><text:span text:style-name="T1"><text:s/>  |  2019.12.11 01:41   |   </text:span><text:a xlink:type="simple" xlink:href="http://palinfo.habago.org/Entry?Command=Information_PrintForum&amp;iPage=2#FORUM38215"><text:span text:style-name="T2">#</text:span></text:a></text:p>
      <text:p text:style-name="P9"><text:span text:style-name="T1">長久以來，我對新疆略知一二。雖說一二，但了解的程度應該還是比一般人要深入一些。</text:span><text:span text:style-name="T6"><text:line-break/><text:line-break/></text:span><text:span text:style-name="T1">面對新疆「再教育營」的指控，中國官方說，美國藉著「到處殺人」來反恐，中國則是採用「教育」。</text:span><text:span text:style-name="T6"><text:line-break/><text:line-break/></text:span><text:span text:style-name="T1">這話其實完全不對，美國並不反恐。相反地，美國本身就是恐怖主義的培植者、支持者及實行者。恐怖主義恰恰就是帝國主義的一體兩面，藉之擴張勢力版圖、到處掠奪與製造顛覆動亂的一個主要手段。</text:span><text:span text:style-name="T6"><text:line-break/><text:line-break/></text:span><text:span text:style-name="T1">任何人、任何國家的任何作為，一旦跟美國相比，那根本就不用比了，那就好像你不能跟撒旦比邪惡一樣，因為，這樣一比較，幾乎所有惡行全都可以合理化了。</text:span><text:span text:style-name="T6"><text:line-break/><text:line-break/></text:span><text:span text:style-name="T1">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6"><text:line-break/><text:line-break/></text:span><text:span text:style-name="T1">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6"><text:line-break/><text:line-break/></text:span><text:span text:style-name="T1">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6"><text:line-break/><text:line-break/></text:span><text:span text:style-name="T1">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6"><text:line-break/><text:line-break/></text:span><text:span text:style-name="T1">藉著異議，一個社會或國家能夠持續進步，否則從何進步起？異議和敵意畢竟是兩回事。混淆二者，把異議和敵意全打成敵人的陰謀，只是壯大了敵人，縮小了自己成長的可能性。</text:span><text:span text:style-name="T6"><text:line-break/><text:line-break/></text:span><text:span text:style-name="T1">我一直很希望祖國能夠有一股明辨是非的忠誠反對力量，不求一己權力，不計個人毀譽，僅僅忠於人民，忠於基本是非善惡，卻又同時能夠指陳弊端，防止腐敗。</text:span><text:span text:style-name="T6"><text:line-break/><text:line-break/></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line-break/><text:line-break/></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1">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6"><text:line-break/><text:line-break/></text:span><text:span text:style-name="T1">台灣則剛好相反，</text:span><text:span text:style-name="T6">1996</text:span><text:span text:style-name="T1">年所謂民主化以來</text:span><text:span text:style-name="T6">(</text:span><text:span text:style-name="T1">台灣所謂民主，相當自欺欺人，不過就是搞些選舉</text:span><text:span text:style-name="T6">)</text:span><text:span text:style-name="T1">，卻反而朝著鎖國、封閉、箝制心靈與禁錮言論思想的方向不斷拼命「倒退</text:span><text:span text:style-name="T7">噜」；政治歹徒們為謀一己之利，藉著洗腦、愚化、打壓與網軍及媒體抹黑，限制各種發展之可能性，社會一天比一天封閉</text:span><text:span text:style-name="T6">(</text:span><text:span text:style-name="T1">方便政治歹徒們掠奪權位、壟斷資源</text:span><text:span text:style-name="T6">)</text:span><text:span text:style-name="T1">。於是，不過才短短十幾二十年的時間，台灣已如一灘死水，幾乎看不到未來。</text:span></text:p>
      <text:p text:style-name="P8"><text:span text:style-name="T5">陳真</text:span><text:span text:style-name="T1"><text:s/>  |  2019.12.11 01:07   |   </text:span><text:a xlink:type="simple" xlink:href="http://palinfo.habago.org/Entry?Command=Information_PrintForum&amp;iPage=2#FORUM38214"><text:span text:style-name="T2">#</text:span></text:a></text:p>
      <text:p text:style-name="P10"><text:span text:style-name="T1">港式民主適用於美國在台領土</text:span><text:span text:style-name="T6"><text:s/>AIT </text:span><text:span text:style-name="T1">嗎？</text:span><text:span text:style-name="T6"><text:line-break/><text:line-break/></text:span><text:span text:style-name="T1">陳真</text:span><text:span text:style-name="T6"><text:s/>2019. 12. 10.<text:line-break/><text:line-break/></text:span><text:span text:style-name="T1">前些天，我寫了底下這一篇，使得</text:span><text:span text:style-name="T6"><text:s/>AIT </text:span><text:span text:style-name="T1">很「關心」我們是否去</text:span><text:span text:style-name="T6"><text:s/>AIT </text:span><text:span text:style-name="T1">實施一下美國人所培訓的「港式民主」：</text:span><text:span text:style-name="T6"><text:line-break/><text:line-break/>https://bit.ly/2P7PKX9<text:line-break/><text:line-break/></text:span><text:span text:style-name="T1">其實，</text:span><text:span text:style-name="T6">AIT </text:span><text:span text:style-name="T1">何必緊張？美國人不是鼓勵全世界要向香港「民主人士」爭取「民主與自由」的行為致敬與看齊嗎？美國人不是幾十年來積極在全世界各地</text:span><text:span text:style-name="T6"><text:s/>(</text:span><text:span text:style-name="T1">西方「先進」國家除外</text:span><text:span text:style-name="T6">) </text:span><text:span text:style-name="T1">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6"><text:s/>AIT</text:span><text:span text:style-name="T1">？</text:span><text:span text:style-name="T6"><text:line-break/><text:line-break/></text:span><text:span text:style-name="T1">美國人如果也能讓港式民主在</text:span><text:span text:style-name="T6"><text:s/>AIT </text:span><text:span text:style-name="T1">實行一下，並且大加歌頌，那我就承認港式民主或大腸花式民主的優越性。</text:span><text:span text:style-name="T6"><text:line-break/><text:line-break/>AIT</text:span><text:span text:style-name="T1">根本不用緊張，台灣方面也不需要浪費那麼多警力在現場「保護」我們。我們將會像過去</text:span><text:span text:style-name="T6">11</text:span><text:span text:style-name="T1">年一樣，靜站舉牌，不會有其它任何動作。哪一天，如果我們決定有其它動作，一定會正式公告相關作法，不會搞偷襲。</text:span></text:p>
      <text:p text:style-name="P8"><text:span text:style-name="T5">陳真</text:span><text:span text:style-name="T1"><text:s/>  |  2019.12.11 01:05   |   </text:span><text:a xlink:type="simple" xlink:href="http://palinfo.habago.org/Entry?Command=Information_PrintForum&amp;iPage=2#FORUM38213"><text:span text:style-name="T2">#</text:span></text:a></text:p>
      <text:p text:style-name="P9"><text:span text:style-name="T1">念淨，</text:span><text:span text:style-name="T6"><text:line-break/><text:line-break/></text:span><text:span text:style-name="T1">你是那天在正王旁邊那一位？</text:span><text:span text:style-name="T6"><text:line-break/><text:line-break/></text:span><text:span text:style-name="T1">你的這留言有個地方應該是錯字，你寫說「整個站樁經查人數極多」，你應該是要寫「警察」極多吧？</text:span><text:span text:style-name="T6"><text:line-break/></text:span><text:span text:style-name="T1">我把你這留言和其他人寫的，一起收錄在此，不知道你介不介意？</text:span><text:span text:style-name="T6"><text:line-break/><text:line-break/>https://bit.ly/38lTmN7<text:line-break/><text:line-break/></text:span><text:span text:style-name="T1">正王每周一下午一點到三點，大多是一個人在</text:span><text:span text:style-name="T6"><text:s/>AIT</text:span><text:span text:style-name="T1">前面站，有一回小慧也有參加。</text:span><text:span text:style-name="T6"><text:line-break/><text:line-break/></text:span><text:span text:style-name="T1">這個周六</text:span><text:span text:style-name="T6">(12</text:span><text:span text:style-name="T1">月</text:span><text:span text:style-name="T6">14</text:span><text:span text:style-name="T1">日</text:span><text:span text:style-name="T6">)</text:span><text:span text:style-name="T1">下午三點到五點，則是每個月站樁，一樣是在</text:span><text:span text:style-name="T6"><text:s/>AIT</text:span><text:span text:style-name="T1">。</text:span><text:span text:style-name="T6"><text:line-break/><text:line-break/></text:span><text:span text:style-name="T1">參與者其實不一定要全程參與，大家大可自由來去。</text:span><text:span text:style-name="T6"><text:line-break/><text:line-break/></text:span><text:span text:style-name="T1">另外，我一直想強調的一點是：參與者千萬不要有任何道德壓力。比方說，有時候現場難免會有些狀況，例如被抓去警局之類</text:span><text:span text:style-name="T6">(</text:span><text:span text:style-name="T1">即便我們只有一個人靜站舉牌，都還是有可能被抓</text:span><text:span text:style-name="T6">)</text:span><text:span text:style-name="T1">，參與者大可隨時停止靜站，離開現場，避免被波及等等。總之，希望大家不要有任何道德壓力。</text:span></text:p>
      <text:p text:style-name="P8"><text:span text:style-name="T5">李念淨</text:span><text:span text:style-name="T1"><text:s/>  |  2019.12.10 20:28   |   </text:span><text:a xlink:type="simple" xlink:href="http://palinfo.habago.org/Entry?Command=Information_PrintForum&amp;iPage=2#FORUM38212"><text:span text:style-name="T2">#</text:span></text:a></text:p>
      <text:p text:style-name="P10"><text:span text:style-name="T1">上個月站樁的事情，我想在這裡寫一點心得</text:span><text:span text:style-name="T6"><text:line-break/></text:span><text:span text:style-name="T1">因為這可能是我活到</text:span><text:span text:style-name="T6">25</text:span><text:span text:style-name="T1">歲以來第一次參與這樣的事情</text:span><text:span text:style-name="T6">(</text:span><text:span text:style-name="T1">太陽花我在大學從一開始就感覺不對勁，沒去</text:span><text:span text:style-name="T6">)<text:line-break/><text:line-break/></text:span><text:span text:style-name="T1">原本我是跟家人說去動漫展，不過後面我自己把行程改成站樁了，所以只能來一個鐘頭就匆匆走了，實在不好意思。</text:span><text:span text:style-name="T6"><text:line-break/><text:line-break/></text:span><text:span text:style-name="T1">其實這個地方我在還政大的時候就經過幾次，那時候感覺沒什麼</text:span><text:span text:style-name="T6"><text:line-break/></text:span><text:span text:style-name="T1">但是</text:span><text:span text:style-name="T6">AIT</text:span><text:span text:style-name="T1">搬進來以後令人感覺有一種『肅殺的氣氛』</text:span><text:span text:style-name="T6"><text:line-break/></text:span><text:span text:style-name="T1">非常獨特，我去過總統府周邊、考試院、國父紀念館等一堆政府機構或地標，從來沒有這個感覺過，但是</text:span><text:span text:style-name="T6">AIT</text:span><text:span text:style-name="T1">給人一種很壓抑，不自由的感覺</text:span><text:span text:style-name="T6"><text:line-break/><text:line-break/></text:span><text:span text:style-name="T1">我在事前認識的也只有王修亮老師，後面才看到陳醫師跟阿忠</text:span><text:span text:style-name="T6"><text:line-break/></text:span><text:span text:style-name="T1">陳醫師指了一指</text:span><text:span text:style-name="T6">AIT</text:span><text:span text:style-name="T1">的建築物，我才發現整個領事館全部都塞滿了一堆警察拿望遠鏡看，這些人這麼提防我們這些只拿看板的人也是煞費苦心。</text:span><text:span text:style-name="T6"><text:line-break/><text:line-break/></text:span><text:span text:style-name="T1">接著有幾個警察走過來『嚕』希望我們知難而退</text:span><text:span text:style-name="T6"><text:line-break/></text:span><text:span text:style-name="T1">陳醫師反應很快，把所有人分成兩股，他跟阿忠在大門口，其他人在對面舉牌</text:span><text:span text:style-name="T6"><text:line-break/><text:line-break/></text:span><text:span text:style-name="T1">整個站樁警察人數極多，還有女警不斷在拍照，大門口估計也有便衣刑警在監視</text:span><text:span text:style-name="T6"><text:line-break/></text:span><text:span text:style-name="T1">另外就是車流中不時有警察騎重機經過</text:span><text:span text:style-name="T6"><text:line-break/><text:line-break/></text:span><text:span text:style-name="T1">前幾天國民黨民代衝外交部，我想如果不是有老資歷的社運人士在陣，很容易就被抓到把柄落人口實</text:span><text:span text:style-name="T6"><text:line-break/><text:line-break/></text:span><text:span text:style-name="T1">其實這種『肅殺的氣氛』說穿了就是恐懼，不是警察恐懼，而是裡面的美國官員在恐懼</text:span><text:span text:style-name="T6"><text:line-break/><text:line-break/></text:span><text:span text:style-name="T1">之前薄瑞光說不可能看到台灣與中國和平統一，可見他已經怕到必須要將期望向台灣的一般人喊話</text:span><text:span text:style-name="T6"><text:line-break/><text:line-break/></text:span><text:span text:style-name="T1">古人說孔子作春秋（史書）而亂臣賊子懼，美國居然畏懼</text:span><text:span text:style-name="T6">Assange</text:span><text:span text:style-name="T1">一介平民，也是非常荒唐的一件事</text:span><text:span text:style-name="T6"><text:line-break/>Assange</text:span><text:span text:style-name="T1">公開的機密資料，殺傷力大到整個使館，台灣一個小地方的使館，都要提防他</text:span><text:span text:style-name="T6"><text:line-break/><text:line-break/></text:span><text:span text:style-name="T1">實際去站樁體會的收穫也是不亞於光看巴勒網的文章。</text:span></text:p>
      <text:p text:style-name="P8"><text:span text:style-name="T5">鄭豐遠</text:span><text:span text:style-name="T1"><text:s/>  |  2019.12.10 18:17   |   </text:span><text:a xlink:type="simple" xlink:href="http://palinfo.habago.org/Entry?Command=Information_PrintForum&amp;iPage=2#FORUM38211"><text:span text:style-name="T2">#</text:span></text:a></text:p>
      <text:p text:style-name="P9"><text:span text:style-name="T1">電腦接連幾個禮拜出問題，留言不易。一次把萬康兄的泉州府行看完了，十分過癮。</text:span><text:span text:style-name="T6">2017 </text:span><text:span text:style-name="T1">年因公去深圳，兩個禮拜內每天都要叫三四趟計程車，我也都會和師父們攀談，體驗很類似，很多師父都是外地來深圳謀生，南腔北調，全程微信，一人一種個性，生活勤奮而充實。</text:span><text:span text:style-name="T6"><text:line-break/><text:line-break/></text:span><text:span text:style-name="T1">大陸很多地方想去看看，包括新疆。昨天看到下面這紀錄片</text:span><text:span text:style-name="T6"><text:s/>(</text:span><text:span text:style-name="T1">要看趕快看，以免被</text:span><text:span text:style-name="T6"><text:s/>Youtube </text:span><text:span text:style-name="T1">移除了</text:span><text:span text:style-name="T6">)</text:span><text:span text:style-name="T1">，非常震憾。很多事不是發生在自己身邊，永遠隔了層霧，自也無法形成一種適當的理解。我不知道原先抨擊或反對新疆</text:span><text:span text:style-name="T6">"</text:span><text:span text:style-name="T1">再教育營</text:span><text:span text:style-name="T6">"</text:span><text:span text:style-name="T1">的人們，看了會不會改變想法</text:span><text:span text:style-name="T6">? </text:span><text:span text:style-name="T1">還是會繼續認定這是中共對特定宗教信仰或文化的一種壓迫</text:span><text:span text:style-name="T6">? </text:span><text:span text:style-name="T1">這類恐怖攻擊的思想源頭真能算得上一種該被尊重的</text:span><text:span text:style-name="T6">"</text:span><text:span text:style-name="T1">宗教</text:span><text:span text:style-name="T6">"</text:span><text:span text:style-name="T1">嗎</text:span><text:span text:style-name="T6">?<text:line-break/><text:line-break/></text:span><text:span text:style-name="T1">信伊斯蘭教的人也真是有點倒霉，無緣無故要去背這些邪門歪道的黑鍋，事實上伊斯蘭教對這些恐怖份子也很不齒的。</text:span><text:span text:style-name="T6"><text:line-break/><text:line-break/></text:span><text:span text:style-name="T1">人確實有信仰的自由，但任何自由都有一道明確的邊界，否則也就沒有自由可言。如果整天想著自殺和殺人陪葬以追求上天堂，那這種</text:span><text:span text:style-name="T6">"</text:span><text:span text:style-name="T1">信仰</text:span><text:span text:style-name="T6">"</text:span><text:span text:style-name="T1">實在扺觸了太多其他人類該享有的自由，不該容許其存在，否則一切對人性美好的追求都將失去意義。</text:span><text:span text:style-name="T6"><text:line-break/><text:line-break/>https://youtu.be/BjgSOYRZqIo</text:span></text:p>
      <text:p text:style-name="P8"><text:span text:style-name="T5">林炤育</text:span><text:span text:style-name="T1"><text:s/>  |  2019.12.09 23:57   |   </text:span><text:a xlink:type="simple" xlink:href="http://palinfo.habago.org/Entry?Command=Information_PrintForum&amp;iPage=2#FORUM38210"><text:span text:style-name="T2">#</text:span></text:a></text:p>
      <text:p text:style-name="P10"><text:span text:style-name="T1">有錯更正，</text:span><text:span text:style-name="T7">乌兰巴托之夜為蒙古歌，普勒布道尔吉（</text:span><text:span text:style-name="T6">G.Pürevdorj</text:span><text:span text:style-name="T1">）作曲，</text:span><text:span text:style-name="T7">贾樟柯與左小祖咒改寫中文歌詞。</text:span><text:span text:style-name="T6"><text:line-break/><text:line-break/></text:span><text:span text:style-name="T7">创作背景编辑</text:span><text:span text:style-name="T6"><text:line-break/></text:span><text:span text:style-name="T7">乌兰巴特林屋德西，乌兰巴托原称库伦，是蒙古国的首都，意为</text:span><text:span text:style-name="T6">“</text:span><text:span text:style-name="T7">红色英雄</text:span><text:span text:style-name="T6">”</text:span><text:span text:style-name="T1">，屋德西是夜晚的意思。</text:span><text:span text:style-name="T7">乌兰巴特林屋德西中的</text:span><text:span text:style-name="T6">“</text:span><text:span text:style-name="T1">林</text:span><text:span text:style-name="T6">”</text:span><text:span text:style-name="T1">是蒙文</text:span><text:span text:style-name="T7">词缀【的】，音标为【</text:span><text:span text:style-name="T6">IN</text:span><text:span text:style-name="T1">】。那木汗是</text:span><text:span text:style-name="T6">“</text:span><text:span text:style-name="T1">静静的、静</text:span><text:span text:style-name="T7">谧的、安静</text:span><text:span text:style-name="T6">”</text:span><text:span text:style-name="T1">的意思。</text:span><text:span text:style-name="T7">乌歌曲表现了乌兰巴托夜晚的美丽和对她的热爱。歌曲创作于</text:span><text:span text:style-name="T6">1985</text:span><text:span text:style-name="T1">年，由蒙古</text:span><text:span text:style-name="T7">诗人桑堆扎布（</text:span><text:span text:style-name="T6">P.Sanduyjav</text:span><text:span text:style-name="T1">）作</text:span><text:span text:style-name="T7">词，普勒布道尔吉（</text:span><text:span text:style-name="T6">G.Pürevdorj</text:span><text:span text:style-name="T1">）作曲，蒙古微笑</text:span><text:span text:style-name="T7">乐队原唱。</text:span><text:span text:style-name="T6"><text:line-break/><text:line-break/></text:span><text:span text:style-name="T7">词：左小祖咒</text:span><text:span text:style-name="T6"><text:s/></text:span><text:span text:style-name="T7">贾樟柯　曲：昔日布道尔吉（蒙）</text:span><text:span text:style-name="T6"><text:line-break/></text:span><text:span text:style-name="T1">穿越</text:span><text:span text:style-name="T7">旷野的风啊</text:span><text:span text:style-name="T6"><text:line-break/></text:span><text:span text:style-name="T1">慢些走</text:span><text:span text:style-name="T6"><text:line-break/></text:span><text:span text:style-name="T1">我用沉默告</text:span><text:span text:style-name="T7">诉你</text:span><text:span text:style-name="T6"><text:line-break/></text:span><text:span text:style-name="T1">我醉了酒</text:span><text:span text:style-name="T6"><text:line-break/></text:span><text:span text:style-name="T7">飘向远方的云啊</text:span><text:span text:style-name="T6"><text:line-break/></text:span><text:span text:style-name="T1">慢些走</text:span><text:span text:style-name="T6"><text:line-break/></text:span><text:span text:style-name="T1">我用奔跑告</text:span><text:span text:style-name="T7">诉你</text:span><text:span text:style-name="T6"><text:line-break/></text:span><text:span text:style-name="T1">我不回头</text:span><text:span text:style-name="T6"><text:line-break/></text:span><text:span text:style-name="T7">乌兰巴托的夜啊</text:span><text:span text:style-name="T6"><text:line-break/></text:span><text:span text:style-name="T1">那么静，那么静</text:span><text:span text:style-name="T6"><text:line-break/></text:span><text:span text:style-name="T7">连风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云都不知道我</text:span><text:span text:style-name="T6"><text:line-break/></text:span><text:span text:style-name="T1">不知道</text:span><text:span text:style-name="T6"><text:line-break/></text:span><text:span text:style-name="T1">游</text:span><text:span text:style-name="T7">荡异乡的人儿啊</text:span><text:span text:style-name="T6"><text:line-break/></text:span><text:span text:style-name="T1">在哪里</text:span><text:span text:style-name="T6"><text:line-break/></text:span><text:span text:style-name="T1">我的肚子</text:span><text:span text:style-name="T7">开始痛</text:span><text:span text:style-name="T6"><text:line-break/></text:span><text:span text:style-name="T1">你可知道</text:span><text:span text:style-name="T6"><text:line-break/></text:span><text:span text:style-name="T1">穿越火焰的鸟儿啊</text:span><text:span text:style-name="T6"><text:line-break/></text:span><text:span text:style-name="T1">不要走</text:span><text:span text:style-name="T6"><text:line-break/></text:span><text:span text:style-name="T1">你知今夜</text:span><text:span text:style-name="T7">疯掉的</text:span><text:span text:style-name="T6"><text:line-break/></text:span><text:span text:style-name="T1">不止一个人</text:span><text:span text:style-name="T6"><text:line-break/></text:span><text:span text:style-name="T7">乌兰巴托的夜啊</text:span><text:span text:style-name="T6"><text:line-break/></text:span><text:span text:style-name="T1">那么静，那么静</text:span><text:span text:style-name="T6"><text:line-break/></text:span><text:span text:style-name="T7">连风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云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风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云都不知道我</text:span><text:span text:style-name="T6"><text:line-break/></text:span><text:span text:style-name="T1">不知道</text:span><text:span text:style-name="T6"><text:line-break/></text:span><text:span text:style-name="T7">乌兰巴托的夜</text:span><text:span text:style-name="T6"><text:s/></text:span><text:span text:style-name="T1">大壮版</text:span><text:span text:style-name="T6"><text:line-break/></text:span><text:span text:style-name="T1">有一个地方很</text:span><text:span text:style-name="T7">远</text:span><text:span text:style-name="T6"><text:s/></text:span><text:span text:style-name="T1">很</text:span><text:span text:style-name="T7">远</text:span><text:span text:style-name="T6"><text:line-break/></text:span><text:span text:style-name="T1">那里有风</text:span><text:span text:style-name="T6"><text:s/></text:span><text:span text:style-name="T1">有古老的草原</text:span><text:span text:style-name="T6"><text:line-break/></text:span><text:span text:style-name="T7">骄傲的母亲目光深远</text:span><text:span text:style-name="T6"><text:line-break/></text:span><text:span text:style-name="T1">温柔的塔娜</text:span><text:span text:style-name="T7">话语缠绵</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1">有一个地方很</text:span><text:span text:style-name="T7">远</text:span><text:span text:style-name="T6"><text:s/></text:span><text:span text:style-name="T1">很</text:span><text:span text:style-name="T7">远</text:span><text:span text:style-name="T6"><text:line-break/></text:span><text:span text:style-name="T1">那里有一生最重的思念</text:span><text:span text:style-name="T6"><text:line-break/></text:span><text:span text:style-name="T1">草原的子民无忧无</text:span><text:span text:style-name="T7">虑</text:span><text:span text:style-name="T6"><text:line-break/></text:span><text:span text:style-name="T1">大地的儿女把酒当歌</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1">唱歌的人不</text:span><text:span text:style-name="T7">许掉眼泪</text:span><text:span text:style-name="T6"><text:line-break/><text:line-break/></text:span><text:span text:style-name="T1">左小祖咒（英文名：</text:span><text:span text:style-name="T6">Zuoxiao Zuzhou</text:span><text:span text:style-name="T1">，</text:span><text:span text:style-name="T6">1970</text:span><text:span text:style-name="T1">年</text:span><text:span text:style-name="T6">3</text:span><text:span text:style-name="T1">月</text:span><text:span text:style-name="T6">4</text:span><text:span text:style-name="T1">日－），原名吳紅巾，生於江蘇省建湖縣</text:span><text:span text:style-name="T6">[1][2]</text:span><text:span text:style-name="T1">，著名中國搖滾歌手、當代藝術家、詩人小說家、電影配樂人、音樂家。迄今發行個人專輯近</text:span><text:span text:style-name="T6">30</text:span><text:span text:style-name="T1">張，多次在國內外舉辦藝術展覽。</text:span></text:p>
      <text:p text:style-name="P8"><text:span text:style-name="T5">林炤育</text:span><text:span text:style-name="T1"><text:s/>  |  2019.12.09 22:14   |   </text:span><text:a xlink:type="simple" xlink:href="http://palinfo.habago.org/Entry?Command=Information_PrintForum&amp;iPage=2#FORUM38209"><text:span text:style-name="T2">#</text:span></text:a></text:p>
      <text:p text:style-name="P11"><text:span text:style-name="T5">好像中了情花之毒，聯想病一發不可收拾，親，店裡有斷腸草嗎</text:span><text:span text:style-name="T1">?<text:line-break/><text:line-break/></text:span><text:span text:style-name="T5">花房姑娘</text:span><text:span text:style-name="T1"><text:s/></text:span><text:span text:style-name="T5">王城</text:span><text:span text:style-name="T1"><text:line-break/>https://youtu.be/v2h0JkDFGI8<text:line-break/><text:line-break/></text:span><text:span text:style-name="T5">花房姑娘</text:span><text:span text:style-name="T1"><text:s/></text:span><text:span text:style-name="T5">崔健</text:span><text:span text:style-name="T1"><text:line-break/>https://youtu.be/ubBDKL86rTA<text:line-break/><text:line-break/></text:span><text:span text:style-name="T7">谭维维</text:span><text:span text:style-name="T1"><text:s/></text:span><text:span text:style-name="T5">《假行僧》</text:span><text:span text:style-name="T1"><text:line-break/>https://youtu.be/d-s_k-IuICQ<text:line-break/><text:line-break/></text:span><text:span text:style-name="T7">谭维维</text:span><text:span text:style-name="T1"><text:s/></text:span><text:span text:style-name="T7">乌兰巴托的夜</text:span><text:span text:style-name="T1"><text:s/></text:span><text:span text:style-name="T5">詞曲</text:span><text:span text:style-name="T1"><text:s/>: </text:span><text:span text:style-name="T5">賈樟柯</text:span><text:span text:style-name="T1"><text:line-break/>https://youtu.be/Rti005zoF7g<text:line-break/><text:line-break/><text:line-break/><text:line-break/><text:line-break/><text:line-break/></text:span></text:p>
      <text:p text:style-name="P8"><text:span text:style-name="T5">林炤育</text:span><text:span text:style-name="T1"><text:s/>  |  2019.12.09 21:13   |   </text:span><text:a xlink:type="simple" xlink:href="http://palinfo.habago.org/Entry?Command=Information_PrintForum&amp;iPage=2#FORUM38208"><text:span text:style-name="T2">#</text:span></text:a></text:p>
      <text:p text:style-name="P10"><text:span text:style-name="T1">老尻泉州行。想起老殘遊記裡大明湖</text:span><text:span text:style-name="T6"><text:line-break/><text:line-break/></text:span><text:span text:style-name="T1">躺在搖椅上聽著，如沐春風，如在畫中。</text:span><text:span text:style-name="T6"><text:line-break/></text:span><text:span text:style-name="T1">老殘遊記</text:span><text:span text:style-name="T6"><text:s/>8</text:span><text:span text:style-name="T1">小時。</text:span><text:span text:style-name="T6"><text:line-break/>https://youtu.be/DIP-Fgq27f4<text:line-break/><text:line-break/></text:span><text:span text:style-name="T1">關於死亡、孤獨、無意義與自由的古詩詞</text:span><text:span text:style-name="T6"><text:line-break/></text:span><text:span text:style-name="T1">讀過的古詩詞大都來自教科書以及中國古典文學名著，影片中解析的詩詞，我幾乎都沒看過。這塊空白很大好大。</text:span><text:span text:style-name="T6"><text:line-break/></text:span><text:span text:style-name="T1">聽醉了，多美麗呀</text:span><text:span text:style-name="T6"><text:s/>!<text:line-break/></text:span><text:span text:style-name="T1">黃曉丹：隨時間而來的真理。</text:span><text:span text:style-name="T6"><text:s/>30</text:span><text:span text:style-name="T1">分鐘</text:span><text:span text:style-name="T6"><text:line-break/>https://youtu.be/M9Rnyr86-rI<text:line-break/><text:line-break/></text:span><text:span text:style-name="T1">還記得陳明、王城嗎</text:span><text:span text:style-name="T6">? </text:span><text:span text:style-name="T1">帥帥的陳明當了生意人，憨憨的王城遠走大陸邊疆採集民歌。為了支持這位滿臉風霜的憨憨，我特別上淘寶買了他的</text:span><text:span text:style-name="T6">CD </text:span><text:span text:style-name="T1">，每一首都不是普通好聽。</text:span><text:span text:style-name="T6"><text:line-break/></text:span><text:span text:style-name="T1">油管上有幾首</text:span><text:span text:style-name="T6"><text:line-break/><text:line-break/></text:span><text:span text:style-name="T1">王城</text:span><text:span text:style-name="T6"><text:s/>: </text:span><text:span text:style-name="T1">多美麗呀</text:span><text:span text:style-name="T6"><text:line-break/>https://youtu.be/SVrzRNb8N9E<text:line-break/><text:line-break/></text:span><text:span text:style-name="T1">王城</text:span><text:span text:style-name="T6"><text:s/>:</text:span><text:span text:style-name="T1">駱駝</text:span><text:span text:style-name="T6"><text:line-break/>https://youtu.be/3RgdR8I4xEk<text:line-break/><text:line-break/><text:line-break/><text:line-break/></text:span></text:p>
      <text:p text:style-name="P8"><text:span text:style-name="T5">張萬康（綽號尻尻、尻仔、老尻）</text:span><text:span text:style-name="T1"><text:s/>  |  2019.12.09 01:45   |   </text:span><text:a xlink:type="simple" xlink:href="http://palinfo.habago.org/Entry?Command=Information_PrintForum&amp;iPage=2#FORUM38207"><text:span text:style-name="T2">#</text:span></text:a></text:p>
      <text:p text:style-name="P9"><text:span text:style-name="T1">泉州府行</text:span><text:span text:style-name="T6">-11</text:span><text:span text:style-name="T1">（完結篇）</text:span><text:span text:style-name="T6"><text:line-break/><text:line-break/></text:span><text:span text:style-name="T1">當我人在泉州的第二晚，台灣一個學歷史出身的朋友私訊我，我告訴他我人在泉州，他說：「什麼！你在泉州！李贄的故鄉耶。」我說這是哪位？他說，最勇敢的泉州人</text:span><text:span text:style-name="T6">——</text:span><text:span text:style-name="T1">李贄。還好我們不是用語音，不然什麼叫「理智的故鄉」更聽不懂。</text:span><text:span text:style-name="T6"><text:line-break/><text:line-break/></text:span><text:span text:style-name="T1">不過如果說一個人最勇敢之處，在於理智，這我很同意。</text:span><text:span text:style-name="T6"><text:line-break/><text:line-break/></text:span><text:span text:style-name="T1">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6"><text:line-break/><text:line-break/></text:span><text:span text:style-name="T1">當天睡醒後，原本我計劃前往天后宮，也妙，竟然查到李贄故居就在天后宮旁邊。也算天意安排，「天后宮」和「李贄故居」兩景點作一次去。</text:span><text:span text:style-name="T6"><text:line-break/><text:line-break/></text:span><text:span text:style-name="T1">關於李贄其人其事，必須問歷史、哲學、中文系所的專業人士才更合適。在此我只能用我的方式簡述。李贄當過官，</text:span><text:span text:style-name="T6">54</text:span><text:span text:style-name="T1">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6"><text:line-break/><text:line-break/></text:span><text:span text:style-name="T1">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6"><text:line-break/><text:line-break/></text:span><text:span text:style-name="T1">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6"><text:line-break/><text:line-break/></text:span><text:span text:style-name="T1">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6"><text:line-break/><text:line-break/></text:span><text:span text:style-name="T1">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6">76</text:span><text:span text:style-name="T1">歲時坐牢。他說，我走遍大江南北，欸～～～只有牢裡沒去過，去就去唄。</text:span><text:span text:style-name="T6"><text:line-break/><text:line-break/></text:span><text:span text:style-name="T1">爬文說，李敖在《李敖快意恩仇錄》裡寫道：「人物中我偏好『性格巨星』式，像東方朔、像李贄、像金聖歎、像汪中、像狄阿傑尼斯（</text:span><text:span text:style-name="T6">Diogenes</text:span><text:span text:style-name="T1">）、像伏爾泰、像斯威夫特（</text:span><text:span text:style-name="T6">Swift</text:span><text:span text:style-name="T1">）、像蕭伯納、像巴頓將軍（</text:span><text:span text:style-name="T6">Gen.George Patton</text:span><text:span text:style-name="T1">），我喜歡他們的鋒利和那股表現鋒利的激情。」</text:span><text:span text:style-name="T6"><text:line-break/><text:line-break/></text:span><text:span text:style-name="T1">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6"><text:line-break/><text:line-break/></text:span><text:span text:style-name="T1">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6"><text:line-break/><text:line-break/></text:span><text:span text:style-name="T1">有趣的點還有，他</text:span><text:span text:style-name="T6">54</text:span><text:span text:style-name="T1">歲才正式搞文藝。四百年後他的泉州同鄉，廣欽老和尚，則是</text:span><text:span text:style-name="T6">55</text:span><text:span text:style-name="T1">歲來台弘法，俗世的功果是在台灣栽下的。他們都是中年轉業兼創業。</text:span><text:span text:style-name="T6">54</text:span><text:span text:style-name="T1">歲之前的李贄只是文武百官中的一員，李贄還沒成李贄。</text:span><text:span text:style-name="T6">55</text:span><text:span text:style-name="T1">歲以前的廣欽只是承天寺偌大寺院中的和尚之一，而且還是文盲。</text:span><text:span text:style-name="T6"><text:line-break/><text:line-break/></text:span><text:span text:style-name="T1">根據尻仔的獨家研究與大膽推理，廣欽動念來台在</text:span><text:span text:style-name="T6">1946</text:span><text:span text:style-name="T1">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6"><text:line-break/><text:line-break/></text:span><text:span text:style-name="T1">話說參觀完天后宮，心滿意足。步行一兩百公尺，來到李贄故居。</text:span><text:span text:style-name="T6"><text:line-break/><text:line-break/></text:span><text:span text:style-name="T1">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6"><text:line-break/><text:line-break/></text:span><text:span text:style-name="T1">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6"><text:line-break/><text:line-break/></text:span><text:span text:style-name="T1">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6"><text:line-break/><text:line-break/></text:span><text:span text:style-name="T1">來這裡的遊客還算不少。大家似乎都有點失望，為李贄感到小小不平。（並不是莫大的不平，因為李贄搞不好喜歡寧可這屋子這麼奧爛？）</text:span><text:span text:style-name="T6"><text:line-break/><text:line-break/></text:span><text:span text:style-name="T1">泉州人不重視勇敢的泉州人？</text:span><text:span text:style-name="T6"><text:line-break/><text:line-break/></text:span><text:span text:style-name="T8">●●●●</text:span><text:span text:style-name="T6"><text:line-break/><text:line-break/></text:span><text:span text:style-name="T1">離開李贄故居，搭乘「小白」觀光車，二度前往承天寺。當晚，即我在泉州的最後一晚，吃了維族人做的羊肉串，然後走逛一陣，看到超市，進去轉了一圈，買了兩種泡麵、皇冠梨、椰子汁。</text:span><text:span text:style-name="T6"><text:line-break/><text:line-break/></text:span><text:span text:style-name="T1">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6"><text:line-break/><text:line-break/></text:span><text:span text:style-name="T1">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6">……</text:span><text:span text:style-name="T1">或者是公司的制度或規矩壓迫了他</text:span><text:span text:style-name="T6">……</text:span><text:span text:style-name="T1">我覺這人蠻可憐，回顧這個鏡頭，寫到這裡，我想也可能他急著做完，才好下班去看電影</text:span><text:span text:style-name="T6">……</text:span><text:span text:style-name="T1">十一連假好多人在看電影，有三部國產大片上檔，票房很好，外加甫下檔的閱兵，這也算當電影看的一部大戲。</text:span><text:span text:style-name="T6"><text:line-break/><text:line-break/></text:span><text:span text:style-name="T1">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6">……</text:span><text:span text:style-name="T1">也可能是我想太多、想太偏，這和什麼國家地區無關。我在台灣看過台電的老鳥欺負菜鳥。他們全員戴著台電的工程帽，穿台電的制服。</text:span><text:span text:style-name="T6"><text:line-break/><text:line-break/></text:span><text:span text:style-name="T1">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6">……</text:span><text:span text:style-name="T1">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6"><text:line-break/><text:line-break/></text:span><text:span text:style-name="T1">如果那個台電的老鳥不是公務員，他可能會嗆吼，你給我下來，然後當場</text:span><text:span text:style-name="T6">K</text:span><text:span text:style-name="T1">我一頓。當然我也可以叫他上來，順便提醒他帶悠遊卡刷卡進來。</text:span><text:span text:style-name="T6"><text:line-break/><text:line-break/></text:span><text:span text:style-name="T1">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6"><text:line-break/><text:line-break/></text:span><text:span text:style-name="T1">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6">7.8</text:span><text:span text:style-name="T1">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6">9</text:span><text:span text:style-name="T1">元，一個茶葉蛋是</text:span><text:span text:style-name="T6">1.5</text:span><text:span text:style-name="T1">元。泉州物價不像北京上海瘋狂（近年已高過台北，吃一碗普通的麵可能要台幣</text:span><text:span text:style-name="T6">100</text:span><text:span text:style-name="T1">元）。</text:span><text:span text:style-name="T6"><text:line-break/><text:line-break/></text:span><text:span text:style-name="T1">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6"><text:line-break/><text:line-break/></text:span><text:span text:style-name="T1">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6">——</text:span><text:span text:style-name="T1">不能武統。意即統有統的理，但不能武，就這麼簡單，這個原則要抓住。他懂的，但他一時轉不過來，聊了一陣後仍又問我一次：「你看台灣這樣是不是要收回來了？」</text:span><text:span text:style-name="T6"><text:line-break/><text:line-break/></text:span><text:span text:style-name="T1">此時，我們尻公</text:span><text:span text:style-name="T6">——</text:span><text:span text:style-name="T1">本人原本渾號「尻公」，今年改叫「尻尻」了，為了裝可愛！但一副尻公的老雞巴毛架式還是在</text:span><text:span text:style-name="T6">——</text:span><text:span text:style-name="T1">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6">……</text:span><text:span text:style-name="T1">歹勢，尻公自捧。反正尻公說了就算。</text:span><text:span text:style-name="T6"><text:line-break/><text:line-break/></text:span><text:span text:style-name="T1">尻公哪來的氣勢，哇哈哈哈，笑屎。蘭而，泉客阿北卻附議我尻。戴著大盤帽的他，像是一個老長官，以人生閱歷頗深的口吻表示，沒錯，不要打，而且泉州在台海第一線首當其衝，肯定會遭管制。</text:span><text:span text:style-name="T6"><text:line-break/><text:line-break/></text:span><text:span text:style-name="T1">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6"><text:line-break/><text:line-break/>1993</text:span><text:span text:style-name="T1">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6"><text:line-break/><text:line-break/></text:span><text:span text:style-name="T1">當老先生知道我來自台灣後，他說他反對法國打算賣「幻象」戰鬥機給台灣。我法文不好，為了確定他說什麼，請他在我的小本子寫。他寫「</text:span><text:span text:style-name="T6">Mirage</text:span><text:span text:style-name="T1">」。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6">XD</text:span><text:span text:style-name="T1">～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6"><text:line-break/><text:line-break/></text:span><text:span text:style-name="T1">每一種雞巴頭咬著不放，都很不妙。過於固執死腦筋，成天談統獨，我覺這是不</text:span><text:span text:style-name="T6">OK</text:span><text:span text:style-name="T1">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6">……</text:span><text:span text:style-name="T1">我想我的答覆是：</text:span><text:span text:style-name="T6"><text:line-break/><text:line-break/></text:span><text:span text:style-name="T1">一，</text:span><text:span text:style-name="T6"><text:s/></text:span><text:span text:style-name="T1">沒錯我咬住，但比起我剛講的那位法國老先生，我沒深咬，他才深咬。而且搞不好他才是對的。無論他對不對、我對不對，總之我沒那麼善良純潔，我沒咬這麼深。</text:span><text:span text:style-name="T6"><text:line-break/><text:line-break/></text:span><text:span text:style-name="T1">二，</text:span><text:span text:style-name="T6"><text:s/></text:span><text:span text:style-name="T1">我沒咬著。我只是含著。</text:span><text:span text:style-name="T6"><text:line-break/><text:line-break/></text:span><text:span text:style-name="T1">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6"><text:line-break/><text:line-break/></text:span><text:span text:style-name="T1">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6"><text:line-break/><text:line-break/></text:span><text:span text:style-name="T1">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6"><text:line-break/><text:line-break/></text:span><text:span text:style-name="T1">泉州府行，下台一鞠躬。</text:span><text:span text:style-name="T6"><text:line-break/><text:line-break/></text:span><text:span text:style-name="T1">圖：</text:span><text:span text:style-name="T6">https://www.facebook.com/wcer.zhang/posts/2521856211432048</text:span></text:p>
      <text:p text:style-name="P8"><text:span text:style-name="T5">張萬康（綽號尻尻、尻仔、老尻）</text:span><text:span text:style-name="T1"><text:s/>  |  2019.12.09 01:39   |   </text:span><text:a xlink:type="simple" xlink:href="http://palinfo.habago.org/Entry?Command=Information_PrintForum&amp;iPage=3#FORUM38206"><text:span text:style-name="T2">#</text:span></text:a></text:p>
      <text:p text:style-name="P9"><text:span text:style-name="T1">老羊好：</text:span><text:span text:style-name="T6"><text:line-break/></text:span><text:span text:style-name="T1">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6"><text:line-break/><text:line-break/></text:span><text:span text:style-name="T1">「用意」挺重要。無論如何我願意拍拍那位大陸網友的肩，辛苦了！中國。</text:span><text:span text:style-name="T6"><text:line-break/><text:line-break/></text:span><text:span text:style-name="T1">泉州府行</text:span><text:span text:style-name="T6">-10<text:line-break/><text:line-break/></text:span><text:span text:style-name="T1">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6"><text:line-break/><text:line-break/></text:span><text:span text:style-name="T1">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6">9.9</text:span><text:span text:style-name="T1">元，在超市是</text:span><text:span text:style-name="T6">7.8</text:span><text:span text:style-name="T1">元。</text:span><text:span text:style-name="T6"><text:line-break/><text:line-break/></text:span><text:span text:style-name="T1">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6"><text:line-break/><text:line-break/></text:span><text:span text:style-name="T1">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6"><text:line-break/><text:line-break/></text:span><text:span text:style-name="T1">價錢上，台灣的挺貴。一顆九十元上下，有時超過一百元。冬季時比較便宜。或是各家不同，差不多相同大小的一顆，兩家店相差二三十元的也有，我曾買到一顆</text:span><text:span text:style-name="T6">70</text:span><text:span text:style-name="T1">元上下的，超好運，而且回家將之倒入杯子喝，還倒了兩杯的馬克杯，很賺。</text:span><text:span text:style-name="T6"><text:line-break/><text:line-break/></text:span><text:span text:style-name="T1">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6">22</text:span><text:span text:style-name="T1">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6"><text:line-break/><text:line-break/></text:span><text:span text:style-name="T1">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6"><text:line-break/><text:line-break/></text:span><text:span text:style-name="T1">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6"><text:line-break/><text:line-break/></text:span><text:span text:style-name="T1">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6"><text:line-break/><text:line-break/></text:span><text:span text:style-name="T1">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6"><text:line-break/><text:line-break/></text:span><text:span text:style-name="T1">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6">……</text:span><text:span text:style-name="T1">那個</text:span><text:span text:style-name="T6">……</text:span><text:span text:style-name="T1">那個</text:span><text:span text:style-name="T6">……</text:span><text:span text:style-name="T1">，自己疑神疑鬼不直接大氣</text:span><text:span text:style-name="T6">XD</text:span><text:span text:style-name="T1">。</text:span><text:span text:style-name="T6"><text:line-break/><text:line-break/></text:span><text:span text:style-name="T1">當時在店內，小哥把羊肉串端給我時，也是有點跩？放了就走，還是懶得看我一眼似的。我心想，維族來到外地謀生，這裡不是你們的主場，你難免如此吧</text:span><text:span text:style-name="T6">……</text:span><text:span text:style-name="T1">偏偏這家小店卻是他們在客場中的主場，我得看他臉色。總之啦，我想太多。而且我一直盯著人瞧，心想天殺的你可以長成這麼帥</text:span><text:span text:style-name="T6">……</text:span><text:span text:style-name="T1">想必他覺此人很煩，不，他眼裡根本沒我，沒有啥對我好或不好可言，也算他小子酷。</text:span><text:span text:style-name="T6"><text:line-break/><text:line-break/></text:span><text:span text:style-name="T1">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6"><text:line-break/><text:line-break/></text:span><text:span text:style-name="T8">●●●●</text:span><text:span text:style-name="T6"><text:line-break/><text:line-break/></text:span><text:span text:style-name="T1">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6"><text:line-break/><text:line-break/></text:span><text:span text:style-name="T1">超市架上還有一種「皇冠梨」，吃起來和台灣「二十世紀梨」（新世紀梨）是一樣的滋味。記得一次得買六顆，一共多少錢我忘了，但非常便宜就是。記得六顆</text:span><text:span text:style-name="T6">13</text:span><text:span text:style-name="T1">元幾角？這種梨子在台灣一顆</text:span><text:span text:style-name="T6">30</text:span><text:span text:style-name="T1">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6"><text:line-break/><text:line-break/></text:span><text:span text:style-name="T1">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6"><text:line-break/><text:line-break/></text:span><text:span text:style-name="T1">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6"><text:line-break/><text:line-break/></text:span><text:span text:style-name="T1">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6"><text:line-break/><text:line-break/></text:span><text:span text:style-name="T1">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6">XD</text:span><text:span text:style-name="T1">，他住在一個木頭工寮，晚上點油燈，不是軍人出身的他（其他榮民是「榮譽國民」的簡稱，必須從軍中一定的年資後退伍下來才叫榮民），在這裡一起和老兵、榮民們墾荒。</text:span><text:span text:style-name="T6"><text:line-break/><text:line-break/></text:span><text:span text:style-name="T1">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6"><text:line-break/><text:line-break/></text:span><text:span text:style-name="T1">所以每年夏天，老表會寄幾箱梨子來台北給我們吃免費的。紙箱上頭印「二十世紀梨」。當年是二十世紀啊，表示這是新的優良品種，保證和以前的梨子口感不一樣。</text:span><text:span text:style-name="T6"><text:line-break/><text:line-break/></text:span><text:span text:style-name="T1">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6"><text:line-break/><text:line-break/></text:span><text:span text:style-name="T1">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6"><text:line-break/><text:line-break/></text:span><text:span text:style-name="T1">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6">……</text:span><text:span text:style-name="T1">救救孩子</text:span><text:span text:style-name="T6">……</text:span><text:span text:style-name="T1">你這樣打他，存心要他比我早死</text:span><text:span text:style-name="T6">……</text:span><text:span text:style-name="T1">」我媽聽了大哭，抱住老表濺淚說：「老表你為何講話這麼婊！你這樣小孩子會學壞，他聽了以後也會很婊。」老表拍摸我媽頭說：「小林啊（我媽當年的綽號），我都放下了，你們也要放下。」</text:span><text:span text:style-name="T6"><text:line-break/><text:line-break/></text:span><text:span text:style-name="T1">以上多少被我摻水瞎編了，不過我媽看了老表讓我騎在背上是真的，暴怒也是真的，接下來的對話才是我臨時來的。</text:span><text:span text:style-name="T6"><text:line-break/><text:line-break/></text:span><text:span text:style-name="T1">要編下去亦可。老表繼續勸說：「小林啊，擠出來的牙膏就回不去嘍，你剛剛罵他那句什麼娘的，難不成是要他回到子宮？」小林發抖了，驚呼：「老表，你是真文青！」</text:span><text:span text:style-name="T6"><text:line-break/><text:line-break/></text:span><text:span text:style-name="T1">（</text:span><text:span text:style-name="T6">21</text:span><text:span text:style-name="T1">世紀的文青很愛書寫一種「回到子宮」啥的。老表算是先驅者了，老表夠幽微。）</text:span><text:span text:style-name="T6"><text:line-break/><text:line-break/></text:span><text:span text:style-name="T1">老表前去住院後，基本上我媽常跑醫院探視，弄些吃的給他帶去。我爸好像很少去，他當時還沒退伍，而且我爸也看很開</text:span><text:span text:style-name="T6">XD</text:span><text:span text:style-name="T1">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6"><text:line-break/><text:line-break/></text:span><text:span text:style-name="T1">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6">……</text:span><text:span text:style-name="T1">越說越樂來著，當作有幸遇到（這是真的）。我阿嬤則叮嚀我媽一定要燒幾副四色牌給老表（這我編的）。</text:span><text:span text:style-name="T6"><text:line-break/><text:line-break/></text:span><text:span text:style-name="T1">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6"><text:line-break/><text:line-break/></text:span><text:span text:style-name="T1">正好我去泉州前兩天，在全聯超市看到有賣二十世紀梨，四顆</text:span><text:span text:style-name="T6">120</text:span><text:span text:style-name="T1">，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6"><text:line-break/><text:line-break/></text:span><text:span text:style-name="T1">老表若還在世，四捨五入該有</text:span><text:span text:style-name="T6">110</text:span><text:span text:style-name="T1">歲。我年過</text:span><text:span text:style-name="T6">50</text:span><text:span text:style-name="T1">又</text:span><text:span text:style-name="T6">2</text:span><text:span text:style-name="T1">，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6"><text:line-break/><text:line-break/></text:span><text:span text:style-name="T1">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6">……</text:span><text:span text:style-name="T1">其實乳溝被吸管遮住了，但套句傅達仁轉播籃球賽的慣用語：「意思到了。」這個包裝一直沿傳下來，但似乎近年移除了！改版了！女郎消失。今年我買過沒發現她。不知道是不是</text:span><text:span text:style-name="T6">metoo</text:span><text:span text:style-name="T1">波及的。歷史何辜，女郎何辜，老兵不死，老表肯定氣昏。</text:span><text:span text:style-name="T6"><text:line-break/><text:line-break/></text:span><text:span text:style-name="T1">（待續。本系列還剩一集，內容是我和一泉州伯伯、一青海大叔，一個年紀比我大，一個年紀比我小，三人在路邊討論兩岸和平。）</text:span><text:span text:style-name="T6"><text:line-break/><text:line-break/></text:span><text:span text:style-name="T1">【圖說】</text:span><text:span text:style-name="T6"><text:line-break/></text:span><text:span text:style-name="T1">泉州買的泰國椰子汁。青島的一般餃子店。泉州的維族烤羊肉串。最後三張是幼年時期上梨山所拍。第一張是我爸、老表、我姐和我。回頭再補一張《碧洨英豪》放在胡思書店的宣傳卡。</text:span><text:span text:style-name="T6"><text:line-break/><text:line-break/></text:span><text:span text:style-name="T1">圖：</text:span><text:span text:style-name="T6">https://www.facebook.com/wcer.zhang/posts/2518849668399369</text:span></text:p>
      <text:p text:style-name="P12"/>
      <text:p text:style-name="P13"/>
      <text:p text:style-name="P8"><text:span text:style-name="T5">梁成功</text:span><text:span text:style-name="T1"><text:s/>  |  2019.12.08 13:26   |   </text:span><text:a xlink:type="simple" xlink:href="http://palinfo.habago.org/Entry?Command=Information_PrintForum&amp;iPage=1#FORUM38205"><text:span text:style-name="T2">#</text:span></text:a></text:p>
      <text:p text:style-name="P11"><text:span text:style-name="T5">瑞士人</text:span><text:span text:style-name="T1">ceeroo</text:span><text:span text:style-name="T5">導演的中國形象宣傳片：</text:span><text:span text:style-name="T1"><text:line-break/>https://b23.tv/av77598202<text:line-break/><text:line-break/></text:span></text:p>
      <text:p text:style-name="P8"><text:span text:style-name="T5">老羊</text:span><text:span text:style-name="T1"><text:s/>  |  2019.12.08 07:46   |   </text:span><text:a xlink:type="simple" xlink:href="http://palinfo.habago.org/Entry?Command=Information_PrintForum&amp;iPage=1#FORUM38204"><text:span text:style-name="T2">#</text:span></text:a></text:p>
      <text:p text:style-name="P9"><text:span text:style-name="T1">讀完萬康的札記，轉載一段某大陸網友在</text:span><text:span text:style-name="T6"><text:s/>YouTube </text:span><text:span text:style-name="T1">視頻的留言（轉成繁體）：</text:span><text:span text:style-name="T6"><text:line-break/><text:line-break/></text:span><text:span text:style-name="T1">「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6">,8</text:span><text:span text:style-name="T1">億件襯衫能換架飛機。那時候，海裏沒有大船，主力還是炮艇。殲十是了不起的最高機密，一般人我們都不告訴他。</text:span><text:span text:style-name="T6"><text:line-break/><text:line-break/></text:span><text:span text:style-name="T1">世界不斷在改變，改變</text:span><text:span text:style-name="T6">…</text:span><text:span text:style-name="T1">我們還是很窮，好像幹什麽都不成。報紙上不再出現溫飽二字，開始討論民生問題。貧困村的家庭不再只有一條褲子，留守兒童成了新的難題；臺灣開通了自由行，去玩過的朋友說不過如此。</text:span><text:span text:style-name="T6">GDP</text:span><text:span text:style-name="T1">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6">…</text:span><text:span text:style-name="T1">臺獨還在折騰，大人們不再緊張。反而說，小馬哥長得不錯。吉利買了沃爾沃，聯想成了</text:span><text:span text:style-name="T6">PC</text:span><text:span text:style-name="T1">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6"><text:line-break/><text:line-break/></text:span><text:span text:style-name="T1">時間不停在走遠，走遠</text:span><text:span text:style-name="T6">…</text:span><text:span text:style-name="T1">生活越來越好，問題越來越多，視野越來越廣闊，想要的越來越復雜。但回望過去，我們已經站在了近百年來最好的時候。本朝已承平</text:span><text:span text:style-name="T6">70</text:span><text:span text:style-name="T1">年，按我們中華慣例，應該準備迎接盛世。我們又將成為世界上最牛</text:span><text:span text:style-name="T6">B</text:span><text:span text:style-name="T1">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6">14</text:span><text:span text:style-name="T1">億國民永遠只能襯衫換飛機，在產業鏈的底層為他們當牛做馬。但我們相信</text:span><text:span text:style-name="T6">5000</text:span><text:span text:style-name="T1">年悠悠歷史的智慧，相信</text:span><text:span text:style-name="T6">14</text:span><text:span text:style-name="T1">億中華兒女的精英氣魄，相信我華夏泱泱大國幾千年繁衍不息的的錚錚鐵骨！</text:span><text:span text:style-name="T6"><text:line-break/><text:line-break/></text:span><text:span text:style-name="T1">今天是你大步向前的時代，我的中國。願你永遠沒有戰亂，永遠寧靜。</text:span><text:span text:style-name="T6"><text:line-break/></text:span><text:span text:style-name="T1">今天是你華麗轉身的時刻，我的中國。願你迎風起飛，在風雨中獲得收獲。」</text:span><text:span text:style-name="T6"><text:line-break/></text:span></text:p>
      <text:p text:style-name="P8"><text:span text:style-name="T5">張萬康（綽號尻尻、尻仔、老尻）</text:span><text:span text:style-name="T1"><text:s/>  |  2019.12.08 04:04   |   </text:span><text:a xlink:type="simple" xlink:href="http://palinfo.habago.org/Entry?Command=Information_PrintForum&amp;iPage=1#FORUM38203"><text:span text:style-name="T2">#</text:span></text:a></text:p>
      <text:p text:style-name="P10"><text:span text:style-name="T1">泉州府行</text:span><text:span text:style-name="T6">-9<text:line-break/><text:line-break/></text:span><text:span text:style-name="T1">耶，終於來到第九集。本集將談到一位豪氣干雲的計程車司機。在談他之前，得先從外圍、背景來說起。</text:span><text:span text:style-name="T6"><text:line-break/><text:line-break/></text:span><text:span text:style-name="T1">我到泉州的第一天，是</text:span><text:span text:style-name="T6">2019</text:span><text:span text:style-name="T1">年十月一日，這天是對岸十一國慶，中華人民共和國成立整整</text:span><text:span text:style-name="T6">70</text:span><text:span text:style-name="T1">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6"><text:line-break/><text:line-break/></text:span><text:span text:style-name="T1">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6"><text:line-break/><text:line-break/></text:span><text:span text:style-name="T1">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6"><text:line-break/><text:line-break/></text:span><text:span text:style-name="T1">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6"><text:line-break/><text:line-break/></text:span><text:span text:style-name="T1">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6"><text:line-break/><text:line-break/></text:span><text:span text:style-name="T1">那麼，是不是也有一種人，認為世道艱難也仍要愛國，五星旗在這天一定要不離身的？我想也是有的。</text:span><text:span text:style-name="T6">90</text:span><text:span text:style-name="T1">年代中期或後期，一次大陸異議人士劉賓雁來台，在師大附中講演我去聽了（生平第一次進附中），他在台上講到，中國大飢荒時期，有個老頭在餓病到臨死前仍說，毛主席肯定知道我在遭罪（受苦）</text:span><text:span text:style-name="T6">……</text:span><text:span text:style-name="T1">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6">——</text:span><text:span text:style-name="T1">總的來說對國家抱持這種信心與從容者那還是多的。（台灣藍綠陣營的群眾都擔憂台灣會垮，對岸人民可沒覺得中國會垮。）</text:span><text:span text:style-name="T6"><text:line-break/><text:line-break/></text:span><text:span text:style-name="T1">還有一種心狀是這樣，滿腦子尼瑪（對岸的網路用語，粗口的調皮寫法）中國站起來了，誰想挑戰中國我們不會客氣</text:span><text:span text:style-name="T6">——</text:span><text:span text:style-name="T1">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6"><text:line-break/><text:line-break/></text:span><text:span text:style-name="T1">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6">——</text:span><text:span text:style-name="T1">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6"><text:line-break/><text:line-break/></text:span><text:span text:style-name="T1">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6"><text:line-break/><text:line-break/></text:span><text:span text:style-name="T1">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6"><text:line-break/><text:line-break/></text:span><text:span text:style-name="T1">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6"><text:line-break/><text:line-break/></text:span><text:span text:style-name="T1">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6"><text:line-break/><text:line-break/></text:span><text:span text:style-name="T1">尼瑪這場閱兵重播一整天</text:span><text:span text:style-name="T6">XD</text:span><text:span text:style-name="T1">囧</text:span><text:span text:style-name="T6"><text:line-break/><text:line-break/></text:span><text:span text:style-name="T8">●●●●</text:span><text:span text:style-name="T6"><text:line-break/><text:line-break/></text:span><text:span text:style-name="T1">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6"><text:line-break/><text:line-break/></text:span><text:span text:style-name="T1">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6"><text:line-break/><text:line-break/></text:span><text:span text:style-name="T1">似乎他用「外省人」來答覆之前為何他要對我示出戒心？也像用「外省人」來提醒我不必再問？只因他知道這個身份是敏感的？莫非他這個敏感是受台灣影響的？還是每個地方都有類似的敏感糾結？</text:span><text:span text:style-name="T6"><text:line-break/><text:line-break/></text:span><text:span text:style-name="T1">我想起</text:span><text:span text:style-name="T6">90</text:span><text:span text:style-name="T1">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6"><text:line-break/><text:line-break/></text:span><text:span text:style-name="T1">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6"><text:line-break/><text:line-break/></text:span><text:span text:style-name="T1">也可能，泉州的這位大哥並無敏感，只是沒遇過有人問這個，一時疑惑，心想我才想問你是從哪來的哩。換言之是我自己敏感瞎猜亂連。</text:span><text:span text:style-name="T6"><text:line-break/><text:line-break/></text:span><text:span text:style-name="T1">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6"><text:line-break/><text:line-break/></text:span><text:span text:style-name="T1">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6"><text:line-break/><text:line-break/></text:span><text:span text:style-name="T1">他說，自己當兵的時候就在泉州，待了幾年，很熟悉這裡了，退伍後乾脆留下。我說你沒想到回荊州？他表示，老家的人比較「勢利眼」</text:span><text:span text:style-name="T6">……</text:span><text:span text:style-name="T1">（插播，勢利眼是他的用語，但我沒問您老指的是湖北人還是荊州人？還是同你們家有關連的人？）</text:span><text:span text:style-name="T6">……</text:span><text:span text:style-name="T1">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6">……<text:line-break/><text:line-break/></text:span><text:span text:style-name="T1">他的完整意思，我回顧起來是這樣，泉州的企業家、土豪小資、中產階級、底層百姓，大家各取所需，彼此還算和諧，怡然自樂，若說美好如桃花源之境太超過，至少這裡的人沒有相互看不起，不會給別人氣受。</text:span><text:span text:style-name="T6"><text:line-break/><text:line-break/></text:span><text:span text:style-name="T1">我說所以你在這裡也成家生小孩，在這裡生根了？他表示是的。我說大哥你可以聽懂閩南話嗎？他表示生活中的大致都可以，有的朋友也是泉州人。</text:span><text:span text:style-name="T6"><text:line-break/><text:line-break/></text:span><text:span text:style-name="T1">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6"><text:line-break/><text:line-break/></text:span><text:span text:style-name="T1">快抵達賓館時，想起一事，我問：「早上閱兵看了嗎？」他像是從電影中醒來，以豪氣干雲的口吻答覆：「看了！」我說：「如何？」他以一種穩重洪亮的聲音說：「國家強大！人民辛苦。」</text:span><text:span text:style-name="T6"><text:line-break/><text:line-break/></text:span><text:span text:style-name="T1">這苦字我該用驚嘆號來轉述他的氣口，但他並非吶喊，故此我仍用句號合適。此時他也正慢慢減速，車停妥來，我付錢下車，再會。</text:span><text:span text:style-name="T6"><text:line-break/><text:line-break/></text:span><text:span text:style-name="T8">●●●●</text:span><text:span text:style-name="T6"><text:line-break/></text:span><text:span text:style-name="T1">【後記】</text:span><text:span text:style-name="T6"><text:line-break/><text:line-break/></text:span><text:span text:style-name="T1">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6">Q</text:span><text:span text:style-name="T1">，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6"><text:line-break/><text:line-break/></text:span><text:span text:style-name="T1">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6"><text:line-break/><text:line-break/></text:span><text:span text:style-name="T1">又，台灣該怎麼用八個字來說呢？</text:span><text:span text:style-name="T6"><text:line-break/><text:line-break/></text:span><text:span text:style-name="T8">●●●●</text:span><text:span text:style-name="T6"><text:line-break/></text:span><text:span text:style-name="T1">【圖說】</text:span><text:span text:style-name="T6"><text:line-break/>--</text:span><text:span text:style-name="T1">承天寺門口與布條。</text:span><text:span text:style-name="T6"><text:line-break/>-</text:span><text:span text:style-name="T1">大雄寶殿（或某個寺殿前）與其布條。大紅燈籠是不是平時也有？還是因為國慶？我不知道。我覺燈籠倒蠻不錯。</text:span><text:span text:style-name="T6"><text:line-break/>-</text:span><text:span text:style-name="T1">餐廳外牆的閱兵銀幕。</text:span><text:span text:style-name="T6"><text:line-break/>-</text:span><text:span text:style-name="T1">在泉州的第二天（十一次日），朋友請我去的餐廳有點貴。隔壁桌的四個少女客人可能家境不錯？比較遠方的白衣少男是新來的服務員，記得</text:span><text:span text:style-name="T6">19</text:span><text:span text:style-name="T1">歲，挺害羞的小伙。餐廳外有五星小旗的裝飾。</text:span><text:span text:style-name="T6"><text:line-break/><text:line-break/></text:span><text:span text:style-name="T1">圖：</text:span><text:span text:style-name="T6">https://www.facebook.com/wcer.zhang/posts/2517020935248909</text:span></text:p>
      <text:p text:style-name="P8"><text:span text:style-name="T5">張萬康（綽號尻尻、尻仔、老尻）</text:span><text:span text:style-name="T1"><text:s/>  |  2019.12.08 04:03   |   </text:span><text:a xlink:type="simple" xlink:href="http://palinfo.habago.org/Entry?Command=Information_PrintForum&amp;iPage=1#FORUM38202"><text:span text:style-name="T2">#</text:span></text:a></text:p>
      <text:p text:style-name="P9"><text:span text:style-name="T1">泉州府行</text:span><text:span text:style-name="T6">-8<text:line-break/><text:line-break/></text:span><text:span text:style-name="T1">這篇如果要安個小標題，我安上的是「我是客家人！」</text:span><text:span text:style-name="T6"><text:line-break/><text:line-break/></text:span><text:span text:style-name="T8">●●●●</text:span><text:span text:style-name="T6"><text:line-break/><text:line-break/></text:span><text:span text:style-name="T1">話說在泉州和四位外地（外省）前來的計程車司機交流。從外地前來工作的人相當多，開計程車只是其中一個選項。曾聽人說廈門的計程車司機許多是河南人，</text:span><text:span text:style-name="T6">2016</text:span><text:span text:style-name="T1">年我去廈門時沒搭過計程車，自無交流機會。</text:span><text:span text:style-name="T6"><text:line-break/><text:line-break/>2011</text:span><text:span text:style-name="T1">年廈門司機爆發集體抗爭。</text:span><text:span text:style-name="T6"><text:line-break/><text:line-break/></text:span><text:span text:style-name="T1">「福建廈門市近</text:span><text:span text:style-name="T6">2/3</text:span><text:span text:style-name="T1">計程車昨天罷駛，司機要求降租金和提高起步價，並抗議政府增加計程車數量。罷駛司機並砸爛照常營業的計程車毆打司機，至少</text:span><text:span text:style-name="T6">60</text:span><text:span text:style-name="T1">輛車被砸，當局調派武警戒備，至午夜仍未休。綜合明報、東方日報等香港媒體報導，罷駛將持續到月底，而附近城市泉州等地的計程車也將跟進。（中央社</text:span><text:span text:style-name="T6">2011</text:span><text:span text:style-name="T1">年</text:span><text:span text:style-name="T6">10</text:span><text:span text:style-name="T1">月）」此一事件經勞資協調後落幕，詳情我沒研究。</text:span><text:span text:style-name="T6"><text:line-break/><text:line-break/></text:span><text:span text:style-name="T1">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6">NBA</text:span><text:span text:style-name="T1">最有名的球星是勇士隊的</text:span><text:span text:style-name="T6">K</text:span><text:span text:style-name="T1">湯。中國</text:span><text:span text:style-name="T6">CBA</text:span><text:span text:style-name="T1">職籃的福建隊，主場也設在晉江。這位重慶老師傅才來這一帶半年，我問他能不能聽懂閩南語，他說還不行。其他方面沒聊什麼，我人方落地，還在暖機。老師傅的氣質與穿著有點像董事長。</text:span><text:span text:style-name="T6"><text:line-break/><text:line-break/></text:span><text:span text:style-name="T1">在泉州的第一晚，我欲從老城區回到豐澤區下榻的酒店（等級一般，乾淨舒爽），遇到第二位外地司機，湖北荊州來的。此人的講話、氣韻，讓我回想起來屢是酥麻，嘖嘖感佩，決定放在最後寫。</text:span><text:span text:style-name="T6"><text:line-break/><text:line-break/></text:span><text:span text:style-name="T1">我在泉州四天三夜，總共加起來</text:span><text:span text:style-name="T6">72</text:span><text:span text:style-name="T1">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6"><text:line-break/><text:line-break/></text:span><text:span text:style-name="T1">事情是這樣，上車後，看跳錶的起跳是</text:span><text:span text:style-name="T6">10</text:span><text:span text:style-name="T1">元，我心生疑惑，告訴他深夜搭來西街的時候是</text:span><text:span text:style-name="T6">9</text:span><text:span text:style-name="T1">元。於是詠嘆調開始了：「兄弟</text:span><text:span text:style-name="T6">……</text:span><text:span text:style-name="T1">你來的時候</text:span><text:span text:style-name="T6">……</text:span><text:span text:style-name="T1">還沒晚上十一點吧</text:span><text:span text:style-name="T6">……</text:span><text:span text:style-name="T1">」（我這個刪節號的符號代表聲音的旋律性，請自行演繹。）我記不大確定，喃喃說，呃，十一點之後吧。他仍是「兄弟」當開頭，「唱」說我是十一點之前搭的。又溝通了一會兒，他「唱」說，兄弟，過十一點就成</text:span><text:span text:style-name="T6">10</text:span><text:span text:style-name="T1">元囉。意思是夜間加成。對我而言只是想弄懂風土民情或一些規矩，自非在意</text:span><text:span text:style-name="T6">1</text:span><text:span text:style-name="T1">元，這下明白了嘿。</text:span><text:span text:style-name="T6"><text:line-break/><text:line-break/></text:span><text:span text:style-name="T1">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6"><text:line-break/><text:line-break/></text:span><text:span text:style-name="T1">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6">high</text:span><text:span text:style-name="T1">。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6"><text:line-break/><text:line-break/></text:span><text:span text:style-name="T1">這位滁州師傅</text:span><text:span text:style-name="T6">04</text:span><text:span text:style-name="T1">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6"><text:line-break/><text:line-break/></text:span><text:span text:style-name="T1">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6"><text:line-break/><text:line-break/></text:span><text:span text:style-name="T1">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6">——</text:span><text:span text:style-name="T1">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6"><text:line-break/><text:line-break/></text:span><text:span text:style-name="T8">●●●●</text:span><text:span text:style-name="T6"><text:line-break/><text:line-break/></text:span><text:span text:style-name="T1">在泉州第三天近中午，我攔下一車開往天后宮。這次搭載我的是從哪兒來的？這先賣個關子。</text:span><text:span text:style-name="T6"><text:line-break/><text:line-break/></text:span><text:span text:style-name="T1">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6"><text:line-break/><text:line-break/></text:span><text:span text:style-name="T1">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6"><text:line-break/><text:line-break/></text:span><text:span text:style-name="T1">這小伙（對我的年紀來說是小伙）十分爽朗有勁兒，且這般貌似用一種開心來說自己是客家人的，講真在台灣我也很少遇過，幾乎不曾。我是客家人！他說得挺大聲，好有朝氣。</text:span><text:span text:style-name="T6"><text:line-break/><text:line-break/></text:span><text:span text:style-name="T1">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6">90</text:span><text:span text:style-name="T1">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6"><text:line-break/><text:line-break/></text:span><text:span text:style-name="T1">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6"><text:line-break/><text:line-break/></text:span><text:span text:style-name="T1">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6"><text:line-break/><text:line-break/></text:span><text:span text:style-name="T1">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6"><text:line-break/><text:line-break/></text:span><text:span text:style-name="T1">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6"><text:line-break/><text:line-break/></text:span><text:span text:style-name="T1">其實說穿了，這是階級問題，外省本省人是否吃得開，不在於族群差異，而是階級差異。沒能力沒門道的庶民，無論本省外省都只能苦哈哈（在老年代的本省外省庶民都很辛苦，至少是過得很質樸，</text:span><text:span text:style-name="T6">1935</text:span><text:span text:style-name="T1">年出生的黃春明、</text:span><text:span text:style-name="T6">1950</text:span><text:span text:style-name="T1">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6"><text:line-break/><text:line-break/></text:span><text:span text:style-name="T1">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6"><text:line-break/><text:line-break/></text:span><text:span text:style-name="T1">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6"><text:line-break/><text:line-break/></text:span><text:span text:style-name="T1">其實，他是我遇過的第二個江西客家人。第一個是誰呢？竟然就是小八咖啡的一個新進員工。這三四個月來，小八（招牌正確寫法「</text:span><text:span text:style-name="T6">CAFE 8</text:span><text:span text:style-name="T1">」）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6"><text:line-break/><text:line-break/></text:span><text:span text:style-name="T1">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6"><text:line-break/><text:line-break/></text:span><text:span text:style-name="T1">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6"><text:line-break/><text:line-break/></text:span><text:span text:style-name="T1">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6">……</text:span><text:span text:style-name="T1">」慈航說：「你想吃就吃，不想吃就不吃，不要問那麼多。」</text:span><text:span text:style-name="T6"><text:line-break/><text:line-break/></text:span><text:span text:style-name="T1">聖嚴說著笑了笑，頗有「果然慈航夠禪」的意味。對了，聖嚴是江蘇南通人，靠近上海。所以他講話有江浙口音（即吳語區的口音，上海話、蘇州話、寧波話等方言均屬吳語），諸君留意他的一些咬字發音亦可發現。</text:span><text:span text:style-name="T6"><text:line-break/><text:line-break/></text:span><text:span text:style-name="T1">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6"><text:line-break/><text:line-break/></text:span><text:span text:style-name="T1">對了，姐姐的老家贛州，也是有名的歷史古城，但贛州也特低調，比泉州還低調。基本上有個「州」字的地方都有其不容小覷的底蘊。</text:span><text:span text:style-name="T6"><text:line-break/><text:line-break/></text:span><text:span text:style-name="T1">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6"><text:line-break/><text:line-break/></text:span><text:span text:style-name="T1">這位湖北荊州大哥，下回分解，此人酷極。</text:span><text:span text:style-name="T6"><text:line-break/><text:line-break/></text:span><text:span text:style-name="T8">●●●●</text:span><text:span text:style-name="T6"><text:line-break/><text:line-break/></text:span><text:span text:style-name="T1">【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6">1954</text:span><text:span text:style-name="T1">年在台灣走的。</text:span><text:span text:style-name="T6"><text:line-break/><text:line-break/></text:span><text:span text:style-name="T1">圖：</text:span><text:span text:style-name="T6">https://www.facebook.com/wcer.zhang/posts/2514595768824759</text:span></text:p>
      <text:p text:style-name="P8"><text:span text:style-name="T5">張序楓</text:span><text:span text:style-name="T1"><text:s/>  |  2019.12.07 05:53   |   </text:span><text:a xlink:type="simple" xlink:href="http://palinfo.habago.org/Entry?Command=Information_PrintForum&amp;iPage=1#FORUM38201"><text:span text:style-name="T2">#</text:span></text:a></text:p>
      <text:p text:style-name="P10"><text:span text:style-name="T1">噁心的無線電視台冥視剛出現時，播報的是閩南語新聞。直到人渣黨上台阿騙當政後，開始從各個方面下手對台灣省民眾進行洗腦。印象中是從這時候開始不播報</text:span><text:span text:style-name="T6">"</text:span><text:span text:style-name="T1">閩南語</text:span><text:span text:style-name="T6">"</text:span><text:span text:style-name="T1">新聞了，改播報</text:span><text:span text:style-name="T6">"</text:span><text:span text:style-name="T1">台語</text:span><text:span text:style-name="T6">"</text:span><text:span text:style-name="T1">新聞。人渣黨對於操縱文化認同的手法真的是既粗糙又有效。</text:span></text:p>
      <text:p text:style-name="P8"><text:span text:style-name="T5">張萬康（綽號尻尻、尻仔、老尻）</text:span><text:span text:style-name="T1"><text:s/>  |  2019.12.07 01:57   |   </text:span><text:a xlink:type="simple" xlink:href="http://palinfo.habago.org/Entry?Command=Information_PrintForum&amp;iPage=1#FORUM38200"><text:span text:style-name="T2">#</text:span></text:a></text:p>
      <text:p text:style-name="P9"><text:span text:style-name="T1">泉州府行</text:span><text:span text:style-name="T6">-7<text:line-break/><text:line-break/></text:span><text:span text:style-name="T1">《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6"><text:line-break/><text:line-break/></text:span><text:span text:style-name="T1">尻非政客，乃旅客也。人到泉州，台客遇泉客，亦是好的。</text:span><text:span text:style-name="T6"><text:line-break/><text:line-break/></text:span><text:span text:style-name="T1">這次在泉州搭了十次計程車，約莫有六位是「泉客」司機，其他四位是「外省」司機。外加搭了一次老泉客的三輪車，以及搭了一次退休公務員的摩滴（又稱摩</text:span><text:span text:style-name="T6">D</text:span><text:span text:style-name="T1">，以摩拖車當計程車的載客行為）。以這十二次的經驗，當作認識一個城市、民風的參數可能不夠，但我以為能寫出來，亦是好的。</text:span><text:span text:style-name="T6"><text:line-break/><text:line-break/></text:span><text:span text:style-name="T1">一友人近日對我笑云，胡蘭成寫東西，有事沒事很愛來一句「亦是好的」，讓友人感到好煩人，臉上八條線。我答覆，你有這個看法亦是好的，唯盼你不要咬著雞巴頭不放，胡蘭成是有滲屎（</text:span><text:span text:style-name="T6">sense</text:span><text:span text:style-name="T1">）的人，終究是一奇才，高人。</text:span><text:span text:style-name="T6"><text:line-break/><text:line-break/></text:span><text:span text:style-name="T1">「咬著雞巴頭不放」乃服役期間我們禮砲連連長的口頭禪。他是條客家漢子。他常用國語厲聲咆哮這句。好比某某某你不要咬著雞巴頭不放！或將之用來罵全連，主詞改成你們，亦是好的。</text:span><text:span text:style-name="T6"><text:line-break/><text:line-break/></text:span><text:span text:style-name="T1">正經回到主題。有一點必須說明的是，我和泉客司機的互動交流比較少，原因只是，純屬巧合。</text:span><text:span text:style-name="T6"><text:line-break/><text:line-break/></text:span><text:span text:style-name="T1">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6"><text:line-break/><text:line-break/></text:span><text:span text:style-name="T1">少歸少，其中我和兩位泉客司機產生瞬間交流的狀況如下。</text:span><text:span text:style-name="T6"><text:line-break/><text:line-break/></text:span><text:span text:style-name="T8">●●●●</text:span><text:span text:style-name="T6"><text:line-break/><text:line-break/></text:span><text:span text:style-name="T1">話說我和兩位泉州友人打車從洛陽橋返回泉州。好的，先講一下洛陽橋。這一講就會離題講很久但沒辦法，總之還是那句，亦是好的。</text:span><text:span text:style-name="T6"><text:line-break/><text:line-break/></text:span><text:span text:style-name="T1">洛陽橋是北宋時期興築的一道跨海大橋。這橋很長（長</text:span><text:span text:style-name="T6">1500</text:span><text:span text:style-name="T1">米，我來回走了</text:span><text:span text:style-name="T6">3</text:span><text:span text:style-name="T1">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6"><text:line-break/><text:line-break/></text:span><text:span text:style-name="T1">督造洛陽橋的是泉州太守，蔡襄。沒錯，大書法家蔡襄，北宋「蘇、黃、米、蔡」四大書法家的蔡襄。老蔡正好也是福建人，莆田一帶，算閩南了，同媽祖林默娘都是莆田人。</text:span><text:span text:style-name="T6"><text:line-break/><text:line-break/></text:span><text:span text:style-name="T1">洛陽橋在西元</text:span><text:span text:style-name="T6">1050</text:span><text:span text:style-name="T1">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6">fuck</text:span><text:span text:style-name="T1">）橋墩，颱風與地震來了也幹不倒。所以洛陽橋等於從洛陽江長出的巨靈聖獸。</text:span><text:span text:style-name="T6"><text:line-break/><text:line-break/></text:span><text:span text:style-name="T1">以上細節或專業上我可能說錯，請大家自行爬文。我比較好奇的是，蔡襄的書法，是否從洛陽橋的人工與天然的法則，以及橋、江結合的「訊息」得到啟發？</text:span><text:span text:style-name="T6"><text:line-break/><text:line-break/></text:span><text:span text:style-name="T1">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6"><text:line-break/><text:line-break/></text:span><text:span text:style-name="T1">其實來走橋的人還算不少，附近居民也捧場會來晃晃，攤商也會過來。居民看來很喜歡在橋頭小廣場唱卡啦</text:span><text:span text:style-name="T6">OK</text:span><text:span text:style-name="T1">，而且都唱台灣的台語歌，讓我想到台北大稻埕、關渡的河岸入夜後也好多人來唱卡啦</text:span><text:span text:style-name="T6">OK</text:span><text:span text:style-name="T1">。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6"><text:line-break/><text:line-break/></text:span><text:span text:style-name="T1">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6"><text:line-break/><text:line-break/></text:span><text:span text:style-name="T1">不過洛陽橋的照片，奇怪，都超美。我帶回一本以洛陽橋做專輯的文青刊物（</text:span><text:span text:style-name="T6">HomeLand</text:span><text:span text:style-name="T1">，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6">……</text:span><text:span text:style-name="T1">算了我沒法談太多。</text:span><text:span text:style-name="T6"><text:line-break/><text:line-break/></text:span><text:span text:style-name="T1">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6"><text:line-break/><text:line-break/></text:span><text:span text:style-name="T1">在我小時候台灣有個電視劇「西螺七崁」很紅，講古早台灣武師的故事，可我當年有個疑問：「他們的武功，能和大陸的武師比嗎？大陸那麼大，人才那麼多，台灣歷史那麼短</text:span><text:span text:style-name="T6">……</text:span><text:span text:style-name="T1">」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6"><text:line-break/><text:line-break/></text:span><text:span text:style-name="T1">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6"><text:line-break/><text:line-break/></text:span><text:span text:style-name="T1">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6"><text:line-break/><text:line-break/></text:span><text:span text:style-name="T1">「台灣優先」乍聽是沒錯的，尻仔也贊成，但其中似乎隱含了「台灣優越」，這好不好？到底是咬哪個雞巴頭不放？請連長出來告訴我得了。</text:span><text:span text:style-name="T6"><text:line-break/><text:line-break/></text:span><text:span text:style-name="T1">還有，假設泉州少林寺根本是瞎鬧的，自古就是來亂的，功夫是虛的，亦是可以！像我就認為民國時期的西北軍很白爛，但他們有種雜牌軍的氣魄，我喜歡。又白爛又有叫小。蠻好。</text:span><text:span text:style-name="T6"><text:line-break/><text:line-break/></text:span><text:span text:style-name="T8">●●●●</text:span><text:span text:style-name="T6"><text:line-break/><text:line-break/></text:span><text:span text:style-name="T1">卻說洛陽橋歸程中，泉州朋友從手機叫了一部類似我們台灣</text:span><text:span text:style-name="T6">U-ber</text:span><text:span text:style-name="T1">的計程車。過程有點大費周章，只因朋友不熟這裡，司機在唱卡啦</text:span><text:span text:style-name="T6">OK</text:span><text:span text:style-name="T1">的橋口附近等了老久，雙方就這樣錯過，於是我們一行三人又走了老遠，去另一個出入口等他。兩個地點距離老遠。</text:span><text:span text:style-name="T6"><text:line-break/><text:line-break/></text:span><text:span text:style-name="T1">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6"><text:line-break/><text:line-break/></text:span><text:span text:style-name="T1">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6"><text:line-break/><text:line-break/></text:span><text:span text:style-name="T1">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6">nice</text:span><text:span text:style-name="T1">的大叔。感覺此人平常有點暖心，但重點是他很灑脫，這種人的三觀挺素樸美麗的。台灣也不少這樣的人，是不是～</text:span><text:span text:style-name="T6"><text:line-break/><text:line-break/></text:span><text:span text:style-name="T1">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6"><text:line-break/><text:line-break/></text:span><text:span text:style-name="T1">說完了一位司機。還有一計程車師傅、摩</text:span><text:span text:style-name="T6">D</text:span><text:span text:style-name="T1">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6">D</text:span><text:span text:style-name="T1">是他打零工玩的。</text:span><text:span text:style-name="T6"><text:line-break/><text:line-break/></text:span><text:span text:style-name="T1">當時我在承天寺對面等計程車時等不到，每部車都已載客，下班時間車超多，暫時點了根菸。忽然他停下電動車，問我去哪，談了價錢就上了車。</text:span><text:span text:style-name="T6"><text:line-break/><text:line-break/></text:span><text:span text:style-name="T1">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6"><text:line-break/><text:line-break/></text:span><text:span text:style-name="T1">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6"><text:line-break/><text:line-break/></text:span><text:span text:style-name="T8">●●●●</text:span><text:span text:style-name="T6"><text:line-break/><text:line-break/></text:span><text:span text:style-name="T1">【圖片來源】</text:span><text:span text:style-name="T6"><text:line-break/></text:span><text:span text:style-name="T1">除前兩張我拍攝於洛陽橋，其他出自《</text:span><text:span text:style-name="T6">HOMELAND</text:span><text:span text:style-name="T1">家園》雜誌</text:span><text:span text:style-name="T6">143</text:span><text:span text:style-name="T1">期（洛陽橋專刊）。</text:span><text:span text:style-name="T6"><text:line-break/><text:line-break/></text:span><text:span text:style-name="T1">圖（臉書）：</text:span><text:span text:style-name="T6">https://www.facebook.com/wcer.zhang/posts/2512928812324788</text:span></text:p>
      <text:p text:style-name="P8"><text:span text:style-name="T5">張萬康（綽號尻尻、尻仔、老尻）</text:span><text:span text:style-name="T1"><text:s/>  |  2019.12.07 01:54   |   </text:span><text:a xlink:type="simple" xlink:href="http://palinfo.habago.org/Entry?Command=Information_PrintForum&amp;iPage=1#FORUM38199"><text:span text:style-name="T2">#</text:span></text:a></text:p>
      <text:p text:style-name="P10"><text:span text:style-name="T1">泉州府行</text:span><text:span text:style-name="T6">-6<text:line-break/><text:line-break/></text:span><text:span text:style-name="T1">泉州開元寺的東西塔（我個人稱之為雙塔），一個叫東塔，一個叫西塔，大家都稱東西塔。</text:span><text:span text:style-name="T6"><text:line-break/><text:line-break/></text:span><text:span text:style-name="T1">東塔叫鎮國塔。高度</text:span><text:span text:style-name="T6">48</text:span><text:span text:style-name="T1">米多。西塔叫仁壽塔。高度</text:span><text:span text:style-name="T6">45</text:span><text:span text:style-name="T1">米多。</text:span><text:span text:style-name="T6"><text:line-break/><text:line-break/></text:span><text:span text:style-name="T1">東西塔是佛塔，各由一名禪師負責興建。前者獻給釋迦牟尼佛。後者獻給阿彌陀佛。</text:span><text:span text:style-name="T6"><text:line-break/><text:line-break/></text:span><text:span text:style-name="T1">東塔在唐朝（西元</text:span><text:span text:style-name="T6">865</text:span><text:span text:style-name="T1">年）落成。西塔在五代（西元</text:span><text:span text:style-name="T6">916</text:span><text:span text:style-name="T1">年）落成。前後差</text:span><text:span text:style-name="T6">51</text:span><text:span text:style-name="T1">年。</text:span><text:span text:style-name="T6"><text:line-break/><text:line-break/></text:span><text:span text:style-name="T1">它們起初都是木塔，都毀損過！之後改建磚塔，但又遭毀損，所以南宋時期改建石塔。在重建工程上，西塔比東塔早十年完成。所以說東塔先誕生，西塔則是先復活。</text:span><text:span text:style-name="T6"><text:line-break/><text:line-break/></text:span><text:span text:style-name="T1">這次重建的雙石塔（</text:span><text:span text:style-name="T6">1237-1250</text:span><text:span text:style-name="T1">年興建與完成），一直延續到八百多年後的今天。</text:span><text:span text:style-name="T6"><text:line-break/><text:line-break/></text:span><text:span text:style-name="T1">其間，歷經明朝萬曆年間的八級地震，以及多次颱風，都屹立不墜，頂多小修，不必大修。可見古人工法了得，也可見閩南祖先很強。</text:span><text:span text:style-name="T6"><text:line-break/><text:line-break/></text:span><text:span text:style-name="T1">雙塔外觀有何不同？看起來不都一樣？這問題很專業，在於上面浮雕的神像動作不一樣。好像是這樣。</text:span><text:span text:style-name="T6"><text:line-break/><text:line-break/></text:span><text:span text:style-name="T1">更專業的知識，大家可以爬文，或來當地讓導覽員講解。中國各景點的導覽員實力都很強，不下於友驊、澔平與哲青。真的，不是說笑。自由行也是可以找導覽員，不找也可。此外也有</text:span><text:span text:style-name="T6">3C</text:span><text:span text:style-name="T1">導覽之類的。</text:span><text:span text:style-name="T6"><text:line-break/><text:line-break/></text:span><text:span text:style-name="T1">東西塔都是五層八面，真的是八面玲瓏。每一面出現兩尊佛像，</text:span><text:span text:style-name="T6"><text:s/></text:span><text:span text:style-name="T1">一個塔就有</text:span><text:span text:style-name="T6">80</text:span><text:span text:style-name="T1">尊的佛像，雙塔共計</text:span><text:span text:style-name="T6">160</text:span><text:span text:style-name="T1">尊。</text:span><text:span text:style-name="T6"><text:line-break/><text:line-break/></text:span><text:span text:style-name="T1">兩者的</text:span><text:span text:style-name="T6">80</text:span><text:span text:style-name="T1">尊，動作、姿態、造型、身份，各不相同。西塔的特色之一是，出現日光菩薩、月光菩薩，他倆乃藥師佛的左右護法。</text:span><text:span text:style-name="T6"><text:line-break/><text:line-break/></text:span><text:span text:style-name="T1">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6"><text:line-break/><text:line-break/></text:span><text:span text:style-name="T1">此外，東塔的各神佛，有階級順序。西塔的神比較有「進步色彩」，大家平等，連昭明太子（梁武帝的兒子）</text:span><text:span text:style-name="T6">——</text:span><text:span text:style-name="T1">蕭統也混進去玩，他小哥也搞了一尊。</text:span><text:span text:style-name="T6"><text:line-break/><text:line-break/></text:span><text:span text:style-name="T1">當時，昭明太子</text:span><text:span text:style-name="T6">31</text:span><text:span text:style-name="T1">歲就病逝了，國人都喜歡昭明太子，說他是一個很有品的好文青，大家好不捨。於是國人說他是上西天去當如來佛的文書了，然後他的虛幻美學的地位就更高了</text:span><text:span text:style-name="T6">……</text:span><text:span text:style-name="T1">得兒勒，西塔給他搞一面浮雕唄。</text:span><text:span text:style-name="T6"><text:line-break/><text:line-break/></text:span><text:span text:style-name="T8">●●●●</text:span><text:span text:style-name="T6"><text:line-break/><text:line-break/></text:span><text:span text:style-name="T1">以下，尻仔奉上開元寺、西街一系列照片。前五張是我從網路抓的。然後才是我拍的。</text:span><text:span text:style-name="T6"><text:line-break/><text:line-break/></text:span><text:span text:style-name="T1">只因開元寺就在西街。這裡是一條小吃街，是日市也是夜市。</text:span><text:span text:style-name="T6"><text:line-break/><text:line-break/></text:span><text:span text:style-name="T1">開元寺裡面相當大。大雄寶殿完成於唐朝（西元</text:span><text:span text:style-name="T6">686</text:span><text:span text:style-name="T1">年），所以雙塔是</text:span><text:span text:style-name="T6">179</text:span><text:span text:style-name="T1">年後、</text:span><text:span text:style-name="T6">230</text:span><text:span text:style-name="T1">年後才喬落去的。</text:span><text:span text:style-name="T6"><text:line-break/><text:line-break/></text:span><text:span text:style-name="T1">開元寺裡面像一個小國家似的，裡面又分許多寺院，並且有博物館（內有一艘</text:span><text:span text:style-name="T6">1970</text:span><text:span text:style-name="T1">年代打撈上岸的宋朝古船）、郵局（兼賣紀念品），還有一個安養院，記得好像還有醫院。</text:span><text:span text:style-name="T6"><text:line-break/><text:line-break/></text:span><text:span text:style-name="T1">開元寺、西街在老城區，即鯉城區。此區尚有承天寺（比較哲學氣息的地方）、崇福寺（北宋建的尼姑庵）以及各種佛教、道教的寺廟。整個大泉州地區，大大小小超過一千年的廟有</text:span><text:span text:style-name="T6">41</text:span><text:span text:style-name="T1">座，最有名的大多集中鯉城區。</text:span><text:span text:style-name="T6"><text:line-break/><text:line-break/></text:span><text:span text:style-name="T1">鯉城區乃因泉州形狀像鯉魚而得名。所以閩南語的「你好」，許多人寫成「鯉好」，表示泉州府的問候這樣。</text:span><text:span text:style-name="T6"><text:line-break/><text:line-break/></text:span><text:span text:style-name="T1">泉州又名刺桐城，因為這裡自古很多刺桐花。而泉州在古代被阿拉伯人、波斯人，以及義大利商人馬可波羅，都稱作「</text:span><text:span text:style-name="T6">zayton</text:span><text:span text:style-name="T1">」。這聽起來像刺桐，只是巧合嗎？有個說法是，阿拉伯人把橄欖叫</text:span><text:span text:style-name="T6">zayton</text:span><text:span text:style-name="T1">，又以橄欖代表和平，他們覺得泉州好棒棒，人民好和平友善，所以把泉州府就叫</text:span><text:span text:style-name="T6">zayton</text:span><text:span text:style-name="T1">。</text:span><text:span text:style-name="T6"><text:line-break/><text:line-break/></text:span><text:span text:style-name="T1">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6"><text:line-break/><text:line-break/></text:span><text:span text:style-name="T1">十四世紀中葉，一個摩洛哥旅行家在他的日記中就鬧了個笑話。他來到泉州後，寫說，奇怪，這裡名叫橄欖，但我在這裡都沒看見橄欖啊。講真，齊豫唱「橄欖樹」的時候搞不好也沒看過橄欖。</text:span><text:span text:style-name="T6"><text:line-break/><text:line-break/></text:span><text:span text:style-name="T1">英、法文的</text:span><text:span text:style-name="T6">Satin</text:span><text:span text:style-name="T1">在中文是「緞」、「緞子」的意思。</text:span><text:span text:style-name="T6">Satin</text:span><text:span text:style-name="T1">其實就是指泉州。</text:span><text:span text:style-name="T6">Satin</text:span><text:span text:style-name="T1">與</text:span><text:span text:style-name="T6">Zayton</text:span><text:span text:style-name="T1">（</text:span><text:span text:style-name="T6">zaytun</text:span><text:span text:style-name="T1">）有關聯在的。這方面的淵源引證，論述推敲，我會貼在底下。</text:span><text:span text:style-name="T6"><text:line-break/><text:line-break/></text:span><text:span text:style-name="T1">照尻仔的考證則是，從山上或天空往下看，開元寺的雙塔，就成了二筒。古人早就愛打麻將，泉州人以開元寺為地標，喜歡說我們泉州府有二筒，聽牌摸到二筒要加兩台。這二筒的閩南語發音就是</text:span><text:span text:style-name="T6">zayton</text:span><text:span text:style-name="T1">。刺桐花其實原意叫二筒花，而泉州府的綽號就叫二筒（人稱二筒之城）。</text:span><text:span text:style-name="T6">——</text:span><text:span text:style-name="T1">以上是尻仔瞎掰。</text:span><text:span text:style-name="T6"><text:line-break/><text:line-break/></text:span><text:span text:style-name="T1">這系列照片是</text:span><text:span text:style-name="T6">2019</text:span><text:span text:style-name="T1">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6"><text:line-break/><text:line-break/></text:span><text:span text:style-name="T1">照片中可看見西街口子上有一個白色的西洋鐘樓。民國時期，</text:span><text:span text:style-name="T6">1934</text:span><text:span text:style-name="T1">年蓋的。當時一軍閥看上一個護士，晉江縣長強迫護士嫁給軍閥，導致護士自殺。為紀念護士，平息民怨，蓋了這座鐘樓。</text:span><text:span text:style-name="T6"><text:line-break/><text:line-break/></text:span><text:span text:style-name="T1">西街有個隸屬政府的文創館（西街遊客服務中心），裡面的紀念品比較潮。從這個文創館上樓後有個天台，正對佛塔，不少人在此留影。</text:span><text:span text:style-name="T6"><text:line-break/><text:line-break/></text:span><text:span text:style-name="T1">街道上許多電動車的造型精巧好看。有一張是</text:span><text:span text:style-name="T6">U-Bike</text:span><text:span text:style-name="T1">，與台北的同款，同是捷安特出品。</text:span><text:span text:style-name="T6"><text:line-break/><text:line-break/></text:span><text:span text:style-name="T1">值得一提的是，木心出現了，我愛喝的椰子汁也出現了（泰國進口，十分便宜，超大一顆，</text:span><text:span text:style-name="T6">7</text:span><text:span text:style-name="T1">元</text:span><text:span text:style-name="T6">8</text:span><text:span text:style-name="T1">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6"><text:line-break/><text:line-break/></text:span><text:span text:style-name="T1">附錄：</text:span><text:span text:style-name="T6">Satin(</text:span><text:span text:style-name="T1">緞</text:span><text:span text:style-name="T6">)</text:span><text:span text:style-name="T1">與泉州的關聯。</text:span><text:span text:style-name="T6"><text:line-break/>https://reurl.cc/ObLqgg<text:line-break/><text:line-break/></text:span><text:span text:style-name="T1">圖（臉書）：</text:span><text:span text:style-name="T6">https://www.facebook.com/wcer.zhang/posts/2511687715782231</text:span></text:p>
      <text:p text:style-name="P8"><text:span text:style-name="T5">張萬康（綽號尻尻、尻仔、老尻）</text:span><text:span text:style-name="T1"><text:s/>  |  2019.12.06 20:50   |   </text:span><text:a xlink:type="simple" xlink:href="http://palinfo.habago.org/Entry?Command=Information_PrintForum&amp;iPage=1#FORUM38198"><text:span text:style-name="T2">#</text:span></text:a></text:p>
      <text:p text:style-name="P9"><text:span text:style-name="T1">（泉州府行</text:span><text:span text:style-name="T6">4</text:span><text:span text:style-name="T1">與</text:span><text:span text:style-name="T6">5</text:span><text:span text:style-name="T1">兩篇。寫於</text:span><text:span text:style-name="T6">11</text:span><text:span text:style-name="T1">月）</text:span><text:span text:style-name="T6"><text:line-break/><text:line-break/></text:span><text:span text:style-name="T1">泉州府行</text:span><text:span text:style-name="T6">-4<text:line-break/><text:line-break/></text:span><text:span text:style-name="T1">因台灣逐漸入冬，鄙人決定早睡，放假一天，暫時不作夜間撰述。本集僅奉上天后宮一系列照片。</text:span><text:span text:style-name="T6"><text:line-break/><text:line-break/></text:span><text:span text:style-name="T1">泉州天后宮，興建落成於北宋時期（</text:span><text:span text:style-name="T6">1196</text:span><text:span text:style-name="T1">年）。莆田的湄洲媽祖祖廟歷史更久。</text:span><text:span text:style-name="T6"><text:line-break/><text:line-break/></text:span><text:span text:style-name="T1">泉州天后宮，分成山門（大門）和兩個側門、正殿、寢殿、博物館。山門進去後有一戲台，台上有一壁畫。大致這樣。</text:span><text:span text:style-name="T6"><text:line-break/><text:line-break/></text:span><text:span text:style-name="T1">我拍的山門有人穿古裝在拍照，只因大陸近年有些人流行穿漢服在街上走路、拍照。漢服是統稱，款式很多，大多年輕人穿。我感覺有點受京都（有人穿和服在街上走路或拍照）的影響，也受</text:span><text:span text:style-name="T6">cosplay</text:span><text:span text:style-name="T1">、動漫風氣影響。那些衣服融合古今各種元素，是他們自己做的，或設計的，或買的，好像是這樣。</text:span><text:span text:style-name="T6"><text:line-break/><text:line-break/></text:span><text:span text:style-name="T1">進去山門後，正殿拍完，我回身拍戲台。</text:span><text:span text:style-name="T6"><text:line-break/></text:span><text:span text:style-name="T1">媽祖的神像很大一尊。面容和順清正。</text:span><text:span text:style-name="T6"><text:line-break/><text:line-break/></text:span><text:span text:style-name="T1">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6"><text:line-break/><text:line-break/></text:span><text:span text:style-name="T1">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6">......</text:span><text:span text:style-name="T1">他努力講普通話老半天還是很寧波），但交流愉快。他從前在泉州待過幾年，這次全家舊地重遊。</text:span><text:span text:style-name="T6"><text:line-break/><text:line-break/></text:span><text:span text:style-name="T1">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6"><text:line-break/><text:line-break/></text:span><text:span text:style-name="T1">（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6">......<text:line-break/></text:span><text:span text:style-name="T1">告辭李贄故居後我去搭小白，二度前往承天寺。這才是最後一張。是我從小白上頭拍的。小白右側沒有車門，上下方便，拍街景也方便。）</text:span><text:span text:style-name="T6"><text:line-break/><text:line-break/></text:span><text:span text:style-name="T1">以上是照片簡介。媽祖婆保庇。有看有保庇。沒看也保庇。大家順意。</text:span><text:span text:style-name="T6"><text:line-break/><text:line-break/></text:span><text:span text:style-name="T1">圖：</text:span><text:span text:style-name="T6">https://www.facebook.com/wcer.zhang/posts/2509808299303506<text:line-break/><text:line-break/></text:span><text:span text:style-name="T1">泉州府行</text:span><text:span text:style-name="T6">-5<text:line-break/><text:line-break/></text:span><text:span text:style-name="T1">在泉州的第三天，下午從天后宮搭「小白」觀光車，前往承天寺。（對了，搭車，他們說打車，長久以來都這麼用，</text:span><text:span text:style-name="T6">93</text:span><text:span text:style-name="T1">年我第一次去大陸就發現這類用語。）也奇，照理說我在天后宮附近的市場吃了一頓免費午餐，吃很飽，怎麼肚子卻餓了，想必在天后宮、李贄故居消耗不少體力所致。</text:span><text:span text:style-name="T6"><text:line-break/><text:line-break/></text:span><text:span text:style-name="T1">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6"><text:line-break/><text:line-break/></text:span><text:span text:style-name="T1">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6"><text:line-break/><text:line-break/></text:span><text:span text:style-name="T1">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6"><text:line-break/><text:line-break/></text:span><text:span text:style-name="T1">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6"><text:line-break/><text:line-break/></text:span><text:span text:style-name="T1">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6"><text:line-break/><text:line-break/></text:span><text:span text:style-name="T1">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6"><text:line-break/><text:line-break/></text:span><text:span text:style-name="T1">這下我士氣大振，那土產店的外觀土土的，賣的東西也土土的，我沒看到其他半個客人來買，小哥卻那麼海派大方。不過或許這家店不容小覷，它有它的老主顧，或年節時生意頂好亦未可知？</text:span><text:span text:style-name="T6">……</text:span><text:span text:style-name="T1">於是目標明確了，體力就覺得不浪費了，步行一陣經過一炸物攤，緊鄰又有一家小吃店。於是我選了這家「阿斌小吃店」。感覺這是很台、很閩南味的人名店名，有親切感，必得恩惠照應唄？</text:span><text:span text:style-name="T6"><text:line-break/><text:line-break/></text:span><text:span text:style-name="T1">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6">24</text:span><text:span text:style-name="T1">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6">18</text:span><text:span text:style-name="T1">元。這價格在當地算不算貴，我很難說。比台灣現在的自助餐算便宜些，甚便宜不少。</text:span><text:span text:style-name="T6"><text:line-break/><text:line-break/></text:span><text:span text:style-name="T1">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6">XD</text:span><text:span text:style-name="T1">），她們自己肯定不覺得這叫瀟灑與否。</text:span><text:span text:style-name="T6"><text:line-break/><text:line-break/></text:span><text:span text:style-name="T1">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6">——</text:span><text:span text:style-name="T1">台灣有不少年輕服務生笑得很自然，而且比前幾年的服務生普遍上更自然的微笑，另一種則是很形式化表演的那種，「為你做一個</text:span><text:span text:style-name="T6">XX</text:span><text:span text:style-name="T1">的動作」之類，讓客人正襟危坐無法放鬆，</text:span><text:span text:style-name="T6">——</text:span><text:span text:style-name="T1">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6">……<text:line-break/><text:line-break/></text:span><text:span text:style-name="T1">上面兩段要講的是，大陸人的禮貌不會像台灣那麼殷勤繁複，會作那麼多、說那麼多。或許他們那樣就是一種將將好，也或許台灣風格會多作一點但也不叫多餘。我覺得都挺好的。</text:span><text:span text:style-name="T6"><text:line-break/><text:line-break/></text:span><text:span text:style-name="T1">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6"><text:line-break/><text:line-break/></text:span><text:span text:style-name="T1">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6">1988</text:span><text:span text:style-name="T1">年後可以回去後會問）～從閩南大姐的神情，我看到當年本省姑娘對外省中老年人的一種憐憫、好奇、疑惑。等我回過神來，閩南大姐飄然離去，走出門外的動作很自然瀟灑</text:span><text:span text:style-name="T6">XD</text:span><text:span text:style-name="T1">（大陸人一般舉止都比台灣人感覺瀟灑俐落，閩南人也仍是。這大姐也沒說啥再見、嘿你們忙啊我先走一步啥的，要閃就閃了。）</text:span><text:span text:style-name="T6"><text:line-break/><text:line-break/></text:span><text:span text:style-name="T1">接著剩我一個客人，我和三位重慶大姐閒聊。我隨口找話題說，我剛剛是搭（打）小白來的，咦，重慶有小白嗎？那領班的大姐說：「哈哈哈我不知道，我二十年沒回重慶了！」</text:span><text:span text:style-name="T6"><text:line-break/><text:line-break/></text:span><text:span text:style-name="T1">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6"><text:line-break/><text:line-break/></text:span><text:span text:style-name="T1">其間問到她們的工時，我現在忘了，若沒記錯是</text:span><text:span text:style-name="T6">12</text:span><text:span text:style-name="T1">小時，晚上七點她們仨會下班，或三人的時間不同班但重疊，總之還另有員工。阿斌是誰我忘了問。</text:span><text:span text:style-name="T6"><text:line-break/><text:line-break/></text:span><text:span text:style-name="T1">我們四人有一搭沒一搭，她們仨有時進進出出，忽然領班大姐急忡忡問我，停在店門口的車子是不是我的！警察正開罰單，得趕快去開走。我一看，是一部高檔大型的寶馬汽車（</text:span><text:span text:style-name="T6">BMW</text:span><text:span text:style-name="T1">）。我說不是我的。此時一個大姐對領班大姐笑說：「他都說他搭小白來了！」四人一起朗聲笑開。</text:span><text:span text:style-name="T6"><text:line-break/><text:line-break/></text:span><text:span text:style-name="T1">因順我出去抽菸看看那個車子。此時一個媽媽（感覺是閩南人但不是泉州本地人）帶四個小餓鬼模樣的小孩急速走進阿斌。感覺氣質比較底層。大姐招呼他們要地瓜稀飯還是乾飯，以及招呼點菜。</text:span><text:span text:style-name="T6"><text:line-break/><text:line-break/></text:span><text:span text:style-name="T1">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6">local</text:span><text:span text:style-name="T1">氣息，能開</text:span><text:span text:style-name="T6">24</text:span><text:span text:style-name="T1">小時營業的店可見有生意（台灣以前不少</text:span><text:span text:style-name="T6">24</text:span><text:span text:style-name="T1">小時的店，收了很多）。</text:span><text:span text:style-name="T6"><text:line-break/><text:line-break/></text:span><text:span text:style-name="T1">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6"><text:line-break/><text:line-break/></text:span><text:span text:style-name="T1">水加滿後，喝了兩口，兵強馬壯，告辭阿斌。順原路回承天寺，往上走，無意間發現承天寺的側門，嘿嘿，等於超了捷徑，柳暗花明。</text:span><text:span text:style-name="T6"><text:line-break/><text:line-break/></text:span><text:span text:style-name="T1">【後記】</text:span><text:span text:style-name="T6"><text:line-break/></text:span><text:span text:style-name="T1">有些話題總是不斷重複。為何？是一種對「家」的基本命題之大哉問？是一種情感綿延？一種交流時的共感？還是某種難解的問題總一直在？</text:span><text:span text:style-name="T6">——</text:span><text:span text:style-name="T1">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6"><text:line-break/><text:line-break/></text:span><text:span text:style-name="T1">想像中也很瞎，一個常客常來問說你想家嗎？會想回去嗎？倒也是種通俗淑嫻，將心比心。那重慶大姐是有想，但也無所謂。天然酷。</text:span><text:span text:style-name="T6"><text:line-break/><text:line-break/></text:span><text:span text:style-name="T1">圖：</text:span><text:span text:style-name="T6">https://www.facebook.com/wcer.zhang/posts/2510702192547450</text:span></text:p>
      <text:p text:style-name="P8"><text:span text:style-name="T5">張萬康（綽號尻尻、尻仔、老尻）</text:span><text:span text:style-name="T1"><text:s/>  |  2019.12.06 19:11   |   </text:span><text:a xlink:type="simple" xlink:href="http://palinfo.habago.org/Entry?Command=Information_PrintForum&amp;iPage=1#FORUM38197"><text:span text:style-name="T2">#</text:span></text:a></text:p>
      <text:p text:style-name="P10"><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6"><text:line-break/><text:line-break/></text:span><text:span text:style-name="T1">昨晚看到一則，維族女星娜扎，在韓國出席音樂節的頒獎典禮，用英文唸出得獎者的一段，不少無聊的網民嘲笑她英文不好。這讓我看了挺難受，覺兩岸人民在自信心與平等的觀念上都</text:span><text:span text:style-name="T6">……</text:span><text:span text:style-name="T1">唉唉。</text:span><text:span text:style-name="T6"><text:line-break/><text:line-break/></text:span><text:span text:style-name="T1">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6"><text:line-break/><text:line-break/></text:span><text:span text:style-name="T1">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6">NBA</text:span><text:span text:style-name="T1">時都用中文譯名稱呼各國球員，包括球類術語也大多用中文來說。這樣很平等！照會了不會講洋文的人民，這正是社會主義的基本驗體現。</text:span><text:span text:style-name="T6"><text:line-break/><text:line-break/></text:span><text:span text:style-name="T1">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6"><text:line-break/><text:line-break/></text:span><text:span text:style-name="T1">家父從</text:span><text:span text:style-name="T6">80</text:span><text:span text:style-name="T1">年代看</text:span><text:span text:style-name="T6">NBA</text:span><text:span text:style-name="T1">，看到</text:span><text:span text:style-name="T6">1997</text:span><text:span text:style-name="T1">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6"><text:line-break/><text:line-break/></text:span><text:span text:style-name="T1">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6"><text:line-break/><text:line-break/></text:span><text:span text:style-name="T1">不光如此，臺灣現在仍有許多年紀不老的人也不會英文啊。以前家母辦安親班，一個小胖子寫學校給的英文作業，他的心思很難在各種課業上，</text:span><text:span text:style-name="T6">26</text:span><text:span text:style-name="T1">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6">NBA</text:span><text:span text:style-name="T1">球賽聽不懂英語，都講背號幾號的球員很厲害。在臺灣批踢踢的</text:span><text:span text:style-name="T6">NBA</text:span><text:span text:style-name="T1">板，如果發文用球員譯名，板友們會爭相恥笑，臺灣的教育是不是出了問題？</text:span><text:span text:style-name="T6"><text:line-break/><text:line-break/></text:span><text:span text:style-name="T1">以上是「牢騷」，也想聽大家談時事、台灣政局方面。謝謝。</text:span><text:span text:style-name="T6"><text:line-break/><text:line-break/></text:span><text:span text:style-name="T1">泉州府行</text:span><text:span text:style-name="T6">-3<text:line-break/><text:line-break/></text:span><text:span text:style-name="T1">前往泉州天后宮的路上，由於天后宮附近在作施工，計程車司機說繞過去不方便，將我放在某處，叫我走一段路就可抵達。</text:span><text:span text:style-name="T6"><text:line-break/><text:line-break/></text:span><text:span text:style-name="T1">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6"><text:line-break/><text:line-break/></text:span><text:span text:style-name="T1">想不到，在這裡卻有一場小小奇遇。</text:span><text:span text:style-name="T6"><text:line-break/><text:line-break/></text:span><text:span text:style-name="T1">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6"><text:line-break/><text:line-break/></text:span><text:span text:style-name="T1">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6"><text:line-break/><text:line-break/></text:span><text:span text:style-name="T1">阿嬤的意思是，你到我們村裡可以拍到更多你要的。她知道我相中她的髮飾。</text:span><text:span text:style-name="T6"><text:line-break/><text:line-break/></text:span><text:span text:style-name="T1">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6"><text:line-break/><text:line-break/></text:span><text:span text:style-name="T1">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6"><text:line-break/><text:line-break/></text:span><text:span text:style-name="T1">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6"><text:line-break/><text:line-break/></text:span><text:span text:style-name="T1">接著聊不到幾句，後到的這位大姐忽然招呼我吃飯。只見眼前放了一排菜餚，看來是他們吃飽後還沒收拾的。也對，我忘了我還沒吃中飯哩。我說這麼好噢！她表示隨便吃吃就好。此時先前那位大姐</text:span><text:span text:style-name="T6">A</text:span><text:span text:style-name="T1">也露出笑容，但基本上她都在忙著清洗，讓後來的那位大姐</text:span><text:span text:style-name="T6">B</text:span><text:span text:style-name="T1">與我聊。</text:span><text:span text:style-name="T6"><text:line-break/><text:line-break/></text:span><text:span text:style-name="T1">於是就這樣，我得到免費招待的一頓午餐。地瓜稀飯，配菜餔蛋、花椰菜、魚肉、螃蟹。這讓我省了午餐費。我說我只吃一點，但吃了一大堆。</text:span><text:span text:style-name="T6"><text:line-break/><text:line-break/></text:span><text:span text:style-name="T1">起初是，大姐</text:span><text:span text:style-name="T6">B</text:span><text:span text:style-name="T1">去幫我拿免洗碗，我怕她舀一大碗給我，說我自己來就好，我食量小。結果也奇，吃了一碗，又盛一碗。我歉笑說，不好意思我說只吃一點怎麼一直吃。結果她們在忙也沒搭理我。前後總共吃了四碗。</text:span><text:span text:style-name="T6"><text:line-break/><text:line-break/></text:span><text:span text:style-name="T1">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6"><text:line-break/><text:line-break/></text:span><text:span text:style-name="T1">有時腦海裡閩南語詞窮，用國語問阿嬤，大姐</text:span><text:span text:style-name="T6">B</text:span><text:span text:style-name="T1">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6"><text:line-break/><text:line-break/></text:span><text:span text:style-name="T1">有時我問了別的。如果我們幾人之間的問答與翻譯沒錯的話，阿嬤是來賣魚的，在泉州、蟳埔之間作當日來回。</text:span><text:span text:style-name="T6"><text:line-break/><text:line-break/></text:span><text:span text:style-name="T1">臨去前，我回身拍攝我吃飯地點的全景，此時阿嬤仍在專注欣賞手機中她們的舞蹈。「太牛逼了！」如果她會普通話肯定這樣吶喊。「</text:span><text:span text:style-name="T6">Amazing</text:span><text:span text:style-name="T1">！」如果她會英文肯定這樣說。當時我覺她以此感到自豪，不過現在想到，她可能在糾（揪）錯，看哪裡該改進、誰的動作「凸搥」。</text:span><text:span text:style-name="T6"><text:line-break/><text:line-break/></text:span><text:span text:style-name="T1">其間我問大姐天后宮在哪，答曰走過去就是了。我心想是嗎，告別她們仨後，走不到十來公尺，一轉彎，竟然天后宮赫然出現眼前</text:span><text:span text:style-name="T6">……</text:span><text:span text:style-name="T1">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6"><text:line-break/><text:line-break/></text:span><text:span text:style-name="T1">尻仔今天寫到這裡。尻仔這篇有個地方挺用心思，就是並沒出現「阿嬤天真又可愛」的這種字眼，這個可愛要讓閱者來說，才比較有滋味或意境？才像是寫與讀之間的交流或唱合？謝謝。</text:span><text:span text:style-name="T6"><text:line-break/><text:line-break/></text:span><text:span text:style-name="T8">●●●●</text:span><text:span text:style-name="T6"><text:line-break/></text:span><text:span text:style-name="T1">【圖說】依序</text:span><text:span text:style-name="T6"><text:line-break/></text:span><text:span text:style-name="T1">擺地攤的兩張是叫我去蟳埔拍照的阿嬤。</text:span><text:span text:style-name="T6"><text:line-break/></text:span><text:span text:style-name="T1">拿鍋鏟和炒菜鍋的是大姐</text:span><text:span text:style-name="T6">B</text:span><text:span text:style-name="T1">。</text:span><text:span text:style-name="T6"><text:line-break/></text:span><text:span text:style-name="T1">在清洗、掏魚肚的是大姐</text:span><text:span text:style-name="T6">A</text:span><text:span text:style-name="T1">。</text:span><text:span text:style-name="T6"><text:line-break/></text:span><text:span text:style-name="T1">午餐。</text:span><text:span text:style-name="T6"><text:line-break/></text:span><text:span text:style-name="T1">拿手機的阿嬤自是那位舞蹈大師。</text:span><text:span text:style-name="T6"><text:line-break/></text:span><text:span text:style-name="T1">臨去秋波之全景。（阿嬤忘情欣賞舞蹈）</text:span><text:span text:style-name="T6"><text:line-break/><text:line-break/></text:span><text:span text:style-name="T1">圖：</text:span><text:span text:style-name="T6">https://www.facebook.com/wcer.zhang/posts/2508873532730316<text:line-break/></text:span></text:p>
      <text:p text:style-name="P14">鄭豐遠   |  2019.12.06 07:37   |   <text:a xlink:type="simple" xlink:href="http://palinfo.habago.org/Entry?Command=Information_PrintForum&amp;iPage=1#FORUM38196"><text:span text:style-name="T4">#</text:span></text:a></text:p>
      <text:p text:style-name="P6">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5">林炤育   |  2019.12.06 05:46   |   <text:a xlink:type="simple" xlink:href="http://palinfo.habago.org/Entry?Command=Information_PrintForum&amp;iPage=1#FORUM38195"><text:span text:style-name="T4">#</text:span></text:a></text:p>
      <text:p text:style-name="P7">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5">陳真   |  2019.12.06 02:40   |   <text:a xlink:type="simple" xlink:href="http://palinfo.habago.org/Entry?Command=Information_PrintForum&amp;iPage=1#FORUM38194"><text:span text:style-name="T4">#</text:span></text:a></text:p>
      <text:p text:style-name="P6">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5">老羊   |  2019.12.06 01:25   |   <text:a xlink:type="simple" xlink:href="http://palinfo.habago.org/Entry?Command=Information_PrintForum&amp;iPage=1#FORUM38193"><text:span text:style-name="T4">#</text:span></text:a></text:p>
      <text:p text:style-name="P7">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5">張萬康（綽號尻尻、尻仔、老尻）   |  2019.12.05 23:14   |   <text:a xlink:type="simple" xlink:href="http://palinfo.habago.org/Entry?Command=Information_PrintForum&amp;iPage=1#FORUM38192"><text:span text:style-name="T4">#</text:span></text:a></text:p>
      <text:p text:style-name="P6">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5">鄭豐遠   |  2019.12.05 17:06   |   <text:a xlink:type="simple" xlink:href="http://palinfo.habago.org/Entry?Command=Information_PrintForum&amp;iPage=1#FORUM38191"><text:span text:style-name="T4">#</text:span></text:a></text:p>
      <text:p text:style-name="P7">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5">黄川   |  2019.12.05 14:46   |   <text:a xlink:type="simple" xlink:href="http://palinfo.habago.org/Entry?Command=Information_PrintForum&amp;iPage=1#FORUM38190"><text:span text:style-name="T4">#</text:span></text:a></text:p>
      <text:p text:style-name="P6">磕碜是不体面，丢脸的意思，属于程度比较轻的讽刺词，所以经常被拿来亲友之间当口头禅互相开玩笑。视频里这样姐弟之间对话的语境，差不多就是说你给我们家丢人。</text:p>
      <text:p text:style-name="P5">陳真   |  2019.12.05 12:24   |   <text:a xlink:type="simple" xlink:href="http://palinfo.habago.org/Entry?Command=Information_PrintForum&amp;iPage=1#FORUM38189"><text:span text:style-name="T4">#</text:span></text:a></text:p>
      <text:p text:style-name="P7">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5">陳真   |  2019.12.05 11:21   |   <text:a xlink:type="simple" xlink:href="http://palinfo.habago.org/Entry?Command=Information_PrintForum&amp;iPage=1#FORUM38188"><text:span text:style-name="T4">#</text:span></text:a></text:p>
      <text:p text:style-name="P6">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5">鄭豐遠   |  2019.12.05 05:31   |   <text:a xlink:type="simple" xlink:href="http://palinfo.habago.org/Entry?Command=Information_PrintForum&amp;iPage=1#FORUM38187"><text:span text:style-name="T4">#</text:span></text:a></text:p>
      <text:p text:style-name="P7">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5">張萬康（綽號尻尻、尻仔、老尻）   |  2019.12.05 03:34   |   <text:a xlink:type="simple" xlink:href="http://palinfo.habago.org/Entry?Command=Information_PrintForum&amp;iPage=1#FORUM38186"><text:span text:style-name="T4">#</text:span></text:a></text:p>
      <text:p text:style-name="P6">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5">陳真   |  2019.12.05 02:32   |   <text:a xlink:type="simple" xlink:href="http://palinfo.habago.org/Entry?Command=Information_PrintForum&amp;iPage=1#FORUM38185"><text:span text:style-name="T4">#</text:span></text:a></text:p>
      <text:p text:style-name="P7">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5">陳真   |  2019.12.03 20:24   |   <text:a xlink:type="simple" xlink:href="http://palinfo.habago.org/Entry?Command=Information_PrintForum&amp;iPage=1#FORUM38184"><text:span text:style-name="T4">#</text:span></text:a></text:p>
      <text:p text:style-name="P6">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5">陳真   |  2019.12.03 11:22   |   <text:a xlink:type="simple" xlink:href="http://palinfo.habago.org/Entry?Command=Information_PrintForum&amp;iPage=1#FORUM38183"><text:span text:style-name="T4">#</text:span></text:a></text:p>
      <text:p text:style-name="P7">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5">林炤育   |  2019.12.03 07:57   |   <text:a xlink:type="simple" xlink:href="http://palinfo.habago.org/Entry?Command=Information_PrintForum&amp;iPage=1#FORUM38182"><text:span text:style-name="T4">#</text:span></text:a></text:p>
      <text:p text:style-name="P6">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5">阿海   |  2019.12.02 23:58   |   <text:a xlink:type="simple" xlink:href="http://palinfo.habago.org/Entry?Command=Information_PrintForum&amp;iPage=1#FORUM38181"><text:span text:style-name="T4">#</text:span></text:a></text:p>
      <text:p text:style-name="P7">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5">鄭豐遠   |  2019.12.02 14:30   |   <text:a xlink:type="simple" xlink:href="http://palinfo.habago.org/Entry?Command=Information_PrintForum&amp;iPage=1#FORUM38180"><text:span text:style-name="T4">#</text:span></text:a></text:p>
      <text:p text:style-name="P6">這是另一個 2013 年有關潘維廉的影片: <text:line-break/>https://www.youtube.com/watch?v=ZJwlnWP_FyU</text:p>
      <text:p text:style-name="P5">鄭豐遠   |  2019.12.02 09:31   |   <text:a xlink:type="simple" xlink:href="http://palinfo.habago.org/Entry?Command=Information_PrintForum&amp;iPage=1#FORUM38179"><text:span text:style-name="T4">#</text:span></text:a></text:p>
      <text:p text:style-name="P7">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5">鄭豐遠   |  2019.12.02 07:47   |   <text:a xlink:type="simple" xlink:href="http://palinfo.habago.org/Entry?Command=Information_PrintForum&amp;iPage=1#FORUM38178"><text:span text:style-name="T4">#</text:span></text:a></text:p>
      <text:p text:style-name="P6">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5">陳真   |  2019.12.02 03:06   |   <text:a xlink:type="simple" xlink:href="http://palinfo.habago.org/Entry?Command=Information_PrintForum&amp;iPage=1#FORUM38177"><text:span text:style-name="T4">#</text:span></text:a></text:p>
      <text:p text:style-name="P7">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5">陳真   |  2019.12.02 01:58   |   <text:a xlink:type="simple" xlink:href="http://palinfo.habago.org/Entry?Command=Information_PrintForum&amp;iPage=1#FORUM38176"><text:span text:style-name="T4">#</text:span></text:a></text:p>
      <text:p text:style-name="P6">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5">鄭豐遠   |  2019.12.01 21:36   |   <text:a xlink:type="simple" xlink:href="http://palinfo.habago.org/Entry?Command=Information_PrintForum&amp;iPage=1#FORUM38175"><text:span text:style-name="T4">#</text:span></text:a></text:p>
      <text:p text:style-name="P7">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8"><text:span text:style-name="T5">阿海</text:span><text:span text:style-name="T1"><text:s/>  |  2019.12.01 20:06   |   </text:span><text:a xlink:type="simple" xlink:href="http://palinfo.habago.org/Entry?Command=Information_PrintForum&amp;iPage=1#FORUM38174"><text:span text:style-name="T2">#</text:span></text:a></text:p>
      <text:p text:style-name="P11"><text:span text:style-name="T5">民進黨儲君鄭文燦在桃園成功收編</text:span><text:span text:style-name="T1">''</text:span><text:span text:style-name="T5">宮廟系統</text:span><text:span text:style-name="T1">''<text:line-break/><text:line-break/>https://www.chinatimes.com/newspapers/20181110000581-260107?chdtv<text:line-break/><text:line-break/></text:span><text:span text:style-name="T5">妙天疑似轉向</text:span><text:span text:style-name="T1"><text:line-break/><text:line-break/>https://www.chinatimes.com/realtimenews/20191130001740-260407?chdtv<text:line-break/><text:line-break/>https://newtalk.tw/news/view/2019-11-30/333983<text:line-break/><text:line-break/>........................<text:line-break/><text:line-break/></text:span><text:span text:style-name="T5">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5">我對政黨競爭冷感，不投票，今年觀察選戰，只有絕望兩個字。</text:span><text:span text:style-name="T1"><text:line-break/><text:line-break/><text:line-break/></text:span></text:p>
      <text:p text:style-name="P8"><text:span text:style-name="T5">阿海</text:span><text:span text:style-name="T1"><text:s/>  |  2019.12.01 19:47   |   </text:span><text:a xlink:type="simple" xlink:href="http://palinfo.habago.org/Entry?Command=Information_PrintForum&amp;iPage=1#FORUM38173"><text:span text:style-name="T2">#</text:span></text:a></text:p>
      <text:p text:style-name="P10"><text:span text:style-name="T1">尾巴黨有幾個不乖的立委和民進黨鬧得不愉快，其他想繼續當尾巴的那一派立委議員們接續退黨，好和民進黨保持良好關係。</text:span><text:span text:style-name="T6"><text:line-break/></text:span><text:span text:style-name="T1">洪慈庸</text:span><text:span text:style-name="T6">8</text:span><text:span text:style-name="T1">月退黨，目前無黨籍，其丈夫為林佳龍的愛將。</text:span><text:span text:style-name="T6"><text:line-break/></text:span><text:span text:style-name="T1">她被民進黨「禮讓」參選台中立委，維持尾巴模式。</text:span><text:span text:style-name="T6"><text:line-break/></text:span><text:span text:style-name="T1">至於現在的時代力量，已是民進黨打擊的對象。</text:span></text:p>
      <text:p text:style-name="P8"><text:span text:style-name="T5">張華</text:span><text:span text:style-name="T1"><text:s/>  |  2019.12.01 13:43   |   </text:span><text:a xlink:type="simple" xlink:href="http://palinfo.habago.org/Entry?Command=Information_PrintForum&amp;iPage=1#FORUM38172"><text:span text:style-name="T2">#</text:span></text:a></text:p>
      <text:p text:style-name="P9"><text:span text:style-name="T1">我生氣呀</text:span><text:span text:style-name="T6">~ </text:span><text:span text:style-name="T1">可是真的</text:span><text:span text:style-name="T6">, </text:span><text:span text:style-name="T1">一堆人像僵屍般完全無動於衷</text:span><text:span text:style-name="T6">....</text:span></text:p>
      <text:p text:style-name="P8"><text:span text:style-name="T5">林照育</text:span><text:span text:style-name="T1"><text:s/>  |  2019.12.01 09:51   |   </text:span><text:a xlink:type="simple" xlink:href="http://palinfo.habago.org/Entry?Command=Information_PrintForum&amp;iPage=1#FORUM38171"><text:span text:style-name="T2">#</text:span></text:a></text:p>
      <text:p text:style-name="P11"><text:span text:style-name="T5">理科男士</text:span><text:span text:style-name="T1">K</text:span><text:span text:style-name="T5">一米梳理介紹</text:span><text:span text:style-name="T1">"</text:span><text:span text:style-name="T5">香港真相大起底</text:span><text:span text:style-name="T1">"</text:span><text:span text:style-name="T5">系列。</text:span><text:span text:style-name="T1"><text:line-break/></text:span><text:span text:style-name="T9">❌</text:span><text:span text:style-name="T5">揭秘：香港事件背後的神秘之手！</text:span><text:span text:style-name="T1"><text:line-break/>https://youtu.be/K5SG-I9ghNo<text:line-break/><text:line-break/><text:line-break/></text:span><text:span text:style-name="T5">香港真相大起底：</text:span><text:span text:style-name="T1"><text:line-break/></text:span><text:span text:style-name="T5">第一集：</text:span><text:span text:style-name="T1">“</text:span><text:span text:style-name="T5">顏色革命</text:span><text:span text:style-name="T1">”</text:span><text:span text:style-name="T5">香港門徒傾巢而出</text:span><text:span text:style-name="T1"><text:line-break/>https://youtu.be/1oirGdOGTVA<text:line-break/><text:line-break/></text:span><text:span text:style-name="T5">第二集：起底黑衣暴徒</text:span><text:span text:style-name="T1"><text:line-break/>https://youtu.be/3747fW3VE7w<text:line-break/><text:line-break/></text:span><text:span text:style-name="T5">第三集：黑衣暴徒的網絡組織</text:span><text:span text:style-name="T1"><text:line-break/>https://youtu.be/yLapKd7Y4NY<text:line-break/><text:line-break/></text:span><text:span text:style-name="T5">第四集：血腥</text:span><text:span text:style-name="T1">“</text:span><text:span text:style-name="T5">遊戲指南</text:span><text:span text:style-name="T1">”<text:line-break/>https://youtu.be/74WwoNRIusc<text:line-break/><text:line-break/></text:span><text:span text:style-name="T5">第五集：亂港</text:span><text:span text:style-name="T1">“</text:span><text:span text:style-name="T5">律政精英</text:span><text:span text:style-name="T1">”</text:span><text:span text:style-name="T5">的</text:span><text:span text:style-name="T1">“</text:span><text:span text:style-name="T5">兩面派</text:span><text:span text:style-name="T1">”<text:line-break/>https://youtu.be/KpOiLQeiZZo<text:line-break/><text:line-break/></text:span><text:span text:style-name="T5">第六集：</text:span><text:span text:style-name="T1">“</text:span><text:span text:style-name="T5">心理援助</text:span><text:span text:style-name="T1">”</text:span><text:span text:style-name="T5">為名的的</text:span><text:span text:style-name="T1">“</text:span><text:span text:style-name="T5">洗腦</text:span><text:span text:style-name="T1">”</text:span><text:span text:style-name="T5">惡行</text:span><text:span text:style-name="T1"><text:line-break/>https://youtu.be/wE8woj3HDZo<text:line-break/><text:line-break/></text:span><text:span text:style-name="T5">第七集：香港</text:span><text:span text:style-name="T1">“</text:span><text:span text:style-name="T5">教協</text:span><text:span text:style-name="T1">”<text:line-break/>https://youtu.be/cfzM3OI1UgA<text:line-break/><text:line-break/></text:span><text:span text:style-name="T5">第八集：暴徒的加油站</text:span><text:span text:style-name="T1">——</text:span><text:span text:style-name="T5">亂港教會</text:span><text:span text:style-name="T1"><text:line-break/>https://youtu.be/rZi78vywUPU<text:line-break/><text:line-break/></text:span><text:span text:style-name="T5">第九集：香港亂局的幕後黑金</text:span><text:span text:style-name="T1"><text:line-break/>https://youtu.be/KWmhcYtWqm4<text:line-break/><text:line-break/></text:span><text:span text:style-name="T5">第十集：起底亂港</text:span><text:span text:style-name="T1">NGO<text:line-break/>https://youtu.be/zd4RyEIQS2k<text:line-break/><text:line-break/></text:span><text:span text:style-name="T5">第十一集：叛國亂港的漢奸敗類</text:span><text:span text:style-name="T1"><text:line-break/>https://youtu.be/irDoPOfSjUo</text:span></text:p>
      <text:p text:style-name="P8"><text:span text:style-name="T5">陳真</text:span><text:span text:style-name="T1"><text:s/>  |  2019.12.01 03:33   |   </text:span><text:a xlink:type="simple" xlink:href="http://palinfo.habago.org/Entry?Command=Information_PrintForum&amp;iPage=1#FORUM38170"><text:span text:style-name="T2">#</text:span></text:a></text:p>
      <text:p text:style-name="P10"><text:span text:style-name="T1">卡韓政變</text:span><text:span text:style-name="T6"><text:s/>(197)</text:span><text:span text:style-name="T1">：</text:span><text:span text:style-name="T6"><text:s/></text:span><text:span text:style-name="T1">民進黨執政以來，一萬兩千人「被自殺</text:span><text:span text:style-name="T6"><text:s/></text:span><text:span text:style-name="T1">」、五十萬人「被失蹤」</text:span><text:span text:style-name="T6"> <text:line-break/><text:line-break/></text:span><text:span text:style-name="T1">陳真</text:span><text:span text:style-name="T6"><text:s/>2019.12. 01.  <text:line-break/><text:line-break/><text:line-break/></text:span><text:span text:style-name="T1">寫完上一篇之後，又不小心看到幾篇無恥文字。</text:span><text:span text:style-name="T6">2019</text:span><text:span text:style-name="T1">年</text:span><text:span text:style-name="T6">11</text:span><text:span text:style-name="T1">月</text:span><text:span text:style-name="T6">11</text:span><text:span text:style-name="T1">日人渣自由時報：</text:span><text:span text:style-name="T6"><text:line-break/><text:line-break/>https://bit.ly/2OBaCGg<text:line-break/><text:line-break/></text:span><text:span text:style-name="T1">聳動標題寫著「震驚全球！港警近距離射殺平民，王丹呼籲狀告聯合國」，然後故意斷章取義截取了一張開槍圖片。</text:span><text:span text:style-name="T6"><text:line-break/><text:line-break/></text:span><text:span text:style-name="T1">他媽的真是齷齪無恥到爆，連這麼明明白白的一件蒙面歹徒集體襲警奪槍的開槍事件</text:span><text:span text:style-name="T6"><text:s/>(</text:span><text:span text:style-name="T1">而且蒙面奪槍的歹徒並沒有中槍死掉</text:span><text:span text:style-name="T6">)</text:span><text:span text:style-name="T1">，居然也能造謠抹黑成什麼「震驚全球」的什麼「近距離射殺平民事件」。這個人渣報紙，這些人渣記者，</text:span><text:span text:style-name="T6">x</text:span><text:span text:style-name="T1">它媽的到底還有沒有人性？</text:span><text:span text:style-name="T6"><text:line-break/><text:line-break/></text:span><text:span text:style-name="T1">在那樣一種被一群持有武器的蒙面歹徒圍攻下，對方甚至還不斷企圖奪槍，這時候，請問警察開槍有何不對？請從</text:span><text:span text:style-name="T6">45</text:span><text:span text:style-name="T1">秒處看起：</text:span><text:span text:style-name="T6"><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6"><text:line-break/><text:line-break/></text:span><text:span text:style-name="T1">全世界，警察使用槍械最荒唐的就是美國，根據華盛頓郵報</text:span><text:span text:style-name="T6">2017</text:span><text:span text:style-name="T1">年的一篇統計，美國警察平均每年在大街上殺掉一千人</text:span><text:span text:style-name="T6"><text:s/>(</text:span><text:span text:style-name="T1">受傷的還不算</text:span><text:span text:style-name="T6">)</text:span><text:span text:style-name="T1">，發射大約四千發子彈；別說集體圍攻警察及奪槍，美國每年所殺掉的這一千人之中，四成根本手無寸鐵，六成並無反抗或逃跑，兩成五是精神病患</text:span><text:span text:style-name="T6"><text:s/>(</text:span><text:span text:style-name="T1">我寫過許多文章，談到美國以監牢代替醫院、以刑求代替治療來對付精神病患，或甚至直接開槍幹掉</text:span><text:span text:style-name="T6">)</text:span><text:span text:style-name="T1">。</text:span><text:span text:style-name="T6"><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6"><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6"><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6"><text:line-break/><text:line-break/></text:span><text:span text:style-name="T1">反倒是真正在全世界到處製造顛覆動亂、到處發動侵略戰爭、殺害上千萬人、製造數千萬難民的美國，卻是這些無恥下流的所謂「民主人士」的主子。</text:span><text:span text:style-name="T6"><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6">110</text:span><text:span text:style-name="T1">位港民死亡」，然後說「香港被失蹤、被自殺、無遺書的名單越列越長」，說一具具冰冷的屍體「正是香港每天上演的痛苦」云云。</text:span><text:span text:style-name="T6"><text:line-break/><text:line-break/></text:span><text:span text:style-name="T1">實在有夠無恥。依照這個邏輯，那麼，打從</text:span><text:span text:style-name="T6">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6"><text:line-break/><text:line-break/></text:span><text:span text:style-name="T1">這些無恥政客與人渣媒體，其實讓我深深明白一件事，那就是自始至終根本沒有人想要跟你說理，一切都是鬥爭，而且是完完全全不擇手段。</text:span><text:span text:style-name="T6"><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6"><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6"><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6"><text:line-break/><text:line-break/></text:span><text:span text:style-name="T1">後記：</text:span><text:span text:style-name="T6"><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6"><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6"><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6"><text:line-break/><text:line-break/></text:span><text:span text:style-name="T1">人往往有一種從眾心理，面對眾人之事時，總是期待由「眾人」去幫我們處理就好。問題是，「眾人」不就是你我嗎？</text:span><text:span text:style-name="T6"><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6"><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6"><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6"><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